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5993in"/>
    </style:style>
    <style:style style:name="Table1.B" style:family="table-column">
      <style:table-column-properties style:column-width="1.4674in"/>
    </style:style>
    <style:style style:name="Table1.C" style:family="table-column">
      <style:table-column-properties style:column-width="3.5444in"/>
    </style:style>
    <style:style style:name="Table1.D" style:family="table-column">
      <style:table-column-properties style:column-width="1.3139in"/>
    </style:style>
    <style:style style:name="Table1.A1" style:family="table-cell">
      <style:table-cell-properties style:vertical-align="middle" fo:padding="0.0194in" fo:border="none"/>
    </style:style>
    <style:style style:name="P1" style:family="paragraph" style:parent-style-name="Text_20_body" style:list-style-nam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paragraph-properties fo:margin-top="0in" fo:margin-bottom="0in"/>
    </style:style>
    <style:style style:name="P7" style:family="paragraph" style:parent-style-name="Text_20_body" style:list-style-name="L1">
      <style:paragraph-properties fo:margin-top="0in" fo:margin-bottom="0in"/>
    </style:style>
    <style:style style:name="P8" style:family="paragraph" style:parent-style-name="Text_20_body" style:list-style-name="L2">
      <style:paragraph-properties fo:margin-top="0in" fo:margin-bottom="0in"/>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Preformatted_20_Text">
      <style:paragraph-properties fo:margin-top="0in" fo:margin-bottom="0.1965i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draw:visible-area-top="0in" draw:visible-area-width="3.937in" draw:visible-area-height="3.937in"/>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uby on Rails Tutorial </text:h>
      <text:section text:style-name="Sect1" text:name="book">
        <text:h text:style-name="Heading_20_1" text:outline-level="1">Learn Rails by Example</text:h>
        <text:h text:style-name="Heading_20_2" text:outline-level="2">Michael Hartl</text:h>
        <text:h text:style-name="Heading_20_1" text:outline-level="1">Contents</text:h>
        <text:section text:style-name="Sect1" text:name="table_of_contents">
          <text:list xml:id="list2118715029" text:style-name="L1">
            <text:list-item>
              <text:p text:style-name="P7"><text:a xlink:type="simple" xlink:href="http://railstutorial.org/chapters/beginning?version=2.3#top">Chapter 1 From zero to deploy</text:a></text:p>
              <text:list>
                <text:list-item>
                  <text:p text:style-name="P7"><text:a xlink:type="simple" xlink:href="http://railstutorial.org/chapters/beginning?version=2.3#sec:introduction">1.1 Introduction</text:a></text:p>
                  <text:list>
                    <text:list-item>
                      <text:p text:style-name="P7"><text:a xlink:type="simple" xlink:href="http://railstutorial.org/chapters/beginning?version=2.3#sec:comments_for_various_readers">1.1.1 Comments for various readers</text:a></text:p>
                    </text:list-item>
                    <text:list-item>
                      <text:p text:style-name="P7"><text:a xlink:type="simple" xlink:href="http://railstutorial.org/chapters/beginning?version=2.3#sec:1.1.2">1.1.2 “Scaling” Rails</text:a></text:p>
                    </text:list-item>
                    <text:list-item>
                      <text:p text:style-name="P7"><text:a xlink:type="simple" xlink:href="http://railstutorial.org/chapters/beginning?version=2.3#sec:conventions">1.1.3 Conventions in this book</text:a></text:p>
                    </text:list-item>
                  </text:list>
                </text:list-item>
                <text:list-item>
                  <text:p text:style-name="P7"><text:a xlink:type="simple" xlink:href="http://railstutorial.org/chapters/beginning?version=2.3#sec:up_and_running">1.2 Up and running</text:a></text:p>
                  <text:list>
                    <text:list-item>
                      <text:p text:style-name="P7"><text:a xlink:type="simple" xlink:href="http://railstutorial.org/chapters/beginning?version=2.3#sec:development_tools">1.2.1 Development environments</text:a></text:p>
                      <text:list>
                        <text:list-item>
                          <text:p text:style-name="P7"><text:a xlink:type="simple" xlink:href="http://railstutorial.org/chapters/beginning?version=2.3#sec:1.2.1.1">IDEs</text:a></text:p>
                        </text:list-item>
                        <text:list-item>
                          <text:p text:style-name="P7"><text:a xlink:type="simple" xlink:href="http://railstutorial.org/chapters/beginning?version=2.3#sec:1.2.1.2">Text editors and command lines</text:a></text:p>
                        </text:list-item>
                        <text:list-item>
                          <text:p text:style-name="P7"><text:a xlink:type="simple" xlink:href="http://railstutorial.org/chapters/beginning?version=2.3#sec:1.2.1.3">Browsers</text:a></text:p>
                        </text:list-item>
                        <text:list-item>
                          <text:p text:style-name="P7"><text:a xlink:type="simple" xlink:href="http://railstutorial.org/chapters/beginning?version=2.3#sec:1.2.1.4">A note about tools</text:a></text:p>
                        </text:list-item>
                      </text:list>
                    </text:list-item>
                    <text:list-item>
                      <text:p text:style-name="P7"><text:a xlink:type="simple" xlink:href="http://railstutorial.org/chapters/beginning?version=2.3#sec:rubygems">1.2.2 Ruby, RubyGems, and Rails</text:a></text:p>
                      <text:list>
                        <text:list-item>
                          <text:p text:style-name="P7"><text:a xlink:type="simple" xlink:href="http://railstutorial.org/chapters/beginning?version=2.3#sec:install_ruby">Install Ruby</text:a></text:p>
                        </text:list-item>
                        <text:list-item>
                          <text:p text:style-name="P7"><text:a xlink:type="simple" xlink:href="http://railstutorial.org/chapters/beginning?version=2.3#sec:1.2.2.2">Install RubyGems</text:a></text:p>
                        </text:list-item>
                        <text:list-item>
                          <text:p text:style-name="P7"><text:a xlink:type="simple" xlink:href="http://railstutorial.org/chapters/beginning?version=2.3#sec:install_rails">Install Rails</text:a></text:p>
                        </text:list-item>
                      </text:list>
                    </text:list-item>
                    <text:list-item>
                      <text:p text:style-name="P7"><text:a xlink:type="simple" xlink:href="http://railstutorial.org/chapters/beginning?version=2.3#sec:the_first_application">1.2.3 The first application</text:a></text:p>
                    </text:list-item>
                    <text:list-item>
                      <text:p text:style-name="P7"><text:a xlink:type="simple" xlink:href="http://railstutorial.org/chapters/beginning?version=2.3#sec:mvc">1.2.4 Model-view-controller (MVC)</text:a></text:p>
                    </text:list-item>
                    <text:list-item>
                      <text:p text:style-name="P7"><text:a xlink:type="simple" xlink:href="http://railstutorial.org/chapters/beginning?version=2.3#sec:script_server">1.2.5 </text:a><text:a xlink:type="simple" xlink:href="http://railstutorial.org/chapters/beginning?version=2.3#sec:script_server"><text:span text:style-name="Source_20_Text">script/server</text:span></text:a></text:p>
                    </text:list-item>
                  </text:list>
                </text:list-item>
                <text:list-item>
                  <text:p text:style-name="P7"><text:a xlink:type="simple" xlink:href="http://railstutorial.org/chapters/beginning?version=2.3#sec:version_control">1.3 Version control with Git</text:a></text:p>
                  <text:list>
                    <text:list-item>
                      <text:p text:style-name="P7"><text:a xlink:type="simple" xlink:href="http://railstutorial.org/chapters/beginning?version=2.3#sec:git_setup">1.3.1 Installation and setup</text:a></text:p>
                      <text:list>
                        <text:list-item>
                          <text:p text:style-name="P7"><text:a xlink:type="simple" xlink:href="http://railstutorial.org/chapters/beginning?version=2.3#sec:1.3.1.1">First-time system setup</text:a></text:p>
                        </text:list-item>
                        <text:list-item>
                          <text:p text:style-name="P7"><text:a xlink:type="simple" xlink:href="http://railstutorial.org/chapters/beginning?version=2.3#sec:1.3.1.2">First-time repository setup</text:a></text:p>
                        </text:list-item>
                      </text:list>
                    </text:list-item>
                    <text:list-item>
                      <text:p text:style-name="P7"><text:a xlink:type="simple" xlink:href="http://railstutorial.org/chapters/beginning?version=2.3#sec:adding_and_committing">1.3.2 Adding and committing</text:a></text:p>
                    </text:list-item>
                    <text:list-item>
                      <text:p text:style-name="P7"><text:a xlink:type="simple" xlink:href="http://railstutorial.org/chapters/beginning?version=2.3#sec:1.3.3">1.3.3 What good does Git do you?</text:a></text:p>
                    </text:list-item>
                    <text:list-item>
                      <text:p text:style-name="P7"><text:a xlink:type="simple" xlink:href="http://railstutorial.org/chapters/beginning?version=2.3#sec:github">1.3.4 GitHub</text:a></text:p>
                    </text:list-item>
                    <text:list-item>
                      <text:p text:style-name="P7"><text:a xlink:type="simple" xlink:href="http://railstutorial.org/chapters/beginning?version=2.3#sec:git_commands">1.3.5 Branch, edit, commit, merge</text:a></text:p>
                      <text:list>
                        <text:list-item>
                          <text:p text:style-name="P7"><text:a xlink:type="simple" xlink:href="http://railstutorial.org/chapters/beginning?version=2.3#sec:git_branch">Branch</text:a></text:p>
                        </text:list-item>
                        <text:list-item>
                          <text:p text:style-name="P7"><text:a xlink:type="simple" xlink:href="http://railstutorial.org/chapters/beginning?version=2.3#sec:git_edit">Edit</text:a></text:p>
                        </text:list-item>
                        <text:list-item>
                          <text:p text:style-name="P7"><text:a xlink:type="simple" xlink:href="http://railstutorial.org/chapters/beginning?version=2.3#sec:git_commit">Commit</text:a></text:p>
                        </text:list-item>
                        <text:list-item>
                          <text:p text:style-name="P7"><text:a xlink:type="simple" xlink:href="http://railstutorial.org/chapters/beginning?version=2.3#sec:git_merge">Merge</text:a></text:p>
                        </text:list-item>
                        <text:list-item>
                          <text:p text:style-name="P7"><text:a xlink:type="simple" xlink:href="http://railstutorial.org/chapters/beginning?version=2.3#sec:git_push">Push</text:a></text:p>
                        </text:list-item>
                      </text:list>
                    </text:list-item>
                  </text:list>
                </text:list-item>
                <text:list-item>
                  <text:p text:style-name="P7"><text:a xlink:type="simple" xlink:href="http://railstutorial.org/chapters/beginning?version=2.3#sec:deploying">1.4 Deploying</text:a></text:p>
                  <text:list>
                    <text:list-item>
                      <text:p text:style-name="P7"><text:a xlink:type="simple" xlink:href="http://railstutorial.org/chapters/beginning?version=2.3#sec:1.4.1">1.4.1 Heroku setup</text:a></text:p>
                    </text:list-item>
                    <text:list-item>
                      <text:p text:style-name="P7"><text:a xlink:type="simple" xlink:href="http://railstutorial.org/chapters/beginning?version=2.3#sec:heroku_step_one">1.4.2 Heroku deployment, step one</text:a></text:p>
                    </text:list-item>
                    <text:list-item>
                      <text:p text:style-name="P7"><text:a xlink:type="simple" xlink:href="http://railstutorial.org/chapters/beginning?version=2.3#sec:1.4.3">1.4.3 Heroku deployment, step two</text:a></text:p>
                    </text:list-item>
                    <text:list-item>
                      <text:p text:style-name="P7"><text:a xlink:type="simple" xlink:href="http://railstutorial.org/chapters/beginning?version=2.3#sec:heroku_commands">1.4.4 Heroku commands</text:a></text:p>
                    </text:list-item>
                  </text:list>
                </text:list-item>
                <text:list-item>
                  <text:p text:style-name="P7"><text:soft-page-break/><text:a xlink:type="simple" xlink:href="http://railstutorial.org/chapters/beginning?version=2.3#sec:beginning_conclusion">1.5 Conclusion</text:a></text:p>
                </text:list-item>
              </text:list>
            </text:list-item>
            <text:list-item>
              <text:p text:style-name="P7"><text:a xlink:type="simple" xlink:href="http://railstutorial.org/chapters/a-demo-app?version=2.3#top">Chapter 2 A demo app</text:a></text:p>
              <text:list>
                <text:list-item>
                  <text:p text:style-name="P7"><text:a xlink:type="simple" xlink:href="http://railstutorial.org/chapters/a-demo-app?version=2.3#sec:planning_the_application">2.1 Planning the application</text:a></text:p>
                  <text:list>
                    <text:list-item>
                      <text:p text:style-name="P7"><text:a xlink:type="simple" xlink:href="http://railstutorial.org/chapters/a-demo-app?version=2.3#sec:modeling_users">2.1.1 Modeling users</text:a></text:p>
                    </text:list-item>
                    <text:list-item>
                      <text:p text:style-name="P7"><text:a xlink:type="simple" xlink:href="http://railstutorial.org/chapters/a-demo-app?version=2.3#sec:modeling_microposts">2.1.2 Modeling microposts</text:a></text:p>
                    </text:list-item>
                  </text:list>
                </text:list-item>
                <text:list-item>
                  <text:p text:style-name="P7"><text:a xlink:type="simple" xlink:href="http://railstutorial.org/chapters/a-demo-app?version=2.3#sec:demo_users_resource">2.2 The Users resource</text:a></text:p>
                  <text:list>
                    <text:list-item>
                      <text:p text:style-name="P7"><text:a xlink:type="simple" xlink:href="http://railstutorial.org/chapters/a-demo-app?version=2.3#sec:a_user_tour">2.2.1 A user tour</text:a></text:p>
                    </text:list-item>
                    <text:list-item>
                      <text:p text:style-name="P7"><text:a xlink:type="simple" xlink:href="http://railstutorial.org/chapters/a-demo-app?version=2.3#sec:mvc_in_action">2.2.2 MVC in action</text:a></text:p>
                    </text:list-item>
                    <text:list-item>
                      <text:p text:style-name="P7"><text:a xlink:type="simple" xlink:href="http://railstutorial.org/chapters/a-demo-app?version=2.3#sec:weaknesses_of_this_users_resource">2.2.3 Weaknesses of this Users resource</text:a></text:p>
                    </text:list-item>
                  </text:list>
                </text:list-item>
                <text:list-item>
                  <text:p text:style-name="P7"><text:a xlink:type="simple" xlink:href="http://railstutorial.org/chapters/a-demo-app?version=2.3#sec:microposts_resource">2.3 The Microposts resource</text:a></text:p>
                  <text:list>
                    <text:list-item>
                      <text:p text:style-name="P7"><text:a xlink:type="simple" xlink:href="http://railstutorial.org/chapters/a-demo-app?version=2.3#sec:a_micropost_microtour">2.3.1 A micropost microtour</text:a></text:p>
                    </text:list-item>
                    <text:list-item>
                      <text:p text:style-name="P7"><text:a xlink:type="simple" xlink:href="http://railstutorial.org/chapters/a-demo-app?version=2.3#sec:putting_the_micro_in_microposts">2.3.2 Putting the </text:a><text:a xlink:type="simple" xlink:href="http://railstutorial.org/chapters/a-demo-app?version=2.3#sec:putting_the_micro_in_microposts"><text:span text:style-name="Emphasis">micro</text:span></text:a><text:a xlink:type="simple" xlink:href="http://railstutorial.org/chapters/a-demo-app?version=2.3#sec:putting_the_micro_in_microposts"> in microposts</text:a></text:p>
                    </text:list-item>
                    <text:list-item>
                      <text:p text:style-name="P7"><text:a xlink:type="simple" xlink:href="http://railstutorial.org/chapters/a-demo-app?version=2.3#sec:demo_user_has_many_microposts">2.3.3 A user </text:a><text:a xlink:type="simple" xlink:href="http://railstutorial.org/chapters/a-demo-app?version=2.3#sec:demo_user_has_many_microposts"><text:span text:style-name="Source_20_Text">has_many</text:span></text:a><text:a xlink:type="simple" xlink:href="http://railstutorial.org/chapters/a-demo-app?version=2.3#sec:demo_user_has_many_microposts"> microposts</text:a></text:p>
                    </text:list-item>
                    <text:list-item>
                      <text:p text:style-name="P7"><text:a xlink:type="simple" xlink:href="http://railstutorial.org/chapters/a-demo-app?version=2.3#sec:inheritance_hierarchies">2.3.4 Inheritance hierarchies</text:a></text:p>
                    </text:list-item>
                    <text:list-item>
                      <text:p text:style-name="P7"><text:a xlink:type="simple" xlink:href="http://railstutorial.org/chapters/a-demo-app?version=2.3#sec:deploying_the_demo_app">2.3.5 Deploying the demo app</text:a></text:p>
                    </text:list-item>
                  </text:list>
                </text:list-item>
                <text:list-item>
                  <text:p text:style-name="P7"><text:a xlink:type="simple" xlink:href="http://railstutorial.org/chapters/a-demo-app?version=2.3#sec:2.4">2.4 Conclusion</text:a></text:p>
                </text:list-item>
              </text:list>
            </text:list-item>
            <text:list-item>
              <text:p text:style-name="P7"><text:a xlink:type="simple" xlink:href="http://railstutorial.org/chapters/static-pages?version=2.3#top">Chapter 3 Mostly static pages</text:a></text:p>
              <text:list>
                <text:list-item>
                  <text:p text:style-name="P7"><text:a xlink:type="simple" xlink:href="http://railstutorial.org/chapters/static-pages?version=2.3#sec:static_pages">3.1 Static pages</text:a></text:p>
                  <text:list>
                    <text:list-item>
                      <text:p text:style-name="P7"><text:a xlink:type="simple" xlink:href="http://railstutorial.org/chapters/static-pages?version=2.3#sec:truly_static_pages">3.1.1 Truly static pages</text:a></text:p>
                    </text:list-item>
                    <text:list-item>
                      <text:p text:style-name="P7"><text:a xlink:type="simple" xlink:href="http://railstutorial.org/chapters/static-pages?version=2.3#sec:static_pages_with_rails">3.1.2 Static pages with Rails</text:a></text:p>
                    </text:list-item>
                  </text:list>
                </text:list-item>
                <text:list-item>
                  <text:p text:style-name="P7"><text:a xlink:type="simple" xlink:href="http://railstutorial.org/chapters/static-pages?version=2.3#sec:first_tests">3.2 Our first tests</text:a></text:p>
                  <text:list>
                    <text:list-item>
                      <text:p text:style-name="P7"><text:a xlink:type="simple" xlink:href="http://railstutorial.org/chapters/static-pages?version=2.3#sec:testing_tools">3.2.1 Testing tools</text:a></text:p>
                      <text:list>
                        <text:list-item>
                          <text:p text:style-name="P7"><text:a xlink:type="simple" xlink:href="http://railstutorial.org/chapters/static-pages?version=2.3#sec:installing_rspec">Installing RSpec</text:a></text:p>
                        </text:list-item>
                        <text:list-item>
                          <text:p text:style-name="P7"><text:a xlink:type="simple" xlink:href="http://railstutorial.org/chapters/static-pages?version=2.3#sec:installing_autotest">Installing Autotest</text:a></text:p>
                        </text:list-item>
                      </text:list>
                    </text:list-item>
                    <text:list-item>
                      <text:p text:style-name="P7"><text:a xlink:type="simple" xlink:href="http://railstutorial.org/chapters/static-pages?version=2.3#sec:TDD">3.2.2 TDD: Red, Green, Refactor</text:a></text:p>
                      <text:list>
                        <text:list-item>
                          <text:p text:style-name="P7"><text:a xlink:type="simple" xlink:href="http://railstutorial.org/chapters/static-pages?version=2.3#sec:red">Red</text:a></text:p>
                        </text:list-item>
                        <text:list-item>
                          <text:p text:style-name="P7"><text:a xlink:type="simple" xlink:href="http://railstutorial.org/chapters/static-pages?version=2.3#sec:green">Green</text:a></text:p>
                        </text:list-item>
                        <text:list-item>
                          <text:p text:style-name="P7"><text:a xlink:type="simple" xlink:href="http://railstutorial.org/chapters/static-pages?version=2.3#sec:refactor">Refactor</text:a></text:p>
                        </text:list-item>
                      </text:list>
                    </text:list-item>
                  </text:list>
                </text:list-item>
                <text:list-item>
                  <text:p text:style-name="P7"><text:a xlink:type="simple" xlink:href="http://railstutorial.org/chapters/static-pages?version=2.3#sec:slightly_dynamic_pages">3.3 Slightly dynamic pages</text:a></text:p>
                  <text:list>
                    <text:list-item>
                      <text:p text:style-name="P7"><text:a xlink:type="simple" xlink:href="http://railstutorial.org/chapters/static-pages?version=2.3#sec:testing_a_title_change">3.3.1 Testing a title change</text:a></text:p>
                    </text:list-item>
                    <text:list-item>
                      <text:p text:style-name="P7"><text:a xlink:type="simple" xlink:href="http://railstutorial.org/chapters/static-pages?version=2.3#sec:passing_title_tests">3.3.2 Passing title tests</text:a></text:p>
                    </text:list-item>
                    <text:list-item>
                      <text:p text:style-name="P7"><text:a xlink:type="simple" xlink:href="http://railstutorial.org/chapters/static-pages?version=2.3#sec:instance_variables_embedded_ruby">3.3.3 Instance variables and Embedded Ruby</text:a></text:p>
                    </text:list-item>
                    <text:list-item>
                      <text:p text:style-name="P7"><text:a xlink:type="simple" xlink:href="http://railstutorial.org/chapters/static-pages?version=2.3#sec:layouts">3.3.4 Eliminating duplication with layouts</text:a></text:p>
                    </text:list-item>
                  </text:list>
                </text:list-item>
                <text:list-item>
                  <text:p text:style-name="P7"><text:a xlink:type="simple" xlink:href="http://railstutorial.org/chapters/static-pages?version=2.3#sec:static_pages_conclusion">3.4 Conclusion</text:a></text:p>
                </text:list-item>
                <text:list-item>
                  <text:p text:style-name="P7"><text:a xlink:type="simple" xlink:href="http://railstutorial.org/chapters/static-pages?version=2.3#sec:static_pages_exercises">3.5 Exercises</text:a></text:p>
                </text:list-item>
              </text:list>
            </text:list-item>
            <text:list-item>
              <text:p text:style-name="P7"><text:a xlink:type="simple" xlink:href="http://railstutorial.org/chapters/rails-flavored-ruby?version=2.3#top">Chapter 4 Rails-flavored Ruby</text:a></text:p>
              <text:list>
                <text:list-item>
                  <text:p text:style-name="P7"><text:a xlink:type="simple" xlink:href="http://railstutorial.org/chapters/rails-flavored-ruby?version=2.3#sec:motivation">4.1 Motivation</text:a></text:p>
                  <text:list>
                    <text:list-item>
                      <text:p text:style-name="P7"><text:a xlink:type="simple" xlink:href="http://railstutorial.org/chapters/rails-flavored-ruby?version=2.3#sec:title_helper">4.1.1 A </text:a><text:a xlink:type="simple" xlink:href="http://railstutorial.org/chapters/rails-flavored-ruby?version=2.3#sec:title_helper"><text:span text:style-name="Source_20_Text">title</text:span></text:a><text:a xlink:type="simple" xlink:href="http://railstutorial.org/chapters/rails-flavored-ruby?version=2.3#sec:title_helper"> helper</text:a></text:p>
                    </text:list-item>
                    <text:list-item>
                      <text:p text:style-name="P7"><text:a xlink:type="simple" xlink:href="http://railstutorial.org/chapters/rails-flavored-ruby?version=2.3#sec:cascading_style_sheets">4.1.2 Cascading Style Sheets</text:a></text:p>
                    </text:list-item>
                  </text:list>
                </text:list-item>
                <text:list-item>
                  <text:p text:style-name="P7"><text:a xlink:type="simple" xlink:href="http://railstutorial.org/chapters/rails-flavored-ruby?version=2.3#sec:strings_and_methods">4.2 Strings and methods</text:a></text:p>
                  <text:list>
                    <text:list-item>
                      <text:p text:style-name="P7"><text:a xlink:type="simple" xlink:href="http://railstutorial.org/chapters/rails-flavored-ruby?version=2.3#sec:comments">4.2.1 Comments</text:a></text:p>
                    </text:list-item>
                    <text:list-item>
                      <text:p text:style-name="P7"><text:a xlink:type="simple" xlink:href="http://railstutorial.org/chapters/rails-flavored-ruby?version=2.3#sec:strings">4.2.2 Strings</text:a></text:p>
                      <text:list>
                        <text:list-item>
                          <text:p text:style-name="P7"><text:a xlink:type="simple" xlink:href="http://railstutorial.org/chapters/rails-flavored-ruby?version=2.3#sec:printing">Printing</text:a></text:p>
                        </text:list-item>
                        <text:list-item>
                          <text:p text:style-name="P7"><text:a xlink:type="simple" xlink:href="http://railstutorial.org/chapters/rails-flavored-ruby?version=2.3#sec:single_quoted_strings">Single-quoted strings</text:a></text:p>
                        </text:list-item>
                      </text:list>
                    </text:list-item>
                    <text:list-item>
                      <text:p text:style-name="P7"><text:a xlink:type="simple" xlink:href="http://railstutorial.org/chapters/rails-flavored-ruby?version=2.3#sec:objects_and_message_passing">4.2.3 Objects and message passing</text:a></text:p>
                    </text:list-item>
                    <text:list-item>
                      <text:p text:style-name="P7"><text:a xlink:type="simple" xlink:href="http://railstutorial.org/chapters/rails-flavored-ruby?version=2.3#sec:method_definitions">4.2.4 Method definitions</text:a></text:p>
                    </text:list-item>
                    <text:list-item>
                      <text:p text:style-name="P7"><text:a xlink:type="simple" xlink:href="http://railstutorial.org/chapters/rails-flavored-ruby?version=2.3#sec:back_to_the_title_helper">4.2.5 Back to the </text:a><text:a xlink:type="simple" xlink:href="http://railstutorial.org/chapters/rails-flavored-ruby?version=2.3#sec:back_to_the_title_helper"><text:span text:style-name="Source_20_Text">title</text:span></text:a><text:a xlink:type="simple" xlink:href="http://railstutorial.org/chapters/rails-flavored-ruby?version=2.3#sec:back_to_the_title_helper"> helper</text:a></text:p>
                    </text:list-item>
                  </text:list>
                </text:list-item>
                <text:list-item>
                  <text:p text:style-name="P7"><text:a xlink:type="simple" xlink:href="http://railstutorial.org/chapters/rails-flavored-ruby?version=2.3#sec:other_data_structures">4.3 Other data structures</text:a></text:p>
                  <text:list>
                    <text:list-item>
                      <text:p text:style-name="P7"><text:a xlink:type="simple" xlink:href="http://railstutorial.org/chapters/rails-flavored-ruby?version=2.3#sec:arrays_and_ranges">4.3.1 Arrays and ranges</text:a></text:p>
                    </text:list-item>
                    <text:list-item>
                      <text:p text:style-name="P7"><text:soft-page-break/><text:a xlink:type="simple" xlink:href="http://railstutorial.org/chapters/rails-flavored-ruby?version=2.3#sec:blocks">4.3.2 Blocks</text:a></text:p>
                    </text:list-item>
                    <text:list-item>
                      <text:p text:style-name="P7"><text:a xlink:type="simple" xlink:href="http://railstutorial.org/chapters/rails-flavored-ruby?version=2.3#sec:hashes_and_symbols">4.3.3 Hashes and symbols</text:a></text:p>
                    </text:list-item>
                    <text:list-item>
                      <text:p text:style-name="P7"><text:a xlink:type="simple" xlink:href="http://railstutorial.org/chapters/rails-flavored-ruby?version=2.3#sec:css_revisited">4.3.4 CSS revisited</text:a></text:p>
                    </text:list-item>
                  </text:list>
                </text:list-item>
                <text:list-item>
                  <text:p text:style-name="P7"><text:a xlink:type="simple" xlink:href="http://railstutorial.org/chapters/rails-flavored-ruby?version=2.3#sec:ruby_classes">4.4 Ruby classes</text:a></text:p>
                  <text:list>
                    <text:list-item>
                      <text:p text:style-name="P7"><text:a xlink:type="simple" xlink:href="http://railstutorial.org/chapters/rails-flavored-ruby?version=2.3#sec:constructors">4.4.1 Constructors</text:a></text:p>
                    </text:list-item>
                    <text:list-item>
                      <text:p text:style-name="P7"><text:a xlink:type="simple" xlink:href="http://railstutorial.org/chapters/rails-flavored-ruby?version=2.3#sec:a_class_of_our_own">4.4.2 Class inheritance</text:a></text:p>
                    </text:list-item>
                    <text:list-item>
                      <text:p text:style-name="P7"><text:a xlink:type="simple" xlink:href="http://railstutorial.org/chapters/rails-flavored-ruby?version=2.3#sec:modifying_built_in_classes">4.4.3 Modifying built-in classes</text:a></text:p>
                    </text:list-item>
                    <text:list-item>
                      <text:p text:style-name="P7"><text:a xlink:type="simple" xlink:href="http://railstutorial.org/chapters/rails-flavored-ruby?version=2.3#sec:a_controller_class">4.4.4 A controller class</text:a></text:p>
                    </text:list-item>
                    <text:list-item>
                      <text:p text:style-name="P7"><text:a xlink:type="simple" xlink:href="http://railstutorial.org/chapters/rails-flavored-ruby?version=2.3#sec:a_user_class">4.4.5 A user class</text:a></text:p>
                    </text:list-item>
                  </text:list>
                </text:list-item>
                <text:list-item>
                  <text:p text:style-name="P7"><text:a xlink:type="simple" xlink:href="http://railstutorial.org/chapters/rails-flavored-ruby?version=2.3#sec:exercises">4.5 Exercises</text:a></text:p>
                </text:list-item>
              </text:list>
            </text:list-item>
            <text:list-item>
              <text:p text:style-name="P7"><text:a xlink:type="simple" xlink:href="http://railstutorial.org/chapters/filling-in-the-layout?version=2.3#top">Chapter 5 Filling in the layout</text:a></text:p>
              <text:list>
                <text:list-item>
                  <text:p text:style-name="P7"><text:a xlink:type="simple" xlink:href="http://railstutorial.org/chapters/filling-in-the-layout?version=2.3#sec:structure">5.1 Adding some structure</text:a></text:p>
                  <text:list>
                    <text:list-item>
                      <text:p text:style-name="P7"><text:a xlink:type="simple" xlink:href="http://railstutorial.org/chapters/filling-in-the-layout?version=2.3#sec:adding_to_the_layout">5.1.1 Site navigation</text:a></text:p>
                    </text:list-item>
                    <text:list-item>
                      <text:p text:style-name="P7"><text:a xlink:type="simple" xlink:href="http://railstutorial.org/chapters/filling-in-the-layout?version=2.3#sec:custom_css">5.1.2 Custom CSS</text:a></text:p>
                    </text:list-item>
                    <text:list-item>
                      <text:p text:style-name="P7"><text:a xlink:type="simple" xlink:href="http://railstutorial.org/chapters/filling-in-the-layout?version=2.3#sec:partials">5.1.3 Partials</text:a></text:p>
                    </text:list-item>
                  </text:list>
                </text:list-item>
                <text:list-item>
                  <text:p text:style-name="P7"><text:a xlink:type="simple" xlink:href="http://railstutorial.org/chapters/filling-in-the-layout?version=2.3#sec:layout_links">5.2 Layout links</text:a></text:p>
                  <text:list>
                    <text:list-item>
                      <text:p text:style-name="P7"><text:a xlink:type="simple" xlink:href="http://railstutorial.org/chapters/filling-in-the-layout?version=2.3#sec:integration_tests">5.2.1 Integration tests</text:a></text:p>
                    </text:list-item>
                    <text:list-item>
                      <text:p text:style-name="P7"><text:a xlink:type="simple" xlink:href="http://railstutorial.org/chapters/filling-in-the-layout?version=2.3#sec:rails_routes">5.2.2 Rails routes</text:a></text:p>
                    </text:list-item>
                    <text:list-item>
                      <text:p text:style-name="P7"><text:a xlink:type="simple" xlink:href="http://railstutorial.org/chapters/filling-in-the-layout?version=2.3#sec:named_routes">5.2.3 Named routes</text:a></text:p>
                    </text:list-item>
                  </text:list>
                </text:list-item>
                <text:list-item>
                  <text:p text:style-name="P7"><text:a xlink:type="simple" xlink:href="http://railstutorial.org/chapters/filling-in-the-layout?version=2.3#sec:user_signup">5.3 User signup: A first step</text:a></text:p>
                  <text:list>
                    <text:list-item>
                      <text:p text:style-name="P7"><text:a xlink:type="simple" xlink:href="http://railstutorial.org/chapters/filling-in-the-layout?version=2.3#sec:users_controller">5.3.1 Users controller</text:a></text:p>
                    </text:list-item>
                    <text:list-item>
                      <text:p text:style-name="P7"><text:a xlink:type="simple" xlink:href="http://railstutorial.org/chapters/filling-in-the-layout?version=2.3#sec:signup_url">5.3.2 Signup URL</text:a></text:p>
                    </text:list-item>
                  </text:list>
                </text:list-item>
                <text:list-item>
                  <text:p text:style-name="P7"><text:a xlink:type="simple" xlink:href="http://railstutorial.org/chapters/filling-in-the-layout?version=2.3#sec:layout_conclusion">5.4 Conclusion</text:a></text:p>
                </text:list-item>
                <text:list-item>
                  <text:p text:style-name="P7"><text:a xlink:type="simple" xlink:href="http://railstutorial.org/chapters/filling-in-the-layout?version=2.3#sec:layout_exercises">5.5 Exercises</text:a></text:p>
                </text:list-item>
              </text:list>
            </text:list-item>
            <text:list-item>
              <text:p text:style-name="P7"><text:a xlink:type="simple" xlink:href="http://railstutorial.org/chapters/modeling-and-viewing-users-one?version=2.3#top">Chapter 6 Modeling and viewing users, part I</text:a></text:p>
              <text:list>
                <text:list-item>
                  <text:p text:style-name="P7"><text:a xlink:type="simple" xlink:href="http://railstutorial.org/chapters/modeling-and-viewing-users-one?version=2.3#sec:user_model">6.1 User model</text:a></text:p>
                  <text:list>
                    <text:list-item>
                      <text:p text:style-name="P7"><text:a xlink:type="simple" xlink:href="http://railstutorial.org/chapters/modeling-and-viewing-users-one?version=2.3#sec:database_migrations">6.1.1 Database migrations</text:a></text:p>
                    </text:list-item>
                    <text:list-item>
                      <text:p text:style-name="P7"><text:a xlink:type="simple" xlink:href="http://railstutorial.org/chapters/modeling-and-viewing-users-one?version=2.3#sec:the_model_file">6.1.2 The model file</text:a></text:p>
                      <text:list>
                        <text:list-item>
                          <text:p text:style-name="P7"><text:a xlink:type="simple" xlink:href="http://railstutorial.org/chapters/modeling-and-viewing-users-one?version=2.3#sec:model_annotation">Model annotation</text:a></text:p>
                        </text:list-item>
                        <text:list-item>
                          <text:p text:style-name="P7"><text:a xlink:type="simple" xlink:href="http://railstutorial.org/chapters/modeling-and-viewing-users-one?version=2.3#sec:accessible_attributes">Accessible attributes</text:a></text:p>
                        </text:list-item>
                      </text:list>
                    </text:list-item>
                    <text:list-item>
                      <text:p text:style-name="P7"><text:a xlink:type="simple" xlink:href="http://railstutorial.org/chapters/modeling-and-viewing-users-one?version=2.3#sec:creating_user_objects">6.1.3 Creating user objects</text:a></text:p>
                    </text:list-item>
                    <text:list-item>
                      <text:p text:style-name="P7"><text:a xlink:type="simple" xlink:href="http://railstutorial.org/chapters/modeling-and-viewing-users-one?version=2.3#sec:finding_user_objects">6.1.4 Finding user objects</text:a></text:p>
                    </text:list-item>
                    <text:list-item>
                      <text:p text:style-name="P7"><text:a xlink:type="simple" xlink:href="http://railstutorial.org/chapters/modeling-and-viewing-users-one?version=2.3#sec:updating_user_objects">6.1.5 Updating user objects</text:a></text:p>
                    </text:list-item>
                  </text:list>
                </text:list-item>
                <text:list-item>
                  <text:p text:style-name="P7"><text:a xlink:type="simple" xlink:href="http://railstutorial.org/chapters/modeling-and-viewing-users-one?version=2.3#sec:user_validations">6.2 User validations</text:a></text:p>
                  <text:list>
                    <text:list-item>
                      <text:p text:style-name="P7"><text:a xlink:type="simple" xlink:href="http://railstutorial.org/chapters/modeling-and-viewing-users-one?version=2.3#sec:presence_validation">6.2.1 Validating presence</text:a></text:p>
                    </text:list-item>
                    <text:list-item>
                      <text:p text:style-name="P7"><text:a xlink:type="simple" xlink:href="http://railstutorial.org/chapters/modeling-and-viewing-users-one?version=2.3#sec:length_validation">6.2.2 Length validation</text:a></text:p>
                    </text:list-item>
                    <text:list-item>
                      <text:p text:style-name="P7"><text:a xlink:type="simple" xlink:href="http://railstutorial.org/chapters/modeling-and-viewing-users-one?version=2.3#sec:format_validation">6.2.3 Format validation</text:a></text:p>
                    </text:list-item>
                    <text:list-item>
                      <text:p text:style-name="P7"><text:a xlink:type="simple" xlink:href="http://railstutorial.org/chapters/modeling-and-viewing-users-one?version=2.3#sec:uniqueness_validation">6.2.4 Uniqueness validation</text:a></text:p>
                      <text:list>
                        <text:list-item>
                          <text:p text:style-name="P7"><text:a xlink:type="simple" xlink:href="http://railstutorial.org/chapters/modeling-and-viewing-users-one?version=2.3#sec:the_caveat">The uniqueness caveat</text:a></text:p>
                        </text:list-item>
                      </text:list>
                    </text:list-item>
                  </text:list>
                </text:list-item>
                <text:list-item>
                  <text:p text:style-name="P7"><text:a xlink:type="simple" xlink:href="http://railstutorial.org/chapters/modeling-and-viewing-users-one?version=2.3#sec:viewing_users">6.3 Viewing users</text:a></text:p>
                  <text:list>
                    <text:list-item>
                      <text:p text:style-name="P7"><text:a xlink:type="simple" xlink:href="http://railstutorial.org/chapters/modeling-and-viewing-users-one?version=2.3#sec:rails_environments">6.3.1 Debug and Rails environments</text:a></text:p>
                    </text:list-item>
                    <text:list-item>
                      <text:p text:style-name="P7"><text:a xlink:type="simple" xlink:href="http://railstutorial.org/chapters/modeling-and-viewing-users-one?version=2.3#sec:users_show">6.3.2 User model, view, controller</text:a></text:p>
                    </text:list-item>
                    <text:list-item>
                      <text:p text:style-name="P7"><text:a xlink:type="simple" xlink:href="http://railstutorial.org/chapters/modeling-and-viewing-users-one?version=2.3#sec:a_users_resource">6.3.3 A Users resource</text:a></text:p>
                    </text:list-item>
                  </text:list>
                </text:list-item>
                <text:list-item>
                  <text:p text:style-name="P7"><text:a xlink:type="simple" xlink:href="http://railstutorial.org/chapters/modeling-and-viewing-users-one?version=2.3#sec:6.4">6.4 Conclusion</text:a></text:p>
                </text:list-item>
                <text:list-item>
                  <text:p text:style-name="P7"><text:a xlink:type="simple" xlink:href="http://railstutorial.org/chapters/modeling-and-viewing-users-one?version=2.3#sec:6.5">6.5 Exercises</text:a></text:p>
                </text:list-item>
              </text:list>
            </text:list-item>
            <text:list-item>
              <text:p text:style-name="P7"><text:a xlink:type="simple" xlink:href="http://railstutorial.org/chapters/modeling-and-viewing-users-two?version=2.3#top">Chapter 7 Modeling and viewing users, part II</text:a></text:p>
              <text:list>
                <text:list-item>
                  <text:p text:style-name="P7"><text:a xlink:type="simple" xlink:href="http://railstutorial.org/chapters/modeling-and-viewing-users-two?version=2.3#sec:insecure_passwords">7.1 Insecure passwords</text:a></text:p>
                  <text:list>
                    <text:list-item>
                      <text:p text:style-name="P7"><text:a xlink:type="simple" xlink:href="http://railstutorial.org/chapters/modeling-and-viewing-users-two?version=2.3#sec:password_validations">7.1.1 Password validations</text:a></text:p>
                    </text:list-item>
                    <text:list-item>
                      <text:p text:style-name="P7"><text:a xlink:type="simple" xlink:href="http://railstutorial.org/chapters/modeling-and-viewing-users-two?version=2.3#sec:password_migration">7.1.2 A password migration</text:a></text:p>
                    </text:list-item>
                    <text:list-item>
                      <text:p text:style-name="P7"><text:soft-page-break/><text:a xlink:type="simple" xlink:href="http://railstutorial.org/chapters/modeling-and-viewing-users-two?version=2.3#sec:an_active_record_callback">7.1.3 An Active Record callback</text:a></text:p>
                    </text:list-item>
                  </text:list>
                </text:list-item>
                <text:list-item>
                  <text:p text:style-name="P7"><text:a xlink:type="simple" xlink:href="http://railstutorial.org/chapters/modeling-and-viewing-users-two?version=2.3#sec:secure_passwords">7.2 Secure passwords</text:a></text:p>
                  <text:list>
                    <text:list-item>
                      <text:p text:style-name="P7"><text:a xlink:type="simple" xlink:href="http://railstutorial.org/chapters/modeling-and-viewing-users-two?version=2.3#sec:a_secure_password_test">7.2.1 A secure password test</text:a></text:p>
                    </text:list-item>
                    <text:list-item>
                      <text:p text:style-name="P7"><text:a xlink:type="simple" xlink:href="http://railstutorial.org/chapters/modeling-and-viewing-users-two?version=2.3#sec:secure_password_theory">7.2.2 Some secure password theory</text:a></text:p>
                    </text:list-item>
                    <text:list-item>
                      <text:p text:style-name="P7"><text:a xlink:type="simple" xlink:href="http://railstutorial.org/chapters/modeling-and-viewing-users-two?version=2.3#sec:implementing_has_password">7.2.3 Implementing </text:a><text:a xlink:type="simple" xlink:href="http://railstutorial.org/chapters/modeling-and-viewing-users-two?version=2.3#sec:implementing_has_password"><text:span text:style-name="Source_20_Text">has_password?</text:span></text:a></text:p>
                    </text:list-item>
                    <text:list-item>
                      <text:p text:style-name="P7"><text:a xlink:type="simple" xlink:href="http://railstutorial.org/chapters/modeling-and-viewing-users-two?version=2.3#sec:an_authenticate_method">7.2.4 An authenticate method</text:a></text:p>
                    </text:list-item>
                  </text:list>
                </text:list-item>
                <text:list-item>
                  <text:p text:style-name="P7"><text:a xlink:type="simple" xlink:href="http://railstutorial.org/chapters/modeling-and-viewing-users-two?version=2.3#sec:better_user_views">7.3 Better user views</text:a></text:p>
                  <text:list>
                    <text:list-item>
                      <text:p text:style-name="P7"><text:a xlink:type="simple" xlink:href="http://railstutorial.org/chapters/modeling-and-viewing-users-two?version=2.3#sec:tests_with_factories">7.3.1 Testing the user show page (with factories)</text:a></text:p>
                    </text:list-item>
                    <text:list-item>
                      <text:p text:style-name="P7"><text:a xlink:type="simple" xlink:href="http://railstutorial.org/chapters/modeling-and-viewing-users-two?version=2.3#sec:a_name_and_a_gravatar">7.3.2 A name and a Gravatar</text:a></text:p>
                    </text:list-item>
                    <text:list-item>
                      <text:p text:style-name="P7"><text:a xlink:type="simple" xlink:href="http://railstutorial.org/chapters/modeling-and-viewing-users-two?version=2.3#sec:a_user_sidebar">7.3.3 A user sidebar</text:a></text:p>
                    </text:list-item>
                  </text:list>
                </text:list-item>
                <text:list-item>
                  <text:p text:style-name="P7"><text:a xlink:type="simple" xlink:href="http://railstutorial.org/chapters/modeling-and-viewing-users-two?version=2.3#sec:7.4">7.4 Conclusion</text:a></text:p>
                  <text:list>
                    <text:list-item>
                      <text:p text:style-name="P7"><text:a xlink:type="simple" xlink:href="http://railstutorial.org/chapters/modeling-and-viewing-users-two?version=2.3#sec:7.4.1">7.4.1 Git commit</text:a></text:p>
                    </text:list-item>
                    <text:list-item>
                      <text:p text:style-name="P7"><text:a xlink:type="simple" xlink:href="http://railstutorial.org/chapters/modeling-and-viewing-users-two?version=2.3#sec:heroku_deploy">7.4.2 Heroku deploy</text:a></text:p>
                    </text:list-item>
                  </text:list>
                </text:list-item>
                <text:list-item>
                  <text:p text:style-name="P7"><text:a xlink:type="simple" xlink:href="http://railstutorial.org/chapters/modeling-and-viewing-users-two?version=2.3#sec:more_modeling_users_exercises">7.5 Exercises</text:a></text:p>
                </text:list-item>
              </text:list>
            </text:list-item>
            <text:list-item>
              <text:p text:style-name="P7"><text:a xlink:type="simple" xlink:href="http://railstutorial.org/chapters/sign-up?version=2.3#top">Chapter 8 Sign up</text:a></text:p>
              <text:list>
                <text:list-item>
                  <text:p text:style-name="P7"><text:a xlink:type="simple" xlink:href="http://railstutorial.org/chapters/sign-up?version=2.3#sec:signup_form">8.1 Signup form</text:a></text:p>
                  <text:list>
                    <text:list-item>
                      <text:p text:style-name="P7"><text:a xlink:type="simple" xlink:href="http://railstutorial.org/chapters/sign-up?version=2.3#sec:using_form_for">8.1.1 Using </text:a><text:a xlink:type="simple" xlink:href="http://railstutorial.org/chapters/sign-up?version=2.3#sec:using_form_for"><text:span text:style-name="Source_20_Text">form_for</text:span></text:a></text:p>
                    </text:list-item>
                    <text:list-item>
                      <text:p text:style-name="P7"><text:a xlink:type="simple" xlink:href="http://railstutorial.org/chapters/sign-up?version=2.3#sec:the_form_html">8.1.2 The form HTML</text:a></text:p>
                    </text:list-item>
                  </text:list>
                </text:list-item>
                <text:list-item>
                  <text:p text:style-name="P7"><text:a xlink:type="simple" xlink:href="http://railstutorial.org/chapters/sign-up?version=2.3#sec:signup_failure">8.2 Signup failure</text:a></text:p>
                  <text:list>
                    <text:list-item>
                      <text:p text:style-name="P7"><text:a xlink:type="simple" xlink:href="http://railstutorial.org/chapters/sign-up?version=2.3#sec:testing_failure">8.2.1 Testing failure</text:a></text:p>
                    </text:list-item>
                    <text:list-item>
                      <text:p text:style-name="P7"><text:a xlink:type="simple" xlink:href="http://railstutorial.org/chapters/sign-up?version=2.3#sec:a_working_form">8.2.2 A working form</text:a></text:p>
                    </text:list-item>
                    <text:list-item>
                      <text:p text:style-name="P7"><text:a xlink:type="simple" xlink:href="http://railstutorial.org/chapters/sign-up?version=2.3#sec:signup_error_messages">8.2.3 Signup error messages</text:a></text:p>
                    </text:list-item>
                    <text:list-item>
                      <text:p text:style-name="P7"><text:a xlink:type="simple" xlink:href="http://railstutorial.org/chapters/sign-up?version=2.3#sec:filtering_parameter_logging">8.2.4 Filtering parameter logging</text:a></text:p>
                    </text:list-item>
                  </text:list>
                </text:list-item>
                <text:list-item>
                  <text:p text:style-name="P7"><text:a xlink:type="simple" xlink:href="http://railstutorial.org/chapters/sign-up?version=2.3#sec:signup_success">8.3 Signup success</text:a></text:p>
                  <text:list>
                    <text:list-item>
                      <text:p text:style-name="P7"><text:a xlink:type="simple" xlink:href="http://railstutorial.org/chapters/sign-up?version=2.3#sec:testing_success">8.3.1 Testing success</text:a></text:p>
                    </text:list-item>
                    <text:list-item>
                      <text:p text:style-name="P7"><text:a xlink:type="simple" xlink:href="http://railstutorial.org/chapters/sign-up?version=2.3#sec:the_finished_signup_form">8.3.2 The finished signup form</text:a></text:p>
                    </text:list-item>
                    <text:list-item>
                      <text:p text:style-name="P7"><text:a xlink:type="simple" xlink:href="http://railstutorial.org/chapters/sign-up?version=2.3#sec:the_flash">8.3.3 The flash</text:a></text:p>
                    </text:list-item>
                    <text:list-item>
                      <text:p text:style-name="P7"><text:a xlink:type="simple" xlink:href="http://railstutorial.org/chapters/sign-up?version=2.3#sec:the_first_signup">8.3.4 The first signup</text:a></text:p>
                    </text:list-item>
                  </text:list>
                </text:list-item>
                <text:list-item>
                  <text:p text:style-name="P7"><text:a xlink:type="simple" xlink:href="http://railstutorial.org/chapters/sign-up?version=2.3#sec:rspec_integration_tests">8.4 RSpec integration tests</text:a></text:p>
                  <text:list>
                    <text:list-item>
                      <text:p text:style-name="P7"><text:a xlink:type="simple" xlink:href="http://railstutorial.org/chapters/sign-up?version=2.3#sec:webrat">8.4.1 Webrat</text:a></text:p>
                    </text:list-item>
                    <text:list-item>
                      <text:p text:style-name="P7"><text:a xlink:type="simple" xlink:href="http://railstutorial.org/chapters/sign-up?version=2.3#sec:failed_signup">8.4.2 Users signup failure should not make a new user</text:a></text:p>
                    </text:list-item>
                    <text:list-item>
                      <text:p text:style-name="P7"><text:a xlink:type="simple" xlink:href="http://railstutorial.org/chapters/sign-up?version=2.3#sec:successful_signup">8.4.3 Users signup success should make a new user</text:a></text:p>
                    </text:list-item>
                  </text:list>
                </text:list-item>
                <text:list-item>
                  <text:p text:style-name="P7"><text:a xlink:type="simple" xlink:href="http://railstutorial.org/chapters/sign-up?version=2.3#sec:8.5">8.5 Conclusion</text:a></text:p>
                </text:list-item>
                <text:list-item>
                  <text:p text:style-name="P7"><text:a xlink:type="simple" xlink:href="http://railstutorial.org/chapters/sign-up?version=2.3#sec:signup_exercises">8.6 Exercises</text:a></text:p>
                </text:list-item>
              </text:list>
            </text:list-item>
            <text:list-item>
              <text:p text:style-name="P7"><text:a xlink:type="simple" xlink:href="http://railstutorial.org/chapters/sign-in-sign-out?version=2.3#top">Chapter 9 Sign in, sign out</text:a></text:p>
              <text:list>
                <text:list-item>
                  <text:p text:style-name="P7"><text:a xlink:type="simple" xlink:href="http://railstutorial.org/chapters/sign-in-sign-out?version=2.3#sec:sessions">9.1 Sessions</text:a></text:p>
                  <text:list>
                    <text:list-item>
                      <text:p text:style-name="P7"><text:a xlink:type="simple" xlink:href="http://railstutorial.org/chapters/sign-in-sign-out?version=2.3#sec:sessions_controller">9.1.1 Sessions controller</text:a></text:p>
                    </text:list-item>
                    <text:list-item>
                      <text:p text:style-name="P7"><text:a xlink:type="simple" xlink:href="http://railstutorial.org/chapters/sign-in-sign-out?version=2.3#sec:signin_form">9.1.2 Signin form</text:a></text:p>
                    </text:list-item>
                  </text:list>
                </text:list-item>
                <text:list-item>
                  <text:p text:style-name="P7"><text:a xlink:type="simple" xlink:href="http://railstutorial.org/chapters/sign-in-sign-out?version=2.3#sec:signin_failure">9.2 Signin failure</text:a></text:p>
                  <text:list>
                    <text:list-item>
                      <text:p text:style-name="P7"><text:a xlink:type="simple" xlink:href="http://railstutorial.org/chapters/sign-in-sign-out?version=2.3#sec:reviewing_form_submission">9.2.1 Reviewing form submission</text:a></text:p>
                    </text:list-item>
                    <text:list-item>
                      <text:p text:style-name="P7"><text:a xlink:type="simple" xlink:href="http://railstutorial.org/chapters/sign-in-sign-out?version=2.3#sec:failed_signin">9.2.2 Failed signin (test and code)</text:a></text:p>
                    </text:list-item>
                  </text:list>
                </text:list-item>
                <text:list-item>
                  <text:p text:style-name="P7"><text:a xlink:type="simple" xlink:href="http://railstutorial.org/chapters/sign-in-sign-out?version=2.3#sec:signin_success">9.3 Signin success</text:a></text:p>
                  <text:list>
                    <text:list-item>
                      <text:p text:style-name="P7"><text:a xlink:type="simple" xlink:href="http://railstutorial.org/chapters/sign-in-sign-out?version=2.3#sec:the_completed_create_action">9.3.1 The completed </text:a><text:a xlink:type="simple" xlink:href="http://railstutorial.org/chapters/sign-in-sign-out?version=2.3#sec:the_completed_create_action"><text:span text:style-name="Source_20_Text">create</text:span></text:a><text:a xlink:type="simple" xlink:href="http://railstutorial.org/chapters/sign-in-sign-out?version=2.3#sec:the_completed_create_action"> action</text:a></text:p>
                    </text:list-item>
                    <text:list-item>
                      <text:p text:style-name="P7"><text:a xlink:type="simple" xlink:href="http://railstutorial.org/chapters/sign-in-sign-out?version=2.3#sec:remember_me">9.3.2 Remember me</text:a></text:p>
                    </text:list-item>
                    <text:list-item>
                      <text:p text:style-name="P7"><text:a xlink:type="simple" xlink:href="http://railstutorial.org/chapters/sign-in-sign-out?version=2.3#sec:cookies">9.3.3 Cookies</text:a></text:p>
                    </text:list-item>
                    <text:list-item>
                      <text:p text:style-name="P7"><text:a xlink:type="simple" xlink:href="http://railstutorial.org/chapters/sign-in-sign-out?version=2.3#sec:current_user">9.3.4 Current user</text:a></text:p>
                    </text:list-item>
                  </text:list>
                </text:list-item>
                <text:list-item>
                  <text:p text:style-name="P7"><text:a xlink:type="simple" xlink:href="http://railstutorial.org/chapters/sign-in-sign-out?version=2.3#sec:signing_out">9.4 Signing out</text:a></text:p>
                  <text:list>
                    <text:list-item>
                      <text:p text:style-name="P7"><text:a xlink:type="simple" xlink:href="http://railstutorial.org/chapters/sign-in-sign-out?version=2.3#sec:destroying_sessions">9.4.1 Destroying sessions</text:a></text:p>
                    </text:list-item>
                    <text:list-item>
                      <text:p text:style-name="P7"><text:a xlink:type="simple" xlink:href="http://railstutorial.org/chapters/sign-in-sign-out?version=2.3#sec:signin_upon_signup">9.4.2 Signin upon signup</text:a></text:p>
                    </text:list-item>
                    <text:list-item>
                      <text:p text:style-name="P7"><text:soft-page-break/><text:a xlink:type="simple" xlink:href="http://railstutorial.org/chapters/sign-in-sign-out?version=2.3#sec:changing_the_layout_links">9.4.3 Changing the layout links</text:a></text:p>
                    </text:list-item>
                    <text:list-item>
                      <text:p text:style-name="P7"><text:a xlink:type="simple" xlink:href="http://railstutorial.org/chapters/sign-in-sign-out?version=2.3#sec:signin_out_integration_tests">9.4.4 Signin/out integration tests</text:a></text:p>
                    </text:list-item>
                  </text:list>
                </text:list-item>
                <text:list-item>
                  <text:p text:style-name="P7"><text:a xlink:type="simple" xlink:href="http://railstutorial.org/chapters/sign-in-sign-out?version=2.3#sec:9.5">9.5 Conclusion</text:a></text:p>
                </text:list-item>
                <text:list-item>
                  <text:p text:style-name="P7"><text:a xlink:type="simple" xlink:href="http://railstutorial.org/chapters/sign-in-sign-out?version=2.3#sec:sign_in_out_exercises">9.6 Exercises</text:a></text:p>
                </text:list-item>
              </text:list>
            </text:list-item>
            <text:list-item>
              <text:p text:style-name="P7"><text:a xlink:type="simple" xlink:href="http://railstutorial.org/chapters/updating-showing-and-deleting-users?version=2.3#top">Chapter 10 Updating, showing, and deleting users</text:a></text:p>
              <text:list>
                <text:list-item>
                  <text:p text:style-name="P7"><text:a xlink:type="simple" xlink:href="http://railstutorial.org/chapters/updating-showing-and-deleting-users?version=2.3#sec:updating_users">10.1 Updating users</text:a></text:p>
                  <text:list>
                    <text:list-item>
                      <text:p text:style-name="P7"><text:a xlink:type="simple" xlink:href="http://railstutorial.org/chapters/updating-showing-and-deleting-users?version=2.3#sec:edit_form">10.1.1 Edit form</text:a></text:p>
                    </text:list-item>
                    <text:list-item>
                      <text:p text:style-name="P7"><text:a xlink:type="simple" xlink:href="http://railstutorial.org/chapters/updating-showing-and-deleting-users?version=2.3#sec:enabling_edits">10.1.2 Enabling edits</text:a></text:p>
                    </text:list-item>
                  </text:list>
                </text:list-item>
                <text:list-item>
                  <text:p text:style-name="P7"><text:a xlink:type="simple" xlink:href="http://railstutorial.org/chapters/updating-showing-and-deleting-users?version=2.3#sec:protecting_pages">10.2 Protecting pages</text:a></text:p>
                  <text:list>
                    <text:list-item>
                      <text:p text:style-name="P7"><text:a xlink:type="simple" xlink:href="http://railstutorial.org/chapters/updating-showing-and-deleting-users?version=2.3#sec:requiring_signed_in_users">10.2.1 Requiring signed-in users</text:a></text:p>
                    </text:list-item>
                    <text:list-item>
                      <text:p text:style-name="P7"><text:a xlink:type="simple" xlink:href="http://railstutorial.org/chapters/updating-showing-and-deleting-users?version=2.3#sec:requiring_the_right_user">10.2.2 Requiring the right user</text:a></text:p>
                    </text:list-item>
                    <text:list-item>
                      <text:p text:style-name="P7"><text:a xlink:type="simple" xlink:href="http://railstutorial.org/chapters/updating-showing-and-deleting-users?version=2.3#sec:an_expectation_bonus">10.2.3 An expectation bonus</text:a></text:p>
                    </text:list-item>
                    <text:list-item>
                      <text:p text:style-name="P7"><text:a xlink:type="simple" xlink:href="http://railstutorial.org/chapters/updating-showing-and-deleting-users?version=2.3#sec:friendly_forwarding">10.2.4 Friendly forwarding</text:a></text:p>
                    </text:list-item>
                  </text:list>
                </text:list-item>
                <text:list-item>
                  <text:p text:style-name="P7"><text:a xlink:type="simple" xlink:href="http://railstutorial.org/chapters/updating-showing-and-deleting-users?version=2.3#sec:showing_users">10.3 Showing users</text:a></text:p>
                  <text:list>
                    <text:list-item>
                      <text:p text:style-name="P7"><text:a xlink:type="simple" xlink:href="http://railstutorial.org/chapters/updating-showing-and-deleting-users?version=2.3#sec:user_index">10.3.1 User index</text:a></text:p>
                    </text:list-item>
                    <text:list-item>
                      <text:p text:style-name="P7"><text:a xlink:type="simple" xlink:href="http://railstutorial.org/chapters/updating-showing-and-deleting-users?version=2.3#sec:sample_users">10.3.2 Sample users</text:a></text:p>
                    </text:list-item>
                    <text:list-item>
                      <text:p text:style-name="P7"><text:a xlink:type="simple" xlink:href="http://railstutorial.org/chapters/updating-showing-and-deleting-users?version=2.3#sec:pagination">10.3.3 Pagination</text:a></text:p>
                      <text:list>
                        <text:list-item>
                          <text:p text:style-name="P7"><text:a xlink:type="simple" xlink:href="http://railstutorial.org/chapters/updating-showing-and-deleting-users?version=2.3#sec:testing_pagination">Testing pagination</text:a></text:p>
                        </text:list-item>
                      </text:list>
                    </text:list-item>
                    <text:list-item>
                      <text:p text:style-name="P7"><text:a xlink:type="simple" xlink:href="http://railstutorial.org/chapters/updating-showing-and-deleting-users?version=2.3#sec:partial_refactoring">10.3.4 Partial refactoring</text:a></text:p>
                    </text:list-item>
                  </text:list>
                </text:list-item>
                <text:list-item>
                  <text:p text:style-name="P7"><text:a xlink:type="simple" xlink:href="http://railstutorial.org/chapters/updating-showing-and-deleting-users?version=2.3#sec:destroying_users">10.4 Destroying users</text:a></text:p>
                  <text:list>
                    <text:list-item>
                      <text:p text:style-name="P7"><text:a xlink:type="simple" xlink:href="http://railstutorial.org/chapters/updating-showing-and-deleting-users?version=2.3#sec:administrative_users">10.4.1 Administrative users</text:a></text:p>
                      <text:list>
                        <text:list-item>
                          <text:p text:style-name="P7"><text:a xlink:type="simple" xlink:href="http://railstutorial.org/chapters/updating-showing-and-deleting-users?version=2.3#sec:revisiting_attr_accessible">Revisiting </text:a><text:a xlink:type="simple" xlink:href="http://railstutorial.org/chapters/updating-showing-and-deleting-users?version=2.3#sec:revisiting_attr_accessible"><text:span text:style-name="Source_20_Text">attr_accessible</text:span></text:a></text:p>
                        </text:list-item>
                      </text:list>
                    </text:list-item>
                    <text:list-item>
                      <text:p text:style-name="P7"><text:a xlink:type="simple" xlink:href="http://railstutorial.org/chapters/updating-showing-and-deleting-users?version=2.3#sec:the_destroy_action">10.4.2 The </text:a><text:a xlink:type="simple" xlink:href="http://railstutorial.org/chapters/updating-showing-and-deleting-users?version=2.3#sec:the_destroy_action"><text:span text:style-name="Source_20_Text">destroy</text:span></text:a><text:a xlink:type="simple" xlink:href="http://railstutorial.org/chapters/updating-showing-and-deleting-users?version=2.3#sec:the_destroy_action"> action</text:a></text:p>
                    </text:list-item>
                  </text:list>
                </text:list-item>
                <text:list-item>
                  <text:p text:style-name="P7"><text:a xlink:type="simple" xlink:href="http://railstutorial.org/chapters/updating-showing-and-deleting-users?version=2.3#sec:10.5">10.5 Conclusion</text:a></text:p>
                </text:list-item>
                <text:list-item>
                  <text:p text:style-name="P7"><text:a xlink:type="simple" xlink:href="http://railstutorial.org/chapters/updating-showing-and-deleting-users?version=2.3#sec:updating_deleting_exercises">10.6 Exercises</text:a></text:p>
                </text:list-item>
              </text:list>
            </text:list-item>
            <text:list-item>
              <text:p text:style-name="P7"><text:a xlink:type="simple" xlink:href="http://railstutorial.org/chapters/user-microposts?version=2.3#top">Chapter 11 User microposts</text:a></text:p>
              <text:list>
                <text:list-item>
                  <text:p text:style-name="P7"><text:a xlink:type="simple" xlink:href="http://railstutorial.org/chapters/user-microposts?version=2.3#sec:a_micropost_model">11.1 A Micropost model</text:a></text:p>
                  <text:list>
                    <text:list-item>
                      <text:p text:style-name="P7"><text:a xlink:type="simple" xlink:href="http://railstutorial.org/chapters/user-microposts?version=2.3#sec:the_basic_model">11.1.1 The basic model</text:a></text:p>
                      <text:list>
                        <text:list-item>
                          <text:p text:style-name="P7"><text:a xlink:type="simple" xlink:href="http://railstutorial.org/chapters/user-microposts?version=2.3#sec:accessible_attribute">Accessible attribute</text:a></text:p>
                        </text:list-item>
                      </text:list>
                    </text:list-item>
                    <text:list-item>
                      <text:p text:style-name="P7"><text:a xlink:type="simple" xlink:href="http://railstutorial.org/chapters/user-microposts?version=2.3#sec:user_micropost_associations">11.1.2 User/Micropost associations</text:a></text:p>
                    </text:list-item>
                    <text:list-item>
                      <text:p text:style-name="P7"><text:a xlink:type="simple" xlink:href="http://railstutorial.org/chapters/user-microposts?version=2.3#sec:ordering_and_dependency">11.1.3 Micropost refinements</text:a></text:p>
                      <text:list>
                        <text:list-item>
                          <text:p text:style-name="P7"><text:a xlink:type="simple" xlink:href="http://railstutorial.org/chapters/user-microposts?version=2.3#sec:default_scope">Default scope</text:a></text:p>
                        </text:list-item>
                        <text:list-item>
                          <text:p text:style-name="P7"><text:a xlink:type="simple" xlink:href="http://railstutorial.org/chapters/user-microposts?version=2.3#sec:dependent_destroy">Dependent: destroy</text:a></text:p>
                        </text:list-item>
                      </text:list>
                    </text:list-item>
                    <text:list-item>
                      <text:p text:style-name="P7"><text:a xlink:type="simple" xlink:href="http://railstutorial.org/chapters/user-microposts?version=2.3#sec:micropost_validations">11.1.4 Micropost validations</text:a></text:p>
                    </text:list-item>
                  </text:list>
                </text:list-item>
                <text:list-item>
                  <text:p text:style-name="P7"><text:a xlink:type="simple" xlink:href="http://railstutorial.org/chapters/user-microposts?version=2.3#sec:showing_microposts">11.2 Showing microposts</text:a></text:p>
                  <text:list>
                    <text:list-item>
                      <text:p text:style-name="P7"><text:a xlink:type="simple" xlink:href="http://railstutorial.org/chapters/user-microposts?version=2.3#sec:augmenting_the_user_show_page">11.2.1 Augmenting the user show page</text:a></text:p>
                    </text:list-item>
                    <text:list-item>
                      <text:p text:style-name="P7"><text:a xlink:type="simple" xlink:href="http://railstutorial.org/chapters/user-microposts?version=2.3#sec:sample_microposts">11.2.2 Sample microposts</text:a></text:p>
                    </text:list-item>
                  </text:list>
                </text:list-item>
                <text:list-item>
                  <text:p text:style-name="P7"><text:a xlink:type="simple" xlink:href="http://railstutorial.org/chapters/user-microposts?version=2.3#sec:manipulating_microposts">11.3 Manipulating microposts</text:a></text:p>
                  <text:list>
                    <text:list-item>
                      <text:p text:style-name="P7"><text:a xlink:type="simple" xlink:href="http://railstutorial.org/chapters/user-microposts?version=2.3#sec:access_control">11.3.1 Access control</text:a></text:p>
                    </text:list-item>
                    <text:list-item>
                      <text:p text:style-name="P7"><text:a xlink:type="simple" xlink:href="http://railstutorial.org/chapters/user-microposts?version=2.3#sec:creating_microposts">11.3.2 Creating microposts</text:a></text:p>
                    </text:list-item>
                    <text:list-item>
                      <text:p text:style-name="P7"><text:a xlink:type="simple" xlink:href="http://railstutorial.org/chapters/user-microposts?version=2.3#sec:a_proto_feed">11.3.3 A proto-feed</text:a></text:p>
                    </text:list-item>
                    <text:list-item>
                      <text:p text:style-name="P7"><text:a xlink:type="simple" xlink:href="http://railstutorial.org/chapters/user-microposts?version=2.3#sec:destroying_microposts">11.3.4 Destroying microposts</text:a></text:p>
                    </text:list-item>
                    <text:list-item>
                      <text:p text:style-name="P7"><text:a xlink:type="simple" xlink:href="http://railstutorial.org/chapters/user-microposts?version=2.3#sec:testing_the_new_home_page">11.3.5 Testing the new home page</text:a></text:p>
                    </text:list-item>
                  </text:list>
                </text:list-item>
                <text:list-item>
                  <text:p text:style-name="P7"><text:a xlink:type="simple" xlink:href="http://railstutorial.org/chapters/user-microposts?version=2.3#sec:11.4">11.4 Conclusion</text:a></text:p>
                </text:list-item>
                <text:list-item>
                  <text:p text:style-name="P7"><text:a xlink:type="simple" xlink:href="http://railstutorial.org/chapters/user-microposts?version=2.3#sec:micropost_exercises">11.5 Exercises</text:a></text:p>
                </text:list-item>
              </text:list>
            </text:list-item>
            <text:list-item>
              <text:p text:style-name="P7"><text:a xlink:type="simple" xlink:href="http://railstutorial.org/chapters/following-users?version=2.3#top">Chapter 12 Following users</text:a></text:p>
              <text:list>
                <text:list-item>
                  <text:p text:style-name="P7"><text:a xlink:type="simple" xlink:href="http://railstutorial.org/chapters/following-users?version=2.3#sec:the_relationship_model">12.1 The Relationship model</text:a></text:p>
                  <text:list>
                    <text:list-item>
                      <text:p text:style-name="P7"><text:a xlink:type="simple" xlink:href="http://railstutorial.org/chapters/following-users?version=2.3#sec:a_problem_with_the_data_model">12.1.1 A problem with the data model (and a solution)</text:a></text:p>
                    </text:list-item>
                    <text:list-item>
                      <text:p text:style-name="P7"><text:a xlink:type="simple" xlink:href="http://railstutorial.org/chapters/following-users?version=2.3#sec:relationship_user_associations">12.1.2 User/relationship associations</text:a></text:p>
                    </text:list-item>
                    <text:list-item>
                      <text:p text:style-name="P7"><text:soft-page-break/><text:a xlink:type="simple" xlink:href="http://railstutorial.org/chapters/following-users?version=2.3#sec:relationship_validations">12.1.3 Validations</text:a></text:p>
                    </text:list-item>
                    <text:list-item>
                      <text:p text:style-name="P7"><text:a xlink:type="simple" xlink:href="http://railstutorial.org/chapters/following-users?version=2.3#sec:following">12.1.4 Following</text:a></text:p>
                    </text:list-item>
                    <text:list-item>
                      <text:p text:style-name="P7"><text:a xlink:type="simple" xlink:href="http://railstutorial.org/chapters/following-users?version=2.3#sec:followers">12.1.5 Followers</text:a></text:p>
                    </text:list-item>
                  </text:list>
                </text:list-item>
                <text:list-item>
                  <text:p text:style-name="P7"><text:a xlink:type="simple" xlink:href="http://railstutorial.org/chapters/following-users?version=2.3#sec:a_web_interface_for_following_and_followers">12.2 A web interface for following and followers</text:a></text:p>
                  <text:list>
                    <text:list-item>
                      <text:p text:style-name="P7"><text:a xlink:type="simple" xlink:href="http://railstutorial.org/chapters/following-users?version=2.3#sec:sample_following_data">12.2.1 Sample following data</text:a></text:p>
                    </text:list-item>
                    <text:list-item>
                      <text:p text:style-name="P7"><text:a xlink:type="simple" xlink:href="http://railstutorial.org/chapters/following-users?version=2.3#sec:stats_and_a_follow_form">12.2.2 Stats and a follow form</text:a></text:p>
                    </text:list-item>
                    <text:list-item>
                      <text:p text:style-name="P7"><text:a xlink:type="simple" xlink:href="http://railstutorial.org/chapters/following-users?version=2.3#sec:following_and_followers_pages">12.2.3 Following and followers pages</text:a></text:p>
                    </text:list-item>
                    <text:list-item>
                      <text:p text:style-name="P7"><text:a xlink:type="simple" xlink:href="http://railstutorial.org/chapters/following-users?version=2.3#sec:a_working_follow_button_the_standard_way">12.2.4 A working follow button the standard way</text:a></text:p>
                    </text:list-item>
                    <text:list-item>
                      <text:p text:style-name="P7"><text:a xlink:type="simple" xlink:href="http://railstutorial.org/chapters/following-users?version=2.3#sec:a_working_follow_button_with_ajax">12.2.5 A working follow button with Ajax</text:a></text:p>
                    </text:list-item>
                  </text:list>
                </text:list-item>
                <text:list-item>
                  <text:p text:style-name="P7"><text:a xlink:type="simple" xlink:href="http://railstutorial.org/chapters/following-users?version=2.3#sec:the_status_feed">12.3 The status feed</text:a></text:p>
                  <text:list>
                    <text:list-item>
                      <text:p text:style-name="P7"><text:a xlink:type="simple" xlink:href="http://railstutorial.org/chapters/following-users?version=2.3#sec:motivation_and_strategy">12.3.1 Motivation and strategy</text:a></text:p>
                    </text:list-item>
                    <text:list-item>
                      <text:p text:style-name="P7"><text:a xlink:type="simple" xlink:href="http://railstutorial.org/chapters/following-users?version=2.3#sec:a_first_feed_implementation">12.3.2 A first feed implementation</text:a></text:p>
                    </text:list-item>
                    <text:list-item>
                      <text:p text:style-name="P7"><text:a xlink:type="simple" xlink:href="http://railstutorial.org/chapters/following-users?version=2.3#sec:scopes_subselects_and_a_lambda">12.3.3 Scopes, subselects, and a lambda</text:a></text:p>
                    </text:list-item>
                    <text:list-item>
                      <text:p text:style-name="P7"><text:a xlink:type="simple" xlink:href="http://railstutorial.org/chapters/following-users?version=2.3#sec:the_new_status_feed">12.3.4 The new status feed</text:a></text:p>
                    </text:list-item>
                  </text:list>
                </text:list-item>
                <text:list-item>
                  <text:p text:style-name="P7"><text:a xlink:type="simple" xlink:href="http://railstutorial.org/chapters/following-users?version=2.3#sec:following_conclusion">12.4 Conclusion</text:a></text:p>
                  <text:list>
                    <text:list-item>
                      <text:p text:style-name="P7"><text:a xlink:type="simple" xlink:href="http://railstutorial.org/chapters/following-users?version=2.3#sec:extensions_to_the_sample_application">12.4.1 Extensions to the sample application</text:a></text:p>
                      <text:list>
                        <text:list-item>
                          <text:p text:style-name="P7"><text:a xlink:type="simple" xlink:href="http://railstutorial.org/chapters/following-users?version=2.3#sec:replies">Replies</text:a></text:p>
                        </text:list-item>
                        <text:list-item>
                          <text:p text:style-name="P7"><text:a xlink:type="simple" xlink:href="http://railstutorial.org/chapters/following-users?version=2.3#sec:messaging">Messaging</text:a></text:p>
                        </text:list-item>
                        <text:list-item>
                          <text:p text:style-name="P7"><text:a xlink:type="simple" xlink:href="http://railstutorial.org/chapters/following-users?version=2.3#sec:follower_notifications">Follower notifications</text:a></text:p>
                        </text:list-item>
                        <text:list-item>
                          <text:p text:style-name="P7"><text:a xlink:type="simple" xlink:href="http://railstutorial.org/chapters/following-users?version=2.3#sec:password_reminders">Password reminders</text:a></text:p>
                        </text:list-item>
                        <text:list-item>
                          <text:p text:style-name="P7"><text:a xlink:type="simple" xlink:href="http://railstutorial.org/chapters/following-users?version=2.3#sec:signup_confirmation">Signup confirmation</text:a></text:p>
                        </text:list-item>
                        <text:list-item>
                          <text:p text:style-name="P7"><text:a xlink:type="simple" xlink:href="http://railstutorial.org/chapters/following-users?version=2.3#sec:rss_feed">RSS feed</text:a></text:p>
                        </text:list-item>
                        <text:list-item>
                          <text:p text:style-name="P7"><text:a xlink:type="simple" xlink:href="http://railstutorial.org/chapters/following-users?version=2.3#sec:rest_api">REST API</text:a></text:p>
                        </text:list-item>
                        <text:list-item>
                          <text:p text:style-name="P7"><text:a xlink:type="simple" xlink:href="http://railstutorial.org/chapters/following-users?version=2.3#sec:search">Search</text:a></text:p>
                        </text:list-item>
                      </text:list>
                    </text:list-item>
                    <text:list-item>
                      <text:p text:style-name="P7"><text:a xlink:type="simple" xlink:href="http://railstutorial.org/chapters/following-users?version=2.3#sec:guide_to_further_resources">12.4.2 Guide to further resources</text:a></text:p>
                    </text:list-item>
                  </text:list>
                </text:list-item>
                <text:list-item>
                  <text:p text:style-name="P2"><text:a xlink:type="simple" xlink:href="http://railstutorial.org/chapters/following-users?version=2.3#sec:following_exercises">12.5 Exercises</text:a></text:p>
                </text:list-item>
              </text:list>
            </text:list-item>
          </text:list>
        </text:section>
        <text:section text:style-name="Sect1" text:name="main_content">
          <text:p text:style-name="P1"/>
        </text:section>
        <text:p text:style-name="Text_20_body"><text:bookmark text:name="foreword"/><text:span text:style-name="Strong_20_Emphasis">Foreword</text:span> </text:p>
        <text:p text:style-name="Text_20_body">My former company (CD Baby) was one of the first to loudly switch to Ruby on Rails, and then even more loudly switch back to PHP (Google me to read about the drama). This book by Michael Hartl came so highly recommended that I had to try it, and <text:span text:style-name="Emphasis">Ruby on Rails Tutorial</text:span> is what I used to switch back to Rails again.</text:p>
        <text:p text:style-name="Text_20_body">Though I’ve worked my way through many Rails books, this is the one that finally made me “get” it. Everything is done very much “the Rails way”—a way that felt very unnatural to me before, but now after doing this book finally feels natural. This is also the only Rails book that does test-driven development the entire time, an approach highly recommended by the experts but which has never been so clearly demonstrated before. Finally, by including Git, GitHub, and Heroku in the demo examples, the author really gives you a feel for what it’s like to do a real-world project. The tutorial’s code examples are not in isolation.</text:p>
        <text:p text:style-name="Text_20_body">The linear narrative is such a great format. Personally, I powered through <text:span text:style-name="Emphasis">Rails Tutorial</text:span> in three long days, doing all the examples and challenges at the end of each chapter. Do it from start to finish, without jumping around, and you’ll get the ultimate benefit.</text:p>
        <text:p text:style-name="Text_20_body">Enjoy!</text:p>
        <text:p text:style-name="Text_20_body">Derek Sivers (<text:a xlink:type="simple" xlink:href="http://sivers.org/">sivers.org</text:a>) <text:line-break/><text:span text:style-name="Emphasis">Formerly: Founder,</text:span> <text:a xlink:type="simple" xlink:href="http://www.cdbaby.com/"><text:span text:style-name="Emphasis">CD Baby</text:span></text:a> <text:line-break/><text:span text:style-name="Emphasis">Currently: Founder,</text:span> <text:a xlink:type="simple" xlink:href="http://thoughts.pro/"><text:span text:style-name="Emphasis">Thoughts Ltd.</text:span></text:a> </text:p>
        <text:p text:style-name="Text_20_body"><text:soft-page-break/><text:span text:style-name="Strong_20_Emphasis">Acknowledgments</text:span> </text:p>
        <text:p text:style-name="Text_20_body"><text:span text:style-name="Emphasis">Ruby on Rails Tutorial</text:span> owes a lot to my previous Rails book, <text:span text:style-name="Emphasis">RailsSpace</text:span>, and hence to my coauthor <text:a xlink:type="simple" xlink:href="http://aure.com/">Aurelius Prochazka</text:a>. I’d like to thank Aure both for the work he did on that book and for his support of this one. I’d also like to thank Debra Williams Cauley, my editor on both <text:span text:style-name="Emphasis">RailsSpace</text:span> and <text:span text:style-name="Emphasis">Rails Tutorial</text:span>; as long as she keeps taking me to baseball games, I’ll keep writing books for her.</text:p>
        <text:p text:style-name="Text_20_body">I’d like to acknowledge a long list of Rubyists who have taught and inspired me over the years: David Heinemeier Hansson, Yehuda Katz, Carl Lerche, Jeremy Kemper, Xavier Noria, Ryan Bates, Geoffrey Grosenbach, Peter Cooper, Matt Aimonetti, Gregg Pollack, Wayne E. Seguin, Amy Hoy, Dave Chelimsky, Pat Maddox, Tom Preston-Werner, Chris Wanstrath, Chad Fowler, Josh Susser, Obie Fernandez, Ian McFarland, Steven Bristol, Giles Bowkett, Evan Dorn, Long Nguyen, James Lindenbaum, Adam Wiggins, Tikhon Bernstam, Ron Evans, Wyatt Greene, Miles Forrest, the good people at Pivotal Labs, the Heroku gang, the thoughtbot guys, and the GitHub crew. Finally, many, many readers—far too many to list—have contributed a huge number of bug reports and suggestions during the writing of this book, and I gratefully acknowledge their help in making it as good as it can be. </text:p>
        <text:p text:style-name="Text_20_body"><text:bookmark text:name="author"/><text:span text:style-name="Strong_20_Emphasis">About the author</text:span> </text:p>
        <text:p text:style-name="Text_20_body"><text:a xlink:type="simple" xlink:href="http://michaelhartl.com/">Michael Hartl</text:a> is a programmer, educator, and entrepreneur. Michael was coauthor of <text:span text:style-name="Emphasis">RailsSpace</text:span>, a best-selling Rails tutorial book published in 2007, and was cofounder and lead developer of <text:a xlink:type="simple" xlink:href="http://insoshi.com/">Insoshi</text:a>, a <text:a xlink:type="simple" xlink:href="http://github.com/popular/forked">popular</text:a> social networking platform in Ruby on Rails. Previously, he taught theoretical and computational physics at the <text:a xlink:type="simple" xlink:href="http://www.caltech.edu/">California Institute of Technology</text:a> (Caltech), where he received the Lifetime Achievement Award for Excellence in Teaching. Michael is a graduate of <text:a xlink:type="simple" xlink:href="http://college.harvard.edu/">Harvard College</text:a>, has a <text:a xlink:type="simple" xlink:href="http://resolver.caltech.edu/CaltechETD:etd-05222003-161626">Ph.D. in Physics</text:a> from <text:a xlink:type="simple" xlink:href="http://www.caltech.edu/">Caltech</text:a>, and is an alumnus of the <text:a xlink:type="simple" xlink:href="http://ycombinator.com/">Y Combinator</text:a> program. </text:p>
        <text:p text:style-name="Text_20_body"><text:bookmark text:name="license"/><text:span text:style-name="Strong_20_Emphasis">Copyright and license</text:span> </text:p>
        <text:p text:style-name="Text_20_body"><text:span text:style-name="Emphasis">Ruby on Rails Tutorial: Learn Rails by Example</text:span>. Copyright © 2010 by Michael Hartl. All source code in <text:span text:style-name="Emphasis">Ruby on Rails Tutorial</text:span> is available under the <text:a xlink:type="simple" xlink:href="http://www.opensource.org/licenses/mit-license.php">MIT License</text:a> and the <text:a xlink:type="simple" xlink:href="http://en.wikipedia.org/wiki/Beerware">Beerware License</text:a>.</text:p>
        <text:p text:style-name="Preformatted_20_Text"><text:s text:c="3"/>Copyright (c) 2010 Michael Hartl</text:p>
        <text:p text:style-name="Preformatted_20_Text"/>
        <text:p text:style-name="Preformatted_20_Text"><text:s text:c="3"/>Permission is hereby granted, free of charge, to any person</text:p>
        <text:p text:style-name="Preformatted_20_Text"><text:s text:c="3"/>obtaining a copy of this software and associated documentation</text:p>
        <text:p text:style-name="Preformatted_20_Text"><text:s text:c="3"/>files (the "Software"), to deal in the Software without</text:p>
        <text:p text:style-name="Preformatted_20_Text"><text:s text:c="3"/>restriction, including without limitation the rights to use,</text:p>
        <text:p text:style-name="Preformatted_20_Text"><text:s text:c="3"/>copy, modify, merge, publish, distribute, sublicense, and/or sell</text:p>
        <text:p text:style-name="Preformatted_20_Text"><text:s text:c="3"/>copies of the Software, and to permit persons to whom the</text:p>
        <text:p text:style-name="Preformatted_20_Text"><text:s text:c="3"/>Software is furnished to do so, subject to the following</text:p>
        <text:p text:style-name="Preformatted_20_Text"><text:s text:c="3"/>conditions:</text:p>
        <text:p text:style-name="Preformatted_20_Text"/>
        <text:p text:style-name="Preformatted_20_Text"><text:s text:c="3"/>The above copyright notice and this permission notice shall be</text:p>
        <text:p text:style-name="Preformatted_20_Text"><text:s text:c="3"/>included in all copies or substantial portions of the Software.</text:p>
        <text:p text:style-name="Preformatted_20_Text"/>
        <text:p text:style-name="Preformatted_20_Text"><text:s text:c="3"/>THE SOFTWARE IS PROVIDED "AS IS", WITHOUT WARRANTY OF ANY KIND,</text:p>
        <text:p text:style-name="Preformatted_20_Text"><text:s text:c="3"/>EXPRESS OR IMPLIED, INCLUDING BUT NOT LIMITED TO THE WARRANTIES</text:p>
        <text:p text:style-name="Preformatted_20_Text"><text:s text:c="3"/>OF MERCHANTABILITY, FITNESS FOR A PARTICULAR PURPOSE AND</text:p>
        <text:p text:style-name="Preformatted_20_Text"><text:s text:c="3"/>NONINFRINGEMENT. IN NO EVENT SHALL THE AUTHORS OR COPYRIGHT</text:p>
        <text:p text:style-name="Preformatted_20_Text"><text:s text:c="3"/>HOLDERS BE LIABLE FOR ANY CLAIM, DAMAGES OR OTHER LIABILITY,</text:p>
        <text:p text:style-name="Preformatted_20_Text"><text:s text:c="3"/>WHETHER IN AN ACTION OF CONTRACT, TORT OR OTHERWISE, ARISING</text:p>
        <text:p text:style-name="Preformatted_20_Text"><text:s text:c="3"/>FROM, OUT OF OR IN CONNECTION WITH THE SOFTWARE OR THE USE OR</text:p>
        <text:p text:style-name="P11"><text:s text:c="3"/>OTHER DEALINGS IN THE SOFTWARE.</text:p>
        <text:p text:style-name="Preformatted_20_Text">/*</text:p>
        <text:p text:style-name="Preformatted_20_Text"><text:soft-page-break/><text:s/>* ---------------------------------------------------------------------------</text:p>
        <text:p text:style-name="Preformatted_20_Text"><text:s/>* "THE BEERWARE LICENSE" (Revision 42):</text:p>
        <text:p text:style-name="Preformatted_20_Text"><text:s/>* Michael Hartl wrote this code. As long as you retain this notice, you can</text:p>
        <text:p text:style-name="Preformatted_20_Text"><text:s/>* do whatever you want with this stuff. If we meet someday, and you think</text:p>
        <text:p text:style-name="Preformatted_20_Text"><text:s/>* this stuff is worth it, you can buy me a beer in return.</text:p>
        <text:p text:style-name="Preformatted_20_Text"><text:s/>* ---------------------------------------------------------------------------</text:p>
        <text:p text:style-name="P11"><text:s/>*/</text:p>
        <text:section text:style-name="Sect1" text:name="top">
          <text:p text:style-name="Text_20_body"/>
        </text:section>
        <text:h text:style-name="Heading_20_1" text:outline-level="1"><text:bookmark text:name="sec:3"/><text:a xlink:type="simple" xlink:href="http://railstutorial.org/chapters/static-pages?version=2.3#top">Chapter 3 Mostly static pages</text:a></text:h>
        <text:p text:style-name="Text_20_body">In this chapter, we will begin developing the sample application that will serve as our example throughout the rest of this tutorial. Although the sample app will eventually have users, microposts, and a full login and authentication framework, we will begin with a seemingly limited topic: the creation of static pages. Despite its seeming simplicity, making static pages is a highly instructive exercise, rich in implications—a perfect start for our nascent application.</text:p>
        <text:p text:style-name="Text_20_body">Although Rails is designed for making database-backed dynamic websites, it also excels at making the kind of static pages we might make with raw HTML files. In fact, using Rails even for static pages yields a distinct advantage: we can easily add just a <text:span text:style-name="Emphasis">small</text:span> amount of dynamic content. In this chapter we’ll learn how. Along the way, we’ll get our first taste of <text:span text:style-name="Emphasis">automated testing</text:span>, which will help us be more confident that our code is correct. Moreover, having a good test suite will allow us to <text:span text:style-name="Emphasis">refactor</text:span> our code with confidence, changing its form without changing its function.</text:p>
        <text:p text:style-name="Text_20_body">As in <text:a xlink:type="simple" xlink:href="http://railstutorial.org/chapters/a-demo-app?version=2.3#top">Chapter 2</text:a>, before getting started we need to create a new Rails project, this time called <text:span text:style-name="Teletype">sample_app</text:span>:</text:p>
        <text:p text:style-name="Preformatted_20_Text">$ cd ~/rails_projects</text:p>
        <text:p text:style-name="Preformatted_20_Text">$ rails sample_app</text:p>
        <text:p text:style-name="P11">$ cd sample_app</text:p>
        <text:p text:style-name="Text_20_body">As before, we’ll copy the <text:span text:style-name="Source_20_Text">.gitignore</text:span> file from <text:a xlink:type="simple" xlink:href="http://railstutorial.org/chapters/beginning?version=2.3#code:gitignore">Listing 1.2</text:a> to the sample app’s Rails root directory:</text:p>
        <text:p text:style-name="Preformatted_20_Text">$ git init</text:p>
        <text:p text:style-name="Preformatted_20_Text">$ cp ~/rails_projects/first_app/.gitignore .</text:p>
        <text:p text:style-name="Preformatted_20_Text">$ git add .</text:p>
        <text:p text:style-name="P11">$ git commit -m "Initial commit"</text:p>
        <text:section text:style-name="Sect1" text:name="fig:create_repository">
          <text:p text:style-name="Text_20_body"/>
        </text:section>
        <text:p text:style-name="P6"><draw:frame draw:style-name="fr1" draw:name="graphics1" text:anchor-type="as-char" svg:width="0.7862in" svg:height="0.3929in" draw:z-index="0"><draw:image xlink:href="http://railstutorial.org/images/figures/create_repository.png" xlink:type="simple" xlink:show="embed" xlink:actuate="onLoad"/><svg:title>create_repository</svg:title></draw:frame></text:p>
        <text:p text:style-name="Text_20_body">Figure 3.1: Creating the sample app repository at GitHub. <text:a xlink:type="simple" xlink:href="http://www.railstutorial.org/images/figures/create_repository-full.png">(full size)</text:a></text:p>
        <text:p text:style-name="Text_20_body">Since we’ll be using this sample app throughout the rest of the book, it’s a good idea to make a repository at GitHub (<text:a xlink:type="simple" xlink:href="http://railstutorial.org/chapters/static-pages?version=2.3#fig:create_repository">Figure 3.1</text:a>) and push it up:</text:p>
        <text:p text:style-name="Preformatted_20_Text">$ git remote add origin git@github.com:&lt;username&gt;/sample_app.git</text:p>
        <text:p text:style-name="P11">$ git push origin master</text:p>
        <text:p text:style-name="Text_20_body">Of course, we can optionally deploy the app to Heroku even at this early stage:</text:p>
        <text:p text:style-name="Preformatted_20_Text">$ heroku create</text:p>
        <text:p text:style-name="P11">$ git push heroku master</text:p>
        <text:p text:style-name="Text_20_body"><text:soft-page-break/>As you proceed through the rest of the book, I recommend pushing and deploying the application regularly:</text:p>
        <text:p text:style-name="Preformatted_20_Text">$ git push</text:p>
        <text:p text:style-name="P11">$ git push heroku</text:p>
        <text:p text:style-name="Text_20_body">With that, we’re ready to get started developing the sample application.</text:p>
        <text:section text:style-name="Sect1" text:name="sec:static_pages">
          <text:p text:style-name="Text_20_body"/>
        </text:section>
        <text:h text:style-name="Heading_20_2" text:outline-level="2"><text:bookmark text:name="sec:3.1"/><text:a xlink:type="simple" xlink:href="http://railstutorial.org/chapters/static-pages?version=2.3#sec:static_pages">3.1 Static pages</text:a></text:h>
        <text:p text:style-name="Text_20_body">Rails has two main ways of making static web pages. First, Rails can handle <text:span text:style-name="Emphasis">truly</text:span> static pages consisting of raw HTML files. Second, Rails allows us to define <text:span text:style-name="Emphasis">views</text:span> containing raw HTML, which Rails can <text:span text:style-name="Emphasis">render</text:span> so that the web server can send it to the browser.</text:p>
        <text:p text:style-name="Text_20_body">In order to get our bearings, it’s helpful to recall the Rails directory structure from <text:a xlink:type="simple" xlink:href="http://railstutorial.org/chapters/beginning?version=2.3#sec:the_first_application">Section 1.2.3</text:a> (<text:a xlink:type="simple" xlink:href="http://railstutorial.org/chapters/beginning?version=2.3#fig:directory_structure">Figure 1.3</text:a>). In this section, we’ll be working mainly in the <text:span text:style-name="Source_20_Text">app/controllers</text:span> and <text:span text:style-name="Source_20_Text">app/views</text:span> directories. (In <text:a xlink:type="simple" xlink:href="http://railstutorial.org/chapters/static-pages?version=2.3#sec:first_tests">Section 3.2</text:a>, we’ll even add a new directory of our own.)</text:p>
        <text:section text:style-name="Sect1" text:name="sec:truly_static_pages">
          <text:p text:style-name="Text_20_body"/>
        </text:section>
        <text:h text:style-name="Heading_20_3" text:outline-level="3"><text:bookmark text:name="sec:3.1.1"/><text:a xlink:type="simple" xlink:href="http://railstutorial.org/chapters/static-pages?version=2.3#sec:truly_static_pages">3.1.1 Truly static pages</text:a></text:h>
        <text:p text:style-name="Text_20_body">We start with truly static pages. Recall from <text:a xlink:type="simple" xlink:href="http://railstutorial.org/chapters/beginning?version=2.3#sec:script_server">Section 1.2.5</text:a> that every Rails application comes with a minimal working application thanks to the <text:span text:style-name="Source_20_Text">rails</text:span> script, with a default welcome page at the address <text:a xlink:type="simple" xlink:href="http://localhost:3000/"><text:span text:style-name="Teletype">http://localhost:3000/</text:span></text:a> (<text:a xlink:type="simple" xlink:href="http://railstutorial.org/chapters/beginning?version=2.3#fig:riding_rails">Figure 1.5</text:a>).</text:p>
        <text:section text:style-name="Sect1" text:name="fig:public_index">
          <text:p text:style-name="Text_20_body"/>
        </text:section>
        <text:p text:style-name="P6"><draw:frame draw:style-name="fr1" draw:name="graphics2" text:anchor-type="as-char" svg:width="0.7862in" svg:height="0.3929in" draw:z-index="1"><draw:image xlink:href="http://railstutorial.org/images/figures/public_index.png" xlink:type="simple" xlink:show="embed" xlink:actuate="onLoad"/><svg:title>public_index</svg:title></draw:frame></text:p>
        <text:p text:style-name="Text_20_body">Figure 3.2: The <text:span text:style-name="Source_20_Text">public/index.html</text:span> file. <text:a xlink:type="simple" xlink:href="http://www.railstutorial.org/images/figures/public_index-full.png">(full size)</text:a></text:p>
        <text:p text:style-name="Text_20_body">To learn where this page comes from, take a look at the file <text:span text:style-name="Source_20_Text">public/index.html</text:span> (<text:a xlink:type="simple" xlink:href="http://railstutorial.org/chapters/static-pages?version=2.3#fig:public_index">Figure 3.2</text:a>). Because the file contains its own stylesheet information, it’s a little messy, but it gets the job done: by default, Rails serves any files in the <text:span text:style-name="Source_20_Text">public</text:span> directory directly to the browser.<text:bookmark text:name="fnref:3.1"/><text:a xlink:type="simple" xlink:href="http://railstutorial.org/chapters/static-pages?version=2.3#fn:3.1">1</text:a> In the case of the special <text:span text:style-name="Source_20_Text">index.html</text:span> file, you don’t even have to indicate the file in the URL, as <text:span text:style-name="Source_20_Text">index.html</text:span> is the default. You can include it if you want, though; the addresses</text:p>
        <text:p text:style-name="P11">http://localhost:3000/</text:p>
        <text:p text:style-name="Text_20_body">and</text:p>
        <text:p text:style-name="P11">http://localhost:3000/index.html</text:p>
        <text:p text:style-name="Text_20_body">are equivalent.</text:p>
        <text:p text:style-name="Text_20_body">As you might expect, if we want we can make our own static HTML files and put them in the same <text:span text:style-name="Source_20_Text">public</text:span> directory as <text:span text:style-name="Source_20_Text">index.html</text:span>. For example, let’s create a file with a friendly greeting (<text:a xlink:type="simple" xlink:href="http://railstutorial.org/chapters/static-pages?version=2.3#code:hello_world">Listing 3.1</text:a>):<text:bookmark text:name="fnref:3.2"/><text:a xlink:type="simple" xlink:href="http://railstutorial.org/chapters/static-pages?version=2.3#fn:3.2">2</text:a></text:p>
        <text:p text:style-name="P11">$ mate public/hello.html</text:p>
        <text:section text:style-name="Sect1" text:name="code:hello_world">
          <text:p text:style-name="Text_20_body"/>
        </text:section>
        <text:p text:style-name="Text_20_body"><text:soft-page-break/>Listing 3.1. A typical HTML file, with a friendly greeting. <text:line-break/><text:span text:style-name="Source_20_Text">public/hello.html</text:span> <draw:frame draw:name="clippy" text:anchor-type="as-char" svg:width="1.1457in" svg:height="0.1457in" draw:z-index="2"><draw:plugin xlink:href="http://railstutorial.org/flash/clippy.swf" xlink:type="simple" xlink:show="embed" xlink:actuate="onLoad" draw:mime-type="application/x-shockwave-flash"><draw:param draw:name="bgcolor" draw:value="#ffffff"/><draw:param draw:name="flashvars" draw:value="text=%3C!DOCTYPE%20html%20PUBLIC%20%22%2D//W3C//DTD%20XHTML%201.0%20Strict//EN%22%0A%20%20%22http://www.w3.org/TR/xhtml1/DTD/xhtml1%2Dstrict.dtd%22%3E%0A%3Chtml%3E%0A%20%20%3Chead%3E%0A%20%20%20%20%3Ctitle%3EGreeting%3C/title%3E%0A%20%20%3C/head%3E%0A%20%20%3Cbody%3E%0A%20%20%20%20%3Cp%3EHello,%20world!%3C/p%3E%0A%20%20%3C/body%3E%0A%3C/html%3E%0A"/><draw:param draw:name="pluginspage" draw:value="http://www.macromedia.com/go/getflashplayer"/><draw:param draw:name="allowscriptaccess" draw:value="always"/><draw:param draw:name="quality" draw:value="high"/></draw:plugin></draw:frame> </text:p>
        <text:p text:style-name="Preformatted_20_Text">&lt;!DOCTYPE html PUBLIC "-//W3C//DTD XHTML 1.0 Strict//EN"</text:p>
        <text:p text:style-name="Preformatted_20_Text"><text:s text:c="2"/>"http://www.w3.org/TR/xhtml1/DTD/xhtml1-strict.dtd"&gt;</text:p>
        <text:p text:style-name="Preformatted_20_Text">&lt;html&gt;</text:p>
        <text:p text:style-name="Preformatted_20_Text"><text:s text:c="2"/>&lt;head&gt;</text:p>
        <text:p text:style-name="Preformatted_20_Text"><text:s text:c="4"/>&lt;title&gt;Greeting&lt;/title&gt;</text:p>
        <text:p text:style-name="Preformatted_20_Text"><text:s text:c="2"/>&lt;/head&gt;</text:p>
        <text:p text:style-name="Preformatted_20_Text"><text:s text:c="2"/>&lt;body&gt;</text:p>
        <text:p text:style-name="Preformatted_20_Text"><text:s text:c="4"/>&lt;p&gt;Hello, world!&lt;/p&gt;</text:p>
        <text:p text:style-name="Preformatted_20_Text"><text:s text:c="2"/>&lt;/body&gt;</text:p>
        <text:p text:style-name="P11">&lt;/html&gt;</text:p>
        <text:p text:style-name="Text_20_body">We see in <text:a xlink:type="simple" xlink:href="http://railstutorial.org/chapters/static-pages?version=2.3#code:hello_world">Listing 3.1</text:a> the typical structure of an HTML document: a <text:span text:style-name="Emphasis">document type</text:span>, or doctype, declaration at the top to tell browsers which version of HTML we’re using;<text:bookmark text:name="fnref:3.3"/><text:a xlink:type="simple" xlink:href="http://railstutorial.org/chapters/static-pages?version=2.3#fn:3.3">3</text:a> a <text:span text:style-name="Source_20_Text">head</text:span> section, in this case with “Greeting” inside a <text:span text:style-name="Source_20_Text">title</text:span> tag; and a <text:span text:style-name="Source_20_Text">body</text:span> section, in this case with “Hello, world!” inside a <text:span text:style-name="Source_20_Text">p</text:span> (paragraph) tag. (The indentation is optional—HTML is not sensitive to whitespace, and ignores both tabs and spaces—but it makes the document’s structure easier to see.) As promised, when visiting the address <text:a xlink:type="simple" xlink:href="http://localhost:3000/hello.html"><text:span text:style-name="Teletype">http://localhost:3000/hello.html</text:span></text:a>, Rails renders it straightaway (<text:a xlink:type="simple" xlink:href="http://railstutorial.org/chapters/static-pages?version=2.3#fig:hello_world">Figure 3.3</text:a>). Note that the title displayed at the top of the browser window in <text:a xlink:type="simple" xlink:href="http://railstutorial.org/chapters/static-pages?version=2.3#fig:hello_world">Figure 3.3</text:a> is just the contents inside the <text:span text:style-name="Source_20_Text">title</text:span> tag, namely, “Greeting”.</text:p>
        <text:section text:style-name="Sect1" text:name="fig:hello_world">
          <text:p text:style-name="Text_20_body"/>
        </text:section>
        <text:p text:style-name="P6"><draw:frame draw:style-name="fr1" draw:name="graphics3" text:anchor-type="as-char" svg:width="0.7862in" svg:height="0.3929in" draw:z-index="3"><draw:image xlink:href="http://railstutorial.org/images/figures/hello_world.png" xlink:type="simple" xlink:show="embed" xlink:actuate="onLoad"/><svg:title>hello_world</svg:title></draw:frame></text:p>
        <text:p text:style-name="Text_20_body">Figure 3.3: Our very own static HTML file (<text:a xlink:type="simple" xlink:href="http://localhost:3000/hello.html"><text:span text:style-name="Teletype">http://localhost:3000/hello.html</text:span></text:a>). <text:a xlink:type="simple" xlink:href="http://www.railstutorial.org/images/figures/hello_world-full.png">(full size)</text:a></text:p>
        <text:p text:style-name="Text_20_body">Since this file is just for demonstration purposes, we don’t really want it to be part of our sample application, so it’s probably best to remove it once the thrill of creating it has worn off:</text:p>
        <text:p text:style-name="P11">$ rm public/hello.html</text:p>
        <text:p text:style-name="Text_20_body">We’ll leave the <text:span text:style-name="Source_20_Text">index.html</text:span> file alone for now, but of course eventually we should remove it: we don’t want the root of our application to be the Rails default page shown in <text:a xlink:type="simple" xlink:href="http://railstutorial.org/chapters/beginning?version=2.3#fig:riding_rails">Figure 1.5</text:a>. We’ll see in <text:a xlink:type="simple" xlink:href="http://railstutorial.org/chapters/filling-in-the-layout?version=2.3#sec:layout_links">Section 5.2</text:a> how to change the address <text:span text:style-name="Teletype">http://localhost:3000/</text:span> to point to something other than <text:span text:style-name="Source_20_Text">public/index.html</text:span>.</text:p>
        <text:section text:style-name="Sect1" text:name="sec:static_pages_with_rails">
          <text:p text:style-name="Text_20_body"/>
        </text:section>
        <text:h text:style-name="Heading_20_3" text:outline-level="3"><text:bookmark text:name="sec:3.1.2"/><text:a xlink:type="simple" xlink:href="http://railstutorial.org/chapters/static-pages?version=2.3#sec:static_pages_with_rails">3.1.2 Static pages with Rails</text:a></text:h>
        <text:p text:style-name="Text_20_body">The ability to return static HTML files is nice, but it’s not particularly useful for making dynamic web applications. In this section, we’ll take a first step toward making dynamic pages by creating a set of Rails <text:span text:style-name="Emphasis">actions</text:span>, which are a more powerful way to define URLs than static files.<text:bookmark text:name="fnref:3.4"/><text:a xlink:type="simple" xlink:href="http://railstutorial.org/chapters/static-pages?version=2.3#fn:3.4">4</text:a> Rails actions come bundled together inside <text:span text:style-name="Emphasis">controllers</text:span> (the C in MVC from <text:a xlink:type="simple" xlink:href="http://railstutorial.org/chapters/beginning?version=2.3#sec:mvc">Section 1.2.4</text:a>), which contain sets of actions related by a common purpose. We got a glimpse of controllers in <text:a xlink:type="simple" xlink:href="http://railstutorial.org/chapters/a-demo-app?version=2.3#top">Chapter 2</text:a>, and will come to a deeper understanding once we explore the <text:a xlink:type="simple" xlink:href="http://en.wikipedia.org/wiki/Representational_State_Transfer">REST architecture</text:a> more fully (starting in <text:a xlink:type="simple" xlink:href="http://railstutorial.org/chapters/modeling-and-viewing-users-one?version=2.3#top">Chapter 6</text:a>); in essence, a controller is a container for a group of (possibly dynamic) web pages.</text:p>
        <text:p text:style-name="Text_20_body">To get started, recall from <text:a xlink:type="simple" xlink:href="http://railstutorial.org/chapters/beginning?version=2.3#sec:git_commands">Section 1.3.5</text:a> that, when using Git, it’s a good practice to do our work on a separate topic branch rather than the master branch. If you’re using Git for version control, you should <text:soft-page-break/>run the following command:</text:p>
        <text:p text:style-name="P11">$ git checkout -b static-pages</text:p>
        <text:p text:style-name="Text_20_body">Rails comes with a script for making controllers called <text:span text:style-name="Source_20_Text">generate</text:span>; all it needs to work its magic is the controller’s name. Since we’re making this controller to handle (mostly) static pages, we’ll just call it the Pages controller, and plan to make actions for a Home page, a Contact page, and an About page. The <text:span text:style-name="Source_20_Text">generate</text:span> script takes an optional list of actions, so we’ll include some of our initial actions directly on the command line:<text:bookmark text:name="fnref:3.5"/><text:a xlink:type="simple" xlink:href="http://railstutorial.org/chapters/static-pages?version=2.3#fn:3.5">5</text:a></text:p>
        <text:section text:style-name="Sect1" text:name="code:generating_pages">
          <text:p text:style-name="Text_20_body"/>
        </text:section>
        <text:p text:style-name="Text_20_body">Listing 3.2. Generating a Pages controller. </text:p>
        <text:p text:style-name="Preformatted_20_Text">$ script/generate controller Pages home contact</text:p>
        <text:p text:style-name="Preformatted_20_Text"><text:s text:c="6"/>exists <text:s/>app/controllers/</text:p>
        <text:p text:style-name="Preformatted_20_Text"><text:s text:c="6"/>exists <text:s/>app/helpers/</text:p>
        <text:p text:style-name="Preformatted_20_Text"><text:s text:c="6"/>create <text:s/>app/views/pages</text:p>
        <text:p text:style-name="Preformatted_20_Text"><text:s text:c="6"/>exists <text:s/>test/functional/</text:p>
        <text:p text:style-name="Preformatted_20_Text"><text:s text:c="6"/>create <text:s/>test/unit/helpers/</text:p>
        <text:p text:style-name="Preformatted_20_Text"><text:s text:c="6"/>create <text:s/>app/controllers/pages_controller.rb</text:p>
        <text:p text:style-name="Preformatted_20_Text"><text:s text:c="6"/>create <text:s/>test/functional/pages_controller_test.rb</text:p>
        <text:p text:style-name="Preformatted_20_Text"><text:s text:c="6"/>create <text:s/>app/helpers/pages_helper.rb</text:p>
        <text:p text:style-name="Preformatted_20_Text"><text:s text:c="6"/>create <text:s/>test/unit/helpers/pages_helper_test.rb</text:p>
        <text:p text:style-name="Preformatted_20_Text"><text:s text:c="6"/>create <text:s/>app/views/pages/home.html.erb</text:p>
        <text:p text:style-name="P11"><text:s text:c="6"/>create <text:s/>app/views/pages/contact.html.erb</text:p>
        <text:p text:style-name="Text_20_body">Here, I’ve intentionally “forgotten” the <text:span text:style-name="Source_20_Text">about</text:span> page so that we can see how to add it in by hand (<text:a xlink:type="simple" xlink:href="http://railstutorial.org/chapters/static-pages?version=2.3#sec:first_tests">Section 3.2</text:a>).</text:p>
        <text:p text:style-name="Text_20_body">By default, Rails ensures that the actions inside controllers can be found at a URL of the following form:</text:p>
        <text:p text:style-name="P11">http://localhost:3000/controller/action</text:p>
        <text:p text:style-name="Text_20_body">In our case, this means that when we generate a <text:span text:style-name="Source_20_Text">home</text:span> action inside the Pages controller we automatically get a page at the address <text:span text:style-name="Teletype">/pages/home</text:span>. To see the results, kill the server by hitting Ctrl-C, run <text:span text:style-name="Source_20_Text">script/server</text:span>, and then navigate to <text:a xlink:type="simple" xlink:href="http://localhost:3000/pages/home"><text:span text:style-name="Teletype">/pages/home</text:span></text:a> (<text:a xlink:type="simple" xlink:href="http://railstutorial.org/chapters/static-pages?version=2.3#fig:raw_home_view">Figure 3.4</text:a>).</text:p>
        <text:section text:style-name="Sect1" text:name="fig:raw_home_view">
          <text:p text:style-name="Text_20_body"/>
        </text:section>
        <text:p text:style-name="P6"><draw:frame draw:style-name="fr1" draw:name="graphics4" text:anchor-type="as-char" svg:width="0.7862in" svg:height="0.3929in" draw:z-index="4"><draw:image xlink:href="http://railstutorial.org/images/figures/raw_home_view.png" xlink:type="simple" xlink:show="embed" xlink:actuate="onLoad"/><svg:title>raw_home_view</svg:title></draw:frame></text:p>
        <text:p text:style-name="Text_20_body">Figure 3.4: The raw home view (<text:a xlink:type="simple" xlink:href="http://localhost:3000/pages/home"><text:span text:style-name="Teletype">/pages/home</text:span></text:a>) generated by Rails. <text:a xlink:type="simple" xlink:href="http://www.railstutorial.org/images/figures/raw_home_view-full.png">(full size)</text:a></text:p>
        <text:p text:style-name="Text_20_body">To understand where this page comes from, let’s start by taking a look at the Pages controller in a text editor; you should see something like <text:a xlink:type="simple" xlink:href="http://railstutorial.org/chapters/static-pages?version=2.3#code:pages_controller">Listing 3.3</text:a>. (You may note that, unlike the demo Users and Microposts controllers from <text:a xlink:type="simple" xlink:href="http://railstutorial.org/chapters/a-demo-app?version=2.3#top">Chapter 2</text:a>, the Pages controller does not follow the REST conventions.)</text:p>
        <text:section text:style-name="Sect1" text:name="code:pages_controller">
          <text:p text:style-name="Text_20_body"/>
        </text:section>
        <text:p text:style-name="Text_20_body">Listing 3.3. The Pages controller made by <text:a xlink:type="simple" xlink:href="http://railstutorial.org/chapters/static-pages?version=2.3#code:generating_pages">Listing 3.2</text:a>. <text:line-break/><text:span text:style-name="Source_20_Text">app/controllers/pages_controller.rb</text:span> <draw:frame draw:name="clippy" text:anchor-type="as-char" svg:width="1.1457in" svg:height="0.1457in" draw:z-index="5"><draw:plugin xlink:href="http://railstutorial.org/flash/clippy.swf" xlink:type="simple" xlink:show="embed" xlink:actuate="onLoad" draw:mime-type="application/x-shockwave-flash"><draw:param draw:name="bgcolor" draw:value="#ffffff"/><draw:param draw:name="flashvars" draw:value="text=class%20PagesController%20%3C%20ApplicationController%0A%0A%20%20def%20home%0A%20%20end%0A%0A%20%20def%20contact%0A%20%20end%0Aend%0A"/><draw:param draw:name="pluginspage" draw:value="http://www.macromedia.com/go/getflashplayer"/><draw:param draw:name="allowscriptaccess" draw:value="always"/><draw:param draw:name="quality" draw:value="high"/></draw:plugin></draw:frame> </text:p>
        <text:p text:style-name="Preformatted_20_Text">class PagesController &lt; ApplicationController</text:p>
        <text:p text:style-name="Preformatted_20_Text"/>
        <text:p text:style-name="Preformatted_20_Text"><text:s text:c="2"/>def home</text:p>
        <text:p text:style-name="Preformatted_20_Text"><text:s text:c="2"/>end</text:p>
        <text:p text:style-name="Preformatted_20_Text"><text:soft-page-break/></text:p>
        <text:p text:style-name="Preformatted_20_Text"><text:s text:c="2"/>def contact</text:p>
        <text:p text:style-name="Preformatted_20_Text"><text:s text:c="2"/>end</text:p>
        <text:p text:style-name="P11">end</text:p>
        <text:p text:style-name="Text_20_body">We see here that <text:span text:style-name="Source_20_Text">pages_controller.rb</text:span> defines a <text:span text:style-name="Emphasis">class</text:span> called <text:span text:style-name="Source_20_Text">PagesController</text:span>. Classes are simply a convenient way to organize <text:span text:style-name="Emphasis">functions</text:span> (also called <text:span text:style-name="Emphasis">methods</text:span>) like the <text:span text:style-name="Source_20_Text">home</text:span> and <text:span text:style-name="Source_20_Text">contact</text:span> actions, which are defined using the <text:span text:style-name="Source_20_Text">def</text:span> keyword. The angle bracket <text:span text:style-name="Source_20_Text">&lt;</text:span> indicates that <text:span text:style-name="Source_20_Text">PagesController</text:span> <text:span text:style-name="Emphasis">inherits</text:span> from the Rails class <text:span text:style-name="Source_20_Text">ApplicationController</text:span>; as we’ll see momentarily, this means that our pages come equipped with a large amount of Rails-specific functionality. (We’ll learn more about both classes and inheritance in <text:a xlink:type="simple" xlink:href="http://railstutorial.org/chapters/rails-flavored-ruby?version=2.3#sec:ruby_classes">Section 4.4</text:a>.)</text:p>
        <text:p text:style-name="Text_20_body">In the case of the Pages controller, both its methods are initially empty:</text:p>
        <text:p text:style-name="Preformatted_20_Text">def home</text:p>
        <text:p text:style-name="Preformatted_20_Text">end</text:p>
        <text:p text:style-name="Preformatted_20_Text"/>
        <text:p text:style-name="Preformatted_20_Text">def contact</text:p>
        <text:p text:style-name="P11">end</text:p>
        <text:p text:style-name="Text_20_body">In plain Ruby, these methods would simply do nothing. In Rails, the situation is different; <text:span text:style-name="Source_20_Text">PagesController</text:span> is a Ruby class, but because it inherits from <text:span text:style-name="Source_20_Text">ApplicationController</text:span> the behavior of its methods is specific to Rails: when visiting the URL <text:span text:style-name="Teletype">/pages/home</text:span>, Rails looks in the Pages controller and executes the code in the <text:span text:style-name="Source_20_Text">home</text:span> action, and then renders the <text:span text:style-name="Emphasis">view</text:span> (the V in MVC from <text:a xlink:type="simple" xlink:href="http://railstutorial.org/chapters/beginning?version=2.3#sec:mvc">Section 1.2.4</text:a>) corresponding to the action. In the present case, the <text:span text:style-name="Source_20_Text">home</text:span> action is empty, so all hitting <text:span text:style-name="Teletype">/pages/home</text:span> does is render the view. So, what does a view look like, and how do we find it?</text:p>
        <text:p text:style-name="Text_20_body">If you take another look at the output in <text:a xlink:type="simple" xlink:href="http://railstutorial.org/chapters/static-pages?version=2.3#code:generating_pages">Listing 3.2</text:a>, you might be able to guess the correspondence between actions and views: an action like <text:span text:style-name="Source_20_Text">home</text:span> has a corresponding view called <text:span text:style-name="Source_20_Text">home.html.erb</text:span>. We’ll learn in <text:a xlink:type="simple" xlink:href="http://railstutorial.org/chapters/static-pages?version=2.3#sec:slightly_dynamic_pages">Section 3.3</text:a> what the <text:span text:style-name="Source_20_Text">.erb</text:span> part means; from the <text:span text:style-name="Source_20_Text">.html</text:span> part you probably won’t be surprised that it basically looks like HTML (<text:a xlink:type="simple" xlink:href="http://railstutorial.org/chapters/static-pages?version=2.3#code:raw_home_view">Listing 3.4</text:a>).</text:p>
        <text:section text:style-name="Sect1" text:name="code:raw_home_view">
          <text:p text:style-name="Text_20_body"/>
        </text:section>
        <text:p text:style-name="Text_20_body">Listing 3.4. The generated view for the Home page. <text:line-break/><text:span text:style-name="Source_20_Text">app/views/pages/home.html.erb</text:span> <draw:frame draw:name="clippy" text:anchor-type="as-char" svg:width="1.1457in" svg:height="0.1457in" draw:z-index="6"><draw:plugin xlink:href="http://railstutorial.org/flash/clippy.swf" xlink:type="simple" xlink:show="embed" xlink:actuate="onLoad" draw:mime-type="application/x-shockwave-flash"><draw:param draw:name="bgcolor" draw:value="#ffffff"/><draw:param draw:name="flashvars" draw:value="text=%3Ch1%3EPages%23home%3C/h1%3E%0A%3Cp%3EFind%20me%20in%20app/views/pages/home.html.erb%3C/p%3E%0A"/><draw:param draw:name="pluginspage" draw:value="http://www.macromedia.com/go/getflashplayer"/><draw:param draw:name="allowscriptaccess" draw:value="always"/><draw:param draw:name="quality" draw:value="high"/></draw:plugin></draw:frame> </text:p>
        <text:p text:style-name="Preformatted_20_Text">&lt;h1&gt;Pages#home&lt;/h1&gt;</text:p>
        <text:p text:style-name="P11">&lt;p&gt;Find me in app/views/pages/home.html.erb&lt;/p&gt;</text:p>
        <text:p text:style-name="Text_20_body">The view for the <text:span text:style-name="Source_20_Text">contact</text:span> action is analogous (<text:a xlink:type="simple" xlink:href="http://railstutorial.org/chapters/static-pages?version=2.3#code:raw_contact_view">Listing 3.5</text:a>).</text:p>
        <text:section text:style-name="Sect1" text:name="code:raw_contact_view">
          <text:p text:style-name="Text_20_body"/>
        </text:section>
        <text:p text:style-name="Text_20_body">Listing 3.5. The generated view for the Contact page. <text:line-break/><text:span text:style-name="Source_20_Text">app/views/pages/contact.html.erb</text:span> <draw:frame draw:name="clippy" text:anchor-type="as-char" svg:width="1.1457in" svg:height="0.1457in" draw:z-index="7"><draw:plugin xlink:href="http://railstutorial.org/flash/clippy.swf" xlink:type="simple" xlink:show="embed" xlink:actuate="onLoad" draw:mime-type="application/x-shockwave-flash"><draw:param draw:name="bgcolor" draw:value="#ffffff"/><draw:param draw:name="flashvars" draw:value="text=%3Ch1%3EPages%23contact%3C/h1%3E%0A%3Cp%3EFind%20me%20in%20app/views/pages/contact.html.erb%3C/p%3E%0A"/><draw:param draw:name="pluginspage" draw:value="http://www.macromedia.com/go/getflashplayer"/><draw:param draw:name="allowscriptaccess" draw:value="always"/><draw:param draw:name="quality" draw:value="high"/></draw:plugin></draw:frame> </text:p>
        <text:p text:style-name="Preformatted_20_Text">&lt;h1&gt;Pages#contact&lt;/h1&gt;</text:p>
        <text:p text:style-name="P11">&lt;p&gt;Find me in app/views/pages/contact.html.erb&lt;/p&gt;</text:p>
        <text:p text:style-name="Text_20_body">Both of these views are just placeholders: they have a top-level heading (inside the <text:span text:style-name="Source_20_Text">h1</text:span> tag) and a paragraph (<text:span text:style-name="Source_20_Text">p</text:span> tag) with the full path to the relevant file. We’ll add some (very slightly) dynamic content starting in <text:a xlink:type="simple" xlink:href="http://railstutorial.org/chapters/static-pages?version=2.3#sec:slightly_dynamic_pages">Section 3.3</text:a>, but as they stand these views underscore an important point: Rails views can simply contain static HTML. As far as the browser is concerned, the raw HTML files from <text:a xlink:type="simple" xlink:href="http://railstutorial.org/chapters/static-pages?version=2.3#sec:truly_static_pages">Section 3.1.1</text:a> and the controller/action method of delivering pages are indistinguishable: all the browser <text:soft-page-break/>ever sees is HTML.</text:p>
        <text:p text:style-name="Text_20_body">In the remainder of this chapter, we’ll first add the <text:span text:style-name="Source_20_Text">about</text:span> action we “forgot” in <text:a xlink:type="simple" xlink:href="http://railstutorial.org/chapters/static-pages?version=2.3#sec:static_pages_with_rails">Section 3.1.2</text:a>, add a very small amount of dynamic content, and then take the first steps toward styling the pages with CSS. Before moving on, if you’re using Git it’s a good idea to add the files for the Pages controller to the repository at this time:</text:p>
        <text:p text:style-name="Preformatted_20_Text">$ git add .</text:p>
        <text:p text:style-name="P11">$ git commit -am "Added a Pages controller"</text:p>
        <text:p text:style-name="Text_20_body">You may recall from <text:a xlink:type="simple" xlink:href="http://railstutorial.org/chapters/beginning?version=2.3#sec:git_commands">Section 1.3.5</text:a> that we used the Git command <text:span text:style-name="Source_20_Text">git commit -a -m "Message"</text:span>, with flags for “all changes” (<text:span text:style-name="Source_20_Text">-a</text:span>) and a message (<text:span text:style-name="Source_20_Text">-m</text:span>); Git also lets us roll the two flags into one as <text:span text:style-name="Source_20_Text">-am</text:span>, and I’ll stick with this more compact formulation throughout the rest of this book.</text:p>
        <text:section text:style-name="Sect1" text:name="sec:first_tests">
          <text:p text:style-name="Text_20_body"/>
        </text:section>
        <text:h text:style-name="Heading_20_2" text:outline-level="2"><text:bookmark text:name="sec:3.2"/><text:a xlink:type="simple" xlink:href="http://railstutorial.org/chapters/static-pages?version=2.3#sec:first_tests">3.2 Our first tests</text:a></text:h>
        <text:p text:style-name="Text_20_body">If you ask five Rails developers how to test any given piece of code, you’ll get about fifteen different answers—but they’ll all agree that you should definitely be writing tests. It’s in this spirit that we’ll approach testing our sample application, writing solid tests without worrying too much about making them perfect. You shouldn’t take the tests in <text:span text:style-name="Emphasis">Rails Tutorial</text:span> as gospel; they are based on the style I have developed during my own work and from reading the code of others. As you gain experience as a Rails developer, you will no doubt form your own preferences and develop your own testing style.</text:p>
        <text:p text:style-name="Text_20_body">In addition to writing tests throughout the development of the sample application, we will also make the increasingly common choice about <text:span text:style-name="Emphasis">when</text:span> to write tests by writing them <text:span text:style-name="Emphasis">before</text:span> the application code—an approach known as <text:span text:style-name="Emphasis">test-driven development</text:span>, or TDD.<text:bookmark text:name="fnref:3.6"/><text:a xlink:type="simple" xlink:href="http://railstutorial.org/chapters/static-pages?version=2.3#fn:3.6">6</text:a> Our specific example will be to add an About page to our sample site. Fortunately, adding the extra page is not hard—you might even be able to guess the answer based on the examples in the previous section—which means that we can focus on testing, which contains quite a few new ideas.</text:p>
        <text:p text:style-name="Text_20_body">At first, testing for the existence of a page might seem like overkill, but experience shows that it is not. So many things can go wrong when writing software that having a good test suite is invaluable to assure quality. Moreover, it is common for computer programs—and especially web applications—to be constantly extended, and any time you make a change you risk introducing errors. Writing tests doesn’t guarantee that these bugs won’t happen, but it makes them much more likely to be caught (and fixed) when they occur. Furthermore, by writing tests for bugs that <text:span text:style-name="Emphasis">do</text:span> happen, we can make them much less likely to recur.</text:p>
        <text:p text:style-name="Text_20_body">(As noted in <text:a xlink:type="simple" xlink:href="http://railstutorial.org/chapters/beginning?version=2.3#sec:comments_for_various_readers">Section 1.1.1</text:a>, if you find the tests overwhelming, go ahead and skip them on first reading. Once you have a stronger grasp of Rails and Ruby, you can loop back and learn testing on a second pass.)</text:p>
        <text:section text:style-name="Sect1" text:name="sec:testing_tools">
          <text:p text:style-name="Text_20_body"/>
        </text:section>
        <text:h text:style-name="Heading_20_3" text:outline-level="3"><text:bookmark text:name="sec:3.2.1"/><text:a xlink:type="simple" xlink:href="http://railstutorial.org/chapters/static-pages?version=2.3#sec:testing_tools">3.2.1 Testing tools</text:a></text:h>
        <text:p text:style-name="Text_20_body">To write tests for our sample application, we’ll be using a framework called <text:a xlink:type="simple" xlink:href="http://rspec.info/">RSpec</text:a>, which is a <text:a xlink:type="simple" xlink:href="http://en.wikipedia.org/wiki/Domain_Specific_Language"><text:span text:style-name="Emphasis">domain-specific language</text:span></text:a> for describing the behavior of code, together with a program (called <text:span text:style-name="Source_20_Text">spec</text:span>) to verify the desired behavior. Designed for testing any Ruby program, RSpec has gained significant traction in the Rails community. Obie Fernandez, author of <text:a xlink:type="simple" xlink:href="http://www.amazon.com/gp/product/B000XPPW9G?ie=UTF8&amp;tag=httpwwwrailst-20&amp;linkCode=as2&amp;camp=1789&amp;creative=9325&amp;creativeASIN=B000XPPW9G"><text:span text:style-name="Emphasis">The Rails Way</text:span></text:a>, has called RSpec “the Rails Way”, and I agree.<text:bookmark text:name="fnref:3.7"/><text:a xlink:type="simple" xlink:href="http://railstutorial.org/chapters/static-pages?version=2.3#fn:3.7">7</text:a></text:p>
        <text:section text:style-name="Sect1" text:name="sec:installing_rspec">
          <text:p text:style-name="Text_20_body"><text:soft-page-break/></text:p>
        </text:section>
        <text:h text:style-name="Heading_20_4" text:outline-level="4"><text:bookmark text:name="sec:3.2.1.1"/><text:a xlink:type="simple" xlink:href="http://railstutorial.org/chapters/static-pages?version=2.3#sec:installing_rspec">Installing RSpec</text:a></text:h>
        <text:p text:style-name="Text_20_body">Since RSpec comes as a gem, installing it is easy:</text:p>
        <text:p text:style-name="Preformatted_20_Text">$ [sudo] gem install rspec -v 1.3.0</text:p>
        <text:p text:style-name="P11">$ [sudo] gem install rspec-rails -v 1.3.2</text:p>
        <text:p text:style-name="Text_20_body">If you’re using Ruby 1.8.7 or lower, RSpec should now be operational, but it won’t work immediately if you’re using Ruby 1.9. RSpec is built on top of the <text:span text:style-name="Teletype">Test::Unit</text:span> library, the default testing framework for Rails; up through Ruby 1.8.7, <text:span text:style-name="Teletype">Test::Unit</text:span> ships as part of the Ruby Standard Library, but (for reasons unknown to me) it is no longer included in Ruby 1.9. Moreover, RSpec doesn’t yet work with the most recent standalone version of <text:span text:style-name="Teletype">Test::Unit</text:span>. This means that, if you are using Ruby 1.9, you should uninstall any existing versions of <text:span text:style-name="Teletype">Test::Unit</text:span> and then install the version RSpec needs:<text:bookmark text:name="fnref:3.8"/><text:a xlink:type="simple" xlink:href="http://railstutorial.org/chapters/static-pages?version=2.3#fn:3.8">8</text:a></text:p>
        <text:p text:style-name="Preformatted_20_Text">$ ruby -v</text:p>
        <text:p text:style-name="Preformatted_20_Text">1.9.1</text:p>
        <text:p text:style-name="Preformatted_20_Text">$ [sudo] gem uninstall test-unit</text:p>
        <text:p text:style-name="P11">$ [sudo] gem install test-unit -v 1.2.3</text:p>
        <text:p text:style-name="Text_20_body">To get RSpec started in a Rails application, we just need to run a script in the Rails root directory that generates some initial files:</text:p>
        <text:p text:style-name="P11">$ script/generate rspec</text:p>
        <text:p text:style-name="Text_20_body">Then add the files to the repository:</text:p>
        <text:p text:style-name="Preformatted_20_Text">$ git add .</text:p>
        <text:p text:style-name="Preformatted_20_Text">$ git status</text:p>
        <text:p text:style-name="Preformatted_20_Text"># On branch static-pages</text:p>
        <text:p text:style-name="Preformatted_20_Text"># Changes to be committed:</text:p>
        <text:p text:style-name="Preformatted_20_Text"># <text:s text:c="2"/>(use "git reset HEAD &lt;file&gt;..." to unstage)</text:p>
        <text:p text:style-name="Preformatted_20_Text">#</text:p>
        <text:p text:style-name="Preformatted_20_Text"># <text:s text:c="6"/>new file: <text:s text:c="2"/>lib/tasks/rspec.rake</text:p>
        <text:p text:style-name="Preformatted_20_Text"># <text:s text:c="6"/>new file: <text:s text:c="2"/>script/autospec</text:p>
        <text:p text:style-name="Preformatted_20_Text"># <text:s text:c="6"/>new file: <text:s text:c="2"/>script/spec</text:p>
        <text:p text:style-name="Preformatted_20_Text"># <text:s text:c="6"/>new file: <text:s text:c="2"/>spec/rcov.opts</text:p>
        <text:p text:style-name="Preformatted_20_Text"># <text:s text:c="6"/>new file: <text:s text:c="2"/>spec/spec.opts</text:p>
        <text:p text:style-name="Preformatted_20_Text"># <text:s text:c="6"/>new file: <text:s text:c="2"/>spec/spec_helper.rb</text:p>
        <text:p text:style-name="Preformatted_20_Text">#</text:p>
        <text:p text:style-name="P11">$ git commit -am "Added RSpec files"</text:p>
        <text:section text:style-name="Sect1" text:name="sec:installing_autotest">
          <text:p text:style-name="Text_20_body"/>
        </text:section>
        <text:h text:style-name="Heading_20_4" text:outline-level="4"><text:bookmark text:name="sec:3.2.1.2"/><text:a xlink:type="simple" xlink:href="http://railstutorial.org/chapters/static-pages?version=2.3#sec:installing_autotest">Installing Autotest</text:a></text:h>
        <text:p text:style-name="Text_20_body">Although not strictly necessary for testing, I’ve found that the Autotest tool is extraordinarily valuable for test-driven development. Autotest (part of the <text:a xlink:type="simple" xlink:href="http://www.zenspider.com/ZSS/Products/ZenTest/">ZenTest</text:a> suite) continuously runs your test suite in the background based on the specific file changes you make. The result is instant feedback on the status of your tests. We’ll learn more about Autotest when we see it in action (<text:a xlink:type="simple" xlink:href="http://railstutorial.org/chapters/static-pages?version=2.3#sec:TDD">Section 3.2.2</text:a>), but for now you should install it if you want to try it:</text:p>
        <text:p text:style-name="P11">$ [sudo] gem install autotest-rails -v 4.1.0</text:p>
        <text:p text:style-name="Text_20_body"><text:soft-page-break/>The next steps depend on your platform. I’ll go through the steps for OS X, since that’s what I use, and then give references to blog posts that discuss Autotest on Linux and Windows. On OS X, you should <text:a xlink:type="simple" xlink:href="http://growl.info/">install Growl</text:a> (if you don’t have it already) and then install the <text:span text:style-name="Source_20_Text">autotest-fsevent</text:span> and <text:span text:style-name="Source_20_Text">autotest-growl</text:span> gems:<text:bookmark text:name="fnref:3.9"/><text:a xlink:type="simple" xlink:href="http://railstutorial.org/chapters/static-pages?version=2.3#fn:3.9">9</text:a></text:p>
        <text:p text:style-name="Preformatted_20_Text"># On OS X</text:p>
        <text:p text:style-name="Preformatted_20_Text">$ [sudo] gem install autotest-fsevent -v 0.1.1</text:p>
        <text:p text:style-name="P11">$ [sudo] gem install autotest-growl -v 0.2.0</text:p>
        <text:p text:style-name="Text_20_body">If FSEvent won’t install properly, double-check that <text:a xlink:type="simple" xlink:href="http://developer.apple.com/technologies/tools/xcode.html">Xcode</text:a> is installed on your system.</text:p>
        <text:p text:style-name="Text_20_body">Then make an Autotest configuration file in your Rails root directory and fill it with the contents of <text:a xlink:type="simple" xlink:href="http://railstutorial.org/chapters/static-pages?version=2.3#code:dot_autotest">Listing 3.6</text:a>:</text:p>
        <text:p text:style-name="P11">$ mate .autotest</text:p>
        <text:p text:style-name="Text_20_body">(Note: this will create an Autotest configuration for the sample application only; if you want to share this Autotest configuration with other Rails or Ruby projects, you should create the <text:span text:style-name="Source_20_Text">.autotest</text:span> file in your <text:span text:style-name="Emphasis">home</text:span> directory instead:</text:p>
        <text:p text:style-name="P11">$ mate ~/.autotest</text:p>
        <text:p text:style-name="Text_20_body">where <text:span text:style-name="Teletype">~</text:span> (tilde) is the Unix symbol for “home directory”.)</text:p>
        <text:section text:style-name="Sect1" text:name="code:dot_autotest">
          <text:p text:style-name="Text_20_body"/>
        </text:section>
        <text:p text:style-name="Text_20_body">Listing 3.6. The <text:span text:style-name="Source_20_Text">.autotest</text:span> configuration file for Autotest on OS X. <draw:frame draw:name="clippy" text:anchor-type="as-char" svg:width="1.1457in" svg:height="0.1457in" draw:z-index="8"><draw:plugin xlink:href="http://railstutorial.org/flash/clippy.swf" xlink:type="simple" xlink:show="embed" xlink:actuate="onLoad" draw:mime-type="application/x-shockwave-flash"><draw:param draw:name="bgcolor" draw:value="#ffffff"/><draw:param draw:name="flashvars" draw:value="text=require%20%22autotest/growl%22%0Arequire%20%22autotest/fsevent%22%0A"/><draw:param draw:name="pluginspage" draw:value="http://www.macromedia.com/go/getflashplayer"/><draw:param draw:name="allowscriptaccess" draw:value="always"/><draw:param draw:name="quality" draw:value="high"/></draw:plugin></draw:frame> </text:p>
        <text:p text:style-name="Preformatted_20_Text">require "autotest/growl"</text:p>
        <text:p text:style-name="P11">require "autotest/fsevent"</text:p>
        <text:p text:style-name="Text_20_body">If you’re running Linux with the Gnome desktop, you should try the steps at <text:a xlink:type="simple" xlink:href="http://automate-everything.com/2009/08/gnome-and-autospec-notifications/">Automate Everything</text:a>, which sets up on Linux a system similar to Growl notifications on OS X. Windows users should try installing <text:a xlink:type="simple" xlink:href="http://www.growlforwindows.com/gfw/">Growl for Windows</text:a> and then follow the instructions at the <text:a xlink:type="simple" xlink:href="http://github.com/svoop/autotest-growl">GitHub page for </text:a><text:a xlink:type="simple" xlink:href="http://github.com/svoop/autotest-growl"><text:span text:style-name="Source_20_Text">autotest-growl</text:span></text:a>. Both Linux and Windows users might want to take a look at <text:a xlink:type="simple" xlink:href="http://github.com/carlosbrando/autotest-notification">autotest-notification</text:a>; <text:span text:style-name="Emphasis">Rails Tutorial</text:span> reader Fred Schoeneman has a write-up <text:a xlink:type="simple" xlink:href="http://fredschoeneman.posterous.com/pimp-your-autotest-notification">here</text:a>.<text:bookmark text:name="fnref:3.10"/><text:a xlink:type="simple" xlink:href="http://railstutorial.org/chapters/static-pages?version=2.3#fn:3.10">10</text:a></text:p>
        <text:p text:style-name="Text_20_body">With that, we’re ready to get testing!</text:p>
        <text:section text:style-name="Sect1" text:name="sec:TDD">
          <text:p text:style-name="Text_20_body"/>
        </text:section>
        <text:h text:style-name="Heading_20_3" text:outline-level="3"><text:bookmark text:name="sec:3.2.2"/><text:a xlink:type="simple" xlink:href="http://railstutorial.org/chapters/static-pages?version=2.3#sec:TDD">3.2.2 TDD: Red, Green, Refactor</text:a></text:h>
        <text:p text:style-name="Text_20_body">In test-driven development, we first write a <text:span text:style-name="Emphasis">failing</text:span> test: in our case, a piece of code that expresses the idea that there “should be an <text:span text:style-name="Source_20_Text">about</text:span>” page. Then we get the test to pass, in our case by adding the <text:span text:style-name="Source_20_Text">about</text:span> action and corresponding view. The reason we don’t typically do the reverse—implement first, then test—is to make sure that we actually test for the feature we’re adding. Before I started using TDD, I was amazed to discover how often my “tests” actually tested the wrong thing, or even tested nothing at all. By making sure that the test fails first and <text:span text:style-name="Emphasis">then</text:span> passes, we can be more confident that the test is doing the right thing.</text:p>
        <text:p text:style-name="Text_20_body">It’s important to understand that TDD is not always the right tool for the job. In particular, when you aren’t at all sure how to solve a given programming problem, it’s often useful to skip the tests and write only application code, just to get a sense of what the solution will look like. (In the language of <text:a xlink:type="simple" xlink:href="http://en.wikipedia.org/wiki/Extreme_Programming">Extreme Programming (XP)</text:a>, this exploratory step is called a <text:span text:style-name="Emphasis">spike</text:span>.) Once you see the general shape of <text:soft-page-break/>the solution, you can then use TDD to implement a more polished version.</text:p>
        <text:p text:style-name="Text_20_body">One way to proceed in test-driven development is a cycle known as “Red, Green, Refactor”. The first step, Red, refers to writing a failing test, which many test tools indicate with the color red. The next step, Green, refers to a passing test, indicated with the color (wait for it) green. Once we have a passing test (or set of tests), we are free to <text:span text:style-name="Emphasis">refactor</text:span> our code, changing the form (eliminating duplication, for example) without changing the function.</text:p>
        <text:p text:style-name="Text_20_body">We don’t have any colors yet, so let’s get started toward Red. RSpec (and testing in general) can be a little intimidating at first, so we’ll make use of the <text:span text:style-name="Source_20_Text">generate rspec_controller</text:span> script to get ourselves started. It works just like the <text:span text:style-name="Source_20_Text">generate controller</text:span> script we saw in <text:a xlink:type="simple" xlink:href="http://railstutorial.org/chapters/static-pages?version=2.3#sec:static_pages_with_rails">Section 3.1.2</text:a>:</text:p>
        <text:p text:style-name="Preformatted_20_Text">$ script/generate rspec_controller Pages home contact</text:p>
        <text:p text:style-name="Preformatted_20_Text"><text:s text:c="6"/>exists <text:s/>app/controllers/</text:p>
        <text:p text:style-name="Preformatted_20_Text"><text:s text:c="6"/>exists <text:s/>app/helpers/</text:p>
        <text:p text:style-name="Preformatted_20_Text"><text:s text:c="6"/>exists <text:s/>app/views/pages</text:p>
        <text:p text:style-name="Preformatted_20_Text"><text:s text:c="6"/>create <text:s/>spec/controllers/</text:p>
        <text:p text:style-name="Preformatted_20_Text"><text:s text:c="6"/>create <text:s/>spec/helpers/</text:p>
        <text:p text:style-name="Preformatted_20_Text"><text:s text:c="6"/>create <text:s/>spec/views/pages</text:p>
        <text:p text:style-name="Preformatted_20_Text"><text:s text:c="6"/>create <text:s/>spec/controllers/pages_controller_spec.rb</text:p>
        <text:p text:style-name="Preformatted_20_Text"><text:s text:c="6"/>create <text:s/>spec/helpers/pages_helper_spec.rb</text:p>
        <text:p text:style-name="Preformatted_20_Text"><text:s text:c="3"/>identical <text:s/>app/controllers/pages_controller.rb</text:p>
        <text:p text:style-name="Preformatted_20_Text"><text:s text:c="3"/>identical <text:s/>app/helpers/pages_helper.rb</text:p>
        <text:p text:style-name="Preformatted_20_Text"><text:s text:c="6"/>create <text:s/>spec/views/pages/home.html.erb_spec.rb</text:p>
        <text:p text:style-name="Preformatted_20_Text"><text:s text:c="3"/>identical <text:s/>app/views/pages/home.html.erb</text:p>
        <text:p text:style-name="Preformatted_20_Text"><text:s text:c="6"/>create <text:s/>spec/views/pages/contact.html.erb_spec.rb</text:p>
        <text:p text:style-name="P11"><text:s text:c="3"/>identical <text:s/>app/views/pages/contact.html.erb</text:p>
        <text:p text:style-name="Text_20_body">Note that this step has created a directory called <text:span text:style-name="Source_20_Text">spec</text:span> in our Rails root. This is to differentiate the RSpec tests from the ones that ship with Rails by default (using a framework called <text:span text:style-name="Teletype">Test::Unit</text:span>), which live in the <text:span text:style-name="Source_20_Text">test</text:span> directory. Now that we are set up with RSpec, we won’t need that directory any longer, so it’s best to remove it:</text:p>
        <text:p text:style-name="P11">$ rm -rf test/</text:p>
        <text:p text:style-name="Text_20_body">In the output from <text:span text:style-name="Source_20_Text">generate rspec_controller</text:span> above, you can see from lines like</text:p>
        <text:p text:style-name="P11"><text:s text:c="3"/>identical <text:s/>app/controllers/pages_controller.rb</text:p>
        <text:p text:style-name="Text_20_body">that this script does nothing to the files we created in <text:a xlink:type="simple" xlink:href="http://railstutorial.org/chapters/static-pages?version=2.3#sec:static_pages_with_rails">Section 3.1.2</text:a>, but it would have created them if they didn’t already exist.</text:p>
        <text:p text:style-name="Text_20_body">By the way, I’m not partial to separate tests for views, which I’ve found to be quite brittle, so let’s remove them, together with the rarely used helper spec:</text:p>
        <text:p text:style-name="Preformatted_20_Text">$ rm -rf spec/views</text:p>
        <text:p text:style-name="P11">$ rm -f spec/helpers/pages_helper_spec.rb</text:p>
        <text:p text:style-name="Text_20_body">We’ll handle tests for views and helpers directly in the controller tests starting in <text:a xlink:type="simple" xlink:href="http://railstutorial.org/chapters/static-pages?version=2.3#sec:slightly_dynamic_pages">Section 3.3</text:a>.</text:p>
        <text:p text:style-name="Text_20_body">To get started with RSpec, take a look at the Pages controller spec<text:bookmark text:name="fnref:3.11"/><text:a xlink:type="simple" xlink:href="http://railstutorial.org/chapters/static-pages?version=2.3#fn:3.11">11</text:a> we just generated (<text:a xlink:type="simple" xlink:href="http://railstutorial.org/chapters/static-pages?version=2.3#code:default_pages_controller_spec">Listing 3.7</text:a>).</text:p>
        <text:section text:style-name="Sect1" text:name="code:default_pages_controller_spec">
          <text:p text:style-name="Text_20_body"/>
        </text:section>
        <text:p text:style-name="Text_20_body">Listing 3.7. The generated Pages controller spec. <text:line-break/><text:span text:style-name="Source_20_Text">spec/controllers/pages_controller_spec.rb</text:span> <draw:frame draw:name="clippy" text:anchor-type="as-char" svg:width="1.1457in" svg:height="0.1457in" draw:z-index="9"><draw:plugin xlink:href="http://railstutorial.org/flash/clippy.swf" xlink:type="simple" xlink:show="embed" xlink:actuate="onLoad" draw:mime-type="application/x-shockwave-flash"><draw:param draw:name="bgcolor" draw:value="#ffffff"/><draw:param draw:name="flashvars" draw:value="text=require%20'spec_helper'%0A%0Adescribe%20PagesController%20do%0A%0A%20%20describe%20%22GET%20'home'%22%20do%0A%20%20%20%20it%20%22should%20be%20successful%22%20do%0A%20%20%20%20%20%20get%20'home'%0A%20%20%20%20%20%20response.should%20be_success%0A%20%20%20%20end%0A%20%20end%0A%0A%20%20describe%20%22GET%20'contact'%22%20do%0A%20%20%20%20it%20%22should%20be%20successful%22%20do%0A%20%20%20%20%20%20get%20'contact'%0A%20%20%20%20%20%20response.should%20be_success%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text:soft-page-break/></text:p>
        <text:p text:style-name="Preformatted_20_Text">describe PagesController do</text:p>
        <text:p text:style-name="Preformatted_20_Text"/>
        <text:p text:style-name="Preformatted_20_Text"><text:s text:c="2"/>describe "GET 'home'" do</text:p>
        <text:p text:style-name="Preformatted_20_Text"><text:s text:c="4"/>it "should be successful" do</text:p>
        <text:p text:style-name="Preformatted_20_Text"><text:s text:c="6"/>get 'home'</text:p>
        <text:p text:style-name="Preformatted_20_Text"><text:s text:c="6"/>response.should be_success</text:p>
        <text:p text:style-name="Preformatted_20_Text"><text:s text:c="4"/>end</text:p>
        <text:p text:style-name="Preformatted_20_Text"><text:s text:c="2"/>end</text:p>
        <text:p text:style-name="Preformatted_20_Text"/>
        <text:p text:style-name="Preformatted_20_Text"><text:s text:c="2"/>describe "GET 'contact'" do</text:p>
        <text:p text:style-name="Preformatted_20_Text"><text:s text:c="4"/>it "should be successful" do</text:p>
        <text:p text:style-name="Preformatted_20_Text"><text:s text:c="6"/>get 'contact'</text:p>
        <text:p text:style-name="Preformatted_20_Text"><text:s text:c="6"/>response.should be_success</text:p>
        <text:p text:style-name="Preformatted_20_Text"><text:s text:c="4"/>end</text:p>
        <text:p text:style-name="Preformatted_20_Text"><text:s text:c="2"/>end</text:p>
        <text:p text:style-name="P11">end</text:p>
        <text:p text:style-name="Text_20_body">(Here I’ve deleted one of the generated examples and just left the ones we’ll be using.)</text:p>
        <text:p text:style-name="Text_20_body">This code is pure Ruby, but even if you’ve studied Ruby before it probably won’t look very familiar. This is because RSpec uses the general malleability of Ruby to define a <text:span text:style-name="Emphasis">domain-specific language</text:span> (DSL) built just for testing. The important point is that <text:span text:style-name="Emphasis">you do not need to understand RSpec’s syntax to be able to use RSpec</text:span>. It may seem like magic at first, but RSpec is designed to read more or less like English, and if you follow the examples from the <text:span text:style-name="Source_20_Text">generate</text:span> script and the other examples in this tutorial you’ll pick it up fairly quickly.</text:p>
        <text:p text:style-name="Text_20_body">Let’s focus on the first test to get a sense of what it does:</text:p>
        <text:p text:style-name="Preformatted_20_Text"><text:s text:c="2"/>describe "GET 'home'" do</text:p>
        <text:p text:style-name="Preformatted_20_Text"><text:s text:c="4"/>it "should be successful" do</text:p>
        <text:p text:style-name="Preformatted_20_Text"><text:s text:c="6"/>get 'home'</text:p>
        <text:p text:style-name="Preformatted_20_Text"><text:s text:c="6"/>response.should be_success</text:p>
        <text:p text:style-name="Preformatted_20_Text"><text:s text:c="4"/>end</text:p>
        <text:p text:style-name="P11"><text:s text:c="2"/>end</text:p>
        <text:p text:style-name="Text_20_body">The first line indicates that we are describing a <text:span text:style-name="Teletype">GET</text:span> operation for the <text:span text:style-name="Source_20_Text">home</text:span> action. This is just a description, and it can be anything you want; RSpec doesn’t care, but you and other human readers probably do. In this case, <text:span text:style-name="Teletype">GET</text:span> refers to one of the <text:span text:style-name="Emphasis">HTTP verbs</text:span>, which are things that you can do with the hypertext transfer protocol (<text:a xlink:type="simple" xlink:href="http://railstutorial.org/chapters/static-pages?version=2.3#sidebar:get_etc">Box 3.1</text:a>). Then the spec says that when you visit the home page, it should be successful. As with the first line, what goes inside the quote marks is irrelevant to RSpec, and is intended to be descriptive to human readers.</text:p>
        <text:p text:style-name="Text_20_body">The third line, <text:span text:style-name="Source_20_Text">get ’home’</text:span>, is the first line that really does something. Inside of RSpec, this line <text:span text:style-name="Emphasis">actually submits a GET request</text:span>; in other words, it acts like a browser and hits a page, in this case <text:span text:style-name="Teletype">/pages/home</text:span>. (It knows to hit the Pages controller automatically because this is a Pages controller test; it knows to hit the home page because we tell it to explicitly.) Finally, the fourth line says that the <text:span text:style-name="Emphasis">response</text:span> of our application should indicate success (i.e., it should return a <text:span text:style-name="Emphasis">status code</text:span> of <text:span text:style-name="Teletype">200</text:span>; see <text:a xlink:type="simple" xlink:href="http://railstutorial.org/chapters/static-pages?version=2.3#sidebar:get_etc">Box 3.1</text:a>).</text:p>
        <text:section text:style-name="Sect1" text:name="sidebar:get_etc">
          <text:p text:style-name="Text_20_body"/>
        </text:section>
        <text:p text:style-name="Text_20_body">Box 3.1.<text:span text:style-name="Teletype">GET</text:span>, et cet. </text:p>
        <text:p text:style-name="Text_20_body">The hypertext transfer protocol (<text:a xlink:type="simple" xlink:href="http://en.wikipedia.org/wiki/Hypertext_Transfer_Protocol#Request_methods">HTTP</text:a>) defines four basic operations, corresponding to the four verbs <text:span text:style-name="Emphasis">get</text:span>, <text:span text:style-name="Emphasis">post</text:span>, <text:span text:style-name="Emphasis">put</text:span>, and <text:span text:style-name="Emphasis">delete</text:span>. These refer to operations between a <text:span text:style-name="Emphasis">client</text:span> computer (typically running a web <text:soft-page-break/>browser such as Firefox or Safari) and a <text:span text:style-name="Emphasis">server</text:span> (typically running a web server such as Apache or Nginx). (It’s important to understand that, when developing Rails applications on a local computer, the client and server are the same physical machine, but in general they are different.) An emphasis on HTTP verbs is typical of web frameworks (including Rails) influenced by the <text:span text:style-name="Emphasis">REST architecture</text:span>, which we’ll start learning about in <text:a xlink:type="simple" xlink:href="http://railstutorial.org/chapters/sign-up?version=2.3#top">Chapter 8</text:a>.</text:p>
        <text:p text:style-name="Text_20_body"><text:span text:style-name="Teletype">GET</text:span> is the most common HTTP operation, used for <text:span text:style-name="Emphasis">reading</text:span> data on the web; it just means “get a page”, and every time you visit a site like google.com or craigslist.org your browser is submitting a <text:span text:style-name="Teletype">GET</text:span> request. <text:span text:style-name="Teletype">POST</text:span> is the next most common operation; it is the request sent by your browser when you submit a form. In Rails applications, <text:span text:style-name="Teletype">POST</text:span> requests are typically used for <text:span text:style-name="Emphasis">creating</text:span> things (although HTTP also allows <text:span text:style-name="Teletype">POST</text:span> to perform updates); for example, the <text:span text:style-name="Teletype">POST</text:span> request sent when you submit a registration form creates a new user on the remote site. The other two verbs, <text:span text:style-name="Teletype">PUT</text:span> and <text:span text:style-name="Teletype">DELETE</text:span>, are designed for <text:span text:style-name="Emphasis">updating</text:span> and <text:span text:style-name="Emphasis">destroying</text:span> things on the remote server. These requests are less common than <text:span text:style-name="Teletype">GET</text:span> and <text:span text:style-name="Teletype">POST</text:span> since browsers are incapable of sending them natively, but some web frameworks (including Ruby on Rails) have clever ways of making it <text:span text:style-name="Emphasis">seem</text:span> like browsers are issuing such requests.</text:p>
        <text:p text:style-name="Text_20_body">After the client sends a request, the server <text:span text:style-name="Emphasis">responds</text:span> with a numerical code indicating the <text:a xlink:type="simple" xlink:href="http://en.wikipedia.org/wiki/List_of_HTTP_status_codes">HTTP status</text:a> of the response. For example, a status code of <text:span text:style-name="Teletype">200</text:span> means “success”, and a status code of 301 means “permanent redirect”. If you <text:a xlink:type="simple" xlink:href="http://www.google.com/search?q=install+curl">install </text:a><text:a xlink:type="simple" xlink:href="http://www.google.com/search?q=install+curl"><text:span text:style-name="Teletype">curl</text:span></text:a>, a command-line client that can issue HTTP requests, you can see this directly at, e.g., <text:span text:style-name="Teletype">www.google.com</text:span> (where the <text:span text:style-name="Teletype">--head</text:span> flag prevents <text:span text:style-name="Source_20_Text">curl</text:span> from returning the whole page):</text:p>
        <text:p text:style-name="Preformatted_20_Text"><text:s text:c="2"/>$ curl --head www.google.com</text:p>
        <text:p text:style-name="Preformatted_20_Text"><text:s text:c="2"/>HTTP/1.1 200 OK</text:p>
        <text:p text:style-name="Preformatted_20_Text"><text:s text:c="2"/>.</text:p>
        <text:p text:style-name="Preformatted_20_Text"><text:s text:c="2"/>.</text:p>
        <text:p text:style-name="P11"><text:s text:c="2"/>.</text:p>
        <text:p text:style-name="Text_20_body">Here Google indicates that the request was successful by returning the status <text:span text:style-name="Teletype">200 OK</text:span>. In contrast, <text:span text:style-name="Teletype">google.com</text:span> is permanently redirected (to <text:span text:style-name="Teletype">www.google.com</text:span>, naturally), indicated by status code <text:span text:style-name="Teletype">301</text:span> (a “<text:span text:style-name="Teletype">301</text:span> redirect”):</text:p>
        <text:p text:style-name="Preformatted_20_Text"><text:s text:c="2"/>$ curl --head google.com</text:p>
        <text:p text:style-name="Preformatted_20_Text"><text:s text:c="2"/>HTTP/1.1 301 Moved Permanently</text:p>
        <text:p text:style-name="Preformatted_20_Text"><text:s text:c="2"/>Location: http://www.google.com/</text:p>
        <text:p text:style-name="Preformatted_20_Text"><text:s text:c="2"/>.</text:p>
        <text:p text:style-name="Preformatted_20_Text"><text:s text:c="2"/>.</text:p>
        <text:p text:style-name="P11"><text:s text:c="2"/>.</text:p>
        <text:p text:style-name="Text_20_body">(<text:span text:style-name="Emphasis">Note:</text:span> The above results may vary by country.)</text:p>
        <text:p text:style-name="Text_20_body">When we write <text:span text:style-name="Source_20_Text">response.should be_success</text:span> in an RSpec test, RSpec verifies that our application’s response to the request is status code <text:span text:style-name="Teletype">200</text:span>.</text:p>
        <text:p text:style-name="Text_20_body">Now it’s time to run our tests. There are several different and mostly equivalent ways to do this.<text:bookmark text:name="fnref:3.12"/><text:a xlink:type="simple" xlink:href="http://railstutorial.org/chapters/static-pages?version=2.3#fn:3.12">12</text:a> One way to run all the tests is to use the <text:span text:style-name="Source_20_Text">spec</text:span> script at the command line as follows:<text:bookmark text:name="fnref:3.13"/><text:a xlink:type="simple" xlink:href="http://railstutorial.org/chapters/static-pages?version=2.3#fn:3.13">13</text:a></text:p>
        <text:p text:style-name="Preformatted_20_Text">$ spec spec/</text:p>
        <text:p text:style-name="Preformatted_20_Text">....</text:p>
        <text:p text:style-name="Preformatted_20_Text"/>
        <text:p text:style-name="Preformatted_20_Text">Finished in 0.183973 seconds</text:p>
        <text:p text:style-name="Preformatted_20_Text"/>
        <text:p text:style-name="P11">2 examples, 0 failures</text:p>
        <text:p text:style-name="Text_20_body">(If any test fails, be sure that you’ve migrated the database with <text:span text:style-name="Source_20_Text">rake db:migrate</text:span> as described in <text:soft-page-break/><text:a xlink:type="simple" xlink:href="http://railstutorial.org/chapters/beginning?version=2.3#sec:script_server">Section 1.2.5</text:a>.) In this command the first <text:span text:style-name="Source_20_Text">spec</text:span> is a program provided by RSpec, while <text:span text:style-name="Source_20_Text">spec/</text:span> is the <text:span text:style-name="Emphasis">directory</text:span> whose specs you want to run. You can also run only the specs in a particular subdirectory. For example, this command runs only the controller specs:</text:p>
        <text:p text:style-name="Preformatted_20_Text">$ spec spec/controllers/</text:p>
        <text:p text:style-name="Preformatted_20_Text">....</text:p>
        <text:p text:style-name="Preformatted_20_Text">Finished in 0.18124 seconds</text:p>
        <text:p text:style-name="Preformatted_20_Text"/>
        <text:p text:style-name="P11">2 examples, 0 failures</text:p>
        <text:p text:style-name="Text_20_body">You can also run a single file:</text:p>
        <text:p text:style-name="Preformatted_20_Text">$ spec spec/controllers/pages_controller_spec.rb</text:p>
        <text:p text:style-name="Preformatted_20_Text">....</text:p>
        <text:p text:style-name="Preformatted_20_Text">Finished in 0.18328 seconds</text:p>
        <text:p text:style-name="Preformatted_20_Text"/>
        <text:p text:style-name="P11">2 examples, 0 failures</text:p>
        <text:p text:style-name="Text_20_body">The results of all three commands are the same since the Pages controller spec is currently our only test file. Throughout the rest of this book, I won’t usually show the output of running the tests, but you should run <text:span text:style-name="Source_20_Text">spec spec/</text:span> (or one of its variants) regularly as you follow along—or, better yet, use Autotest to run the test suite automatically. Speaking of which…</text:p>
        <text:p text:style-name="Text_20_body">If you’ve installed Autotest, you can run it on your RSpec tests as follows:</text:p>
        <text:p text:style-name="P11">$ autospec</text:p>
        <text:p text:style-name="Text_20_body">If you’re using a Mac with Growl notifications enabled, you should be able to replicate my setup, shown in <text:a xlink:type="simple" xlink:href="http://railstutorial.org/chapters/static-pages?version=2.3#fig:autotest_green">Figure 3.5</text:a>. With Autotest running in the background and Growl notifications telling you the status of your tests, TDD can be positively addictive.</text:p>
        <text:section text:style-name="Sect1" text:name="fig:autotest_green">
          <text:p text:style-name="Text_20_body"/>
        </text:section>
        <text:p text:style-name="P6"><draw:frame draw:style-name="fr1" draw:name="graphics5" text:anchor-type="as-char" svg:width="0.7862in" svg:height="0.3929in" draw:z-index="10"><draw:image xlink:href="http://railstutorial.org/images/figures/autotest_green.png" xlink:type="simple" xlink:show="embed" xlink:actuate="onLoad"/><svg:title>autotest_green</svg:title></draw:frame></text:p>
        <text:p text:style-name="P6">Figure 3.5: Autotest (via <text:span text:style-name="Source_20_Text">autospec</text:span>) in action, with a Growl notification. <text:a xlink:type="simple" xlink:href="http://www.railstutorial.org/images/figures/autotest_green-full.png">(full size)</text:a></text:p>
        <text:section text:style-name="Sect1" text:name="sec:red">
          <text:p text:style-name="P6"/>
        </text:section>
        <text:h text:style-name="Heading_20_4" text:outline-level="4"><text:bookmark text:name="sec:3.2.2.1"/><text:a xlink:type="simple" xlink:href="http://railstutorial.org/chapters/static-pages?version=2.3#sec:red">Red</text:a></text:h>
        <text:p text:style-name="Text_20_body">Now let’s get to Red part of the Red-Green cycle by writing a failing test for the <text:span text:style-name="Source_20_Text">about</text:span> page. Following the models from <text:a xlink:type="simple" xlink:href="http://railstutorial.org/chapters/static-pages?version=2.3#code:default_pages_controller_spec">Listing 3.7</text:a>, you can probably guess the right test (<text:a xlink:type="simple" xlink:href="http://railstutorial.org/chapters/static-pages?version=2.3#code:failing_about_page">Listing 3.8</text:a>).</text:p>
        <text:section text:style-name="Sect1" text:name="code:failing_about_page">
          <text:p text:style-name="Text_20_body"/>
        </text:section>
        <text:p text:style-name="Text_20_body">Listing 3.8. The Pages controller spec with a failing test for the About page. <text:line-break/><text:span text:style-name="Source_20_Text">spec/controllers/pages_controller_spec.rb</text:span> <draw:frame draw:name="clippy" text:anchor-type="as-char" svg:width="1.1457in" svg:height="0.1457in" draw:z-index="11"><draw:plugin xlink:href="http://railstutorial.org/flash/clippy.swf" xlink:type="simple" xlink:show="embed" xlink:actuate="onLoad" draw:mime-type="application/x-shockwave-flash"><draw:param draw:name="bgcolor" draw:value="#ffffff"/><draw:param draw:name="flashvars" draw:value="text=require%20'spec_helper'%0A%0Adescribe%20PagesController%20do%0A%20%20integrate_views%0A%0A%20%20describe%20%22GET%20'home'%22%20do%0A%20%20%20%20it%20%22should%20be%20successful%22%20do%0A%20%20%20%20%20%20get%20'home'%0A%20%20%20%20%20%20response.should%20be_success%0A%20%20%20%20end%0A%20%20end%0A%0A%20%20describe%20%22GET%20'contact'%22%20do%0A%20%20%20%20it%20%22should%20be%20successful%22%20do%0A%20%20%20%20%20%20get%20'contact'%0A%20%20%20%20%20%20response.should%20be_success%0A%20%20%20%20end%0A%20%20end%0A%0A%20%20describe%20%22GET%20'about'%22%20do%0A%20%20%20%20it%20%22should%20be%20successful%22%20do%0A%20%20%20%20%20%20get%20'about'%0A%20%20%20%20%20%20response.should%20be_success%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PagesController do</text:p>
        <text:p text:style-name="Preformatted_20_Text"><text:s text:c="2"/>integrate_views</text:p>
        <text:p text:style-name="Preformatted_20_Text"/>
        <text:p text:style-name="Preformatted_20_Text"><text:s text:c="2"/>describe "GET 'home'" do</text:p>
        <text:p text:style-name="Preformatted_20_Text"><text:s text:c="4"/>it "should be successful" do</text:p>
        <text:p text:style-name="Preformatted_20_Text"><text:s text:c="6"/>get 'home'</text:p>
        <text:p text:style-name="Preformatted_20_Text"><text:s text:c="6"/>response.should be_success</text:p>
        <text:p text:style-name="Preformatted_20_Text"><text:s text:c="4"/>end</text:p>
        <text:p text:style-name="Preformatted_20_Text"><text:soft-page-break/><text:s text:c="2"/>end</text:p>
        <text:p text:style-name="Preformatted_20_Text"/>
        <text:p text:style-name="Preformatted_20_Text"><text:s text:c="2"/>describe "GET 'contact'" do</text:p>
        <text:p text:style-name="Preformatted_20_Text"><text:s text:c="4"/>it "should be successful" do</text:p>
        <text:p text:style-name="Preformatted_20_Text"><text:s text:c="6"/>get 'contact'</text:p>
        <text:p text:style-name="Preformatted_20_Text"><text:s text:c="6"/>response.should be_success</text:p>
        <text:p text:style-name="Preformatted_20_Text"><text:s text:c="4"/>end</text:p>
        <text:p text:style-name="Preformatted_20_Text"><text:s text:c="2"/>end</text:p>
        <text:p text:style-name="Preformatted_20_Text"/>
        <text:p text:style-name="Preformatted_20_Text"><text:s text:c="2"/>describe "GET 'about'" do</text:p>
        <text:p text:style-name="Preformatted_20_Text"><text:s text:c="4"/>it "should be successful" do</text:p>
        <text:p text:style-name="Preformatted_20_Text"><text:s text:c="6"/>get 'about'</text:p>
        <text:p text:style-name="Preformatted_20_Text"><text:s text:c="6"/>response.should be_success</text:p>
        <text:p text:style-name="Preformatted_20_Text"><text:s text:c="4"/>end</text:p>
        <text:p text:style-name="Preformatted_20_Text"><text:s text:c="2"/>end</text:p>
        <text:p text:style-name="P11">end</text:p>
        <text:p text:style-name="Text_20_body">Note that we’ve added a line to tell RSpec to <text:span text:style-name="Emphasis">integrate the views</text:span> inside the controller tests. In other words, by default RSpec just tests actions inside a controller test; if we want it also to render the views, we have to tell it explicitly via the second line:</text:p>
        <text:p text:style-name="Preformatted_20_Text">describe PagesController do</text:p>
        <text:p text:style-name="Preformatted_20_Text"><text:s text:c="2"/>integrate_views</text:p>
        <text:p text:style-name="Preformatted_20_Text"><text:s text:c="2"/>.</text:p>
        <text:p text:style-name="Preformatted_20_Text"><text:s text:c="2"/>.</text:p>
        <text:p text:style-name="Preformatted_20_Text"><text:s text:c="2"/>.</text:p>
        <text:p text:style-name="P11">end</text:p>
        <text:p text:style-name="Text_20_body">This ensures that if the test passes, the page is really there.</text:p>
        <text:p text:style-name="Text_20_body">The new test attempts to <text:span text:style-name="Source_20_Text">get</text:span> the <text:span text:style-name="Source_20_Text">about</text:span> action, and indicates that the resulting response should be a success. By design, it fails (with a red error message), as seen in <text:a xlink:type="simple" xlink:href="http://railstutorial.org/chapters/static-pages?version=2.3#fig:spec_spec_red">Figure 3.6</text:a> (<text:span text:style-name="Source_20_Text">spec spec/</text:span>) and <text:a xlink:type="simple" xlink:href="http://railstutorial.org/chapters/static-pages?version=2.3#fig:autotest_red">Figure 3.7</text:a> (<text:span text:style-name="Source_20_Text">autospec</text:span>). (If you test the views in the controllers as recommended in this tutorial, it’s worth noting that changing the view file won’t prompt Autotest to run the corresponding controller test. There’s probably a way to configure Autotest to do this automatically, but usually I just just switch to the controller and press “space-backspace” so that the file gets marked as modified. Saving the controller then causes Autotest to run the tests as desired.)</text:p>
        <text:section text:style-name="Sect1" text:name="fig:spec_spec_red">
          <text:p text:style-name="Text_20_body"/>
        </text:section>
        <text:p text:style-name="P6"><draw:frame draw:style-name="fr1" draw:name="graphics6" text:anchor-type="as-char" svg:width="0.7862in" svg:height="0.3929in" draw:z-index="12"><draw:image xlink:href="http://railstutorial.org/images/figures/spec_spec_red.png" xlink:type="simple" xlink:show="embed" xlink:actuate="onLoad"/><svg:title>spec_spec_red</svg:title></draw:frame></text:p>
        <text:p text:style-name="P6">Figure 3.6: Failing spec for the About page using <text:span text:style-name="Source_20_Text">spec spec/</text:span>. <text:a xlink:type="simple" xlink:href="http://www.railstutorial.org/images/figures/spec_spec_red-full.png">(full size)</text:a></text:p>
        <text:section text:style-name="Sect1" text:name="fig:autotest_red">
          <text:p text:style-name="P6"/>
        </text:section>
        <text:p text:style-name="P6"><draw:frame draw:style-name="fr1" draw:name="graphics7" text:anchor-type="as-char" svg:width="0.7862in" svg:height="0.3929in" draw:z-index="13"><draw:image xlink:href="http://railstutorial.org/images/figures/autotest_red.png" xlink:type="simple" xlink:show="embed" xlink:actuate="onLoad"/><svg:title>autotest_red</svg:title></draw:frame></text:p>
        <text:p text:style-name="Text_20_body">Figure 3.7: Failing spec for the About page using Autotest. <text:a xlink:type="simple" xlink:href="http://www.railstutorial.org/images/figures/autotest_red-full.png">(full size)</text:a></text:p>
        <text:p text:style-name="Text_20_body">This is Red. Now let’s get to Green.</text:p>
        <text:section text:style-name="Sect1" text:name="sec:green">
          <text:p text:style-name="Text_20_body"/>
        </text:section>
        <text:h text:style-name="Heading_20_4" text:outline-level="4"><text:bookmark text:name="sec:3.2.2.2"/><text:a xlink:type="simple" xlink:href="http://railstutorial.org/chapters/static-pages?version=2.3#sec:green">Green</text:a></text:h>
        <text:p text:style-name="Text_20_body">Recall from <text:a xlink:type="simple" xlink:href="http://railstutorial.org/chapters/static-pages?version=2.3#sec:static_pages_with_rails">Section 3.1.2</text:a> that we can generate a static page in Rails by creating an action and corresponding view with the page’s name. In our case, the About page will first need an action called <text:soft-page-break/><text:span text:style-name="Source_20_Text">about</text:span> in the Pages controller. Having written a failing test, we can now be confident that, in getting it to pass, we will actually have created a working <text:span text:style-name="Source_20_Text">about</text:span> page.</text:p>
        <text:p text:style-name="Text_20_body">Following the models provided by <text:span text:style-name="Source_20_Text">home</text:span> and <text:span text:style-name="Source_20_Text">contact</text:span> from <text:a xlink:type="simple" xlink:href="http://railstutorial.org/chapters/static-pages?version=2.3#code:pages_controller">Listing 3.3</text:a>, let’s first add an <text:span text:style-name="Source_20_Text">about</text:span> action in the Pages controller (<text:a xlink:type="simple" xlink:href="http://railstutorial.org/chapters/static-pages?version=2.3#code:adding_the_about_page">Listing 3.9</text:a>).</text:p>
        <text:section text:style-name="Sect1" text:name="code:adding_the_about_page">
          <text:p text:style-name="Text_20_body"/>
        </text:section>
        <text:p text:style-name="Text_20_body">Listing 3.9. The Pages controller with added <text:span text:style-name="Source_20_Text">about</text:span> action. <text:line-break/><text:span text:style-name="Source_20_Text">app/controllers/pages_controller.rb</text:span> <draw:frame draw:name="clippy" text:anchor-type="as-char" svg:width="1.1457in" svg:height="0.1457in" draw:z-index="14"><draw:plugin xlink:href="http://railstutorial.org/flash/clippy.swf" xlink:type="simple" xlink:show="embed" xlink:actuate="onLoad" draw:mime-type="application/x-shockwave-flash"><draw:param draw:name="bgcolor" draw:value="#ffffff"/><draw:param draw:name="flashvars" draw:value="text=class%20PagesController%20%3C%20ApplicationController%0A%0A%20%20def%20home%0A%20%20end%0A%0A%20%20def%20contact%0A%20%20end%0A%0A%20%20def%20about%0A%20%20end%0Aend%0A"/><draw:param draw:name="pluginspage" draw:value="http://www.macromedia.com/go/getflashplayer"/><draw:param draw:name="allowscriptaccess" draw:value="always"/><draw:param draw:name="quality" draw:value="high"/></draw:plugin></draw:frame> </text:p>
        <text:p text:style-name="Preformatted_20_Text">class PagesController &lt; ApplicationController</text:p>
        <text:p text:style-name="Preformatted_20_Text"/>
        <text:p text:style-name="Preformatted_20_Text"><text:s text:c="2"/>def home</text:p>
        <text:p text:style-name="Preformatted_20_Text"><text:s text:c="2"/>end</text:p>
        <text:p text:style-name="Preformatted_20_Text"/>
        <text:p text:style-name="Preformatted_20_Text"><text:s text:c="2"/>def contact</text:p>
        <text:p text:style-name="Preformatted_20_Text"><text:s text:c="2"/>end</text:p>
        <text:p text:style-name="Preformatted_20_Text"/>
        <text:p text:style-name="Preformatted_20_Text"><text:s text:c="2"/>def about</text:p>
        <text:p text:style-name="Preformatted_20_Text"><text:s text:c="2"/>end</text:p>
        <text:p text:style-name="P11">end</text:p>
        <text:p text:style-name="Text_20_body">Next we add the corresponding view. Eventually we’ll fill it with something more informative, but for now we’ll just mimic the content from the generated views (<text:a xlink:type="simple" xlink:href="http://railstutorial.org/chapters/static-pages?version=2.3#code:raw_home_view">Listing 3.4</text:a> and <text:a xlink:type="simple" xlink:href="http://railstutorial.org/chapters/static-pages?version=2.3#code:raw_contact_view">Listing 3.5</text:a>) for the <text:span text:style-name="Source_20_Text">about</text:span> view (<text:a xlink:type="simple" xlink:href="http://railstutorial.org/chapters/static-pages?version=2.3#code:raw_about_view">Listing 3.10</text:a>).</text:p>
        <text:section text:style-name="Sect1" text:name="code:raw_about_view">
          <text:p text:style-name="Text_20_body"/>
        </text:section>
        <text:p text:style-name="Text_20_body">Listing 3.10. A stub About page. <text:line-break/><text:span text:style-name="Source_20_Text">app/views/pages/about.html.erb</text:span> <draw:frame draw:name="clippy" text:anchor-type="as-char" svg:width="1.1457in" svg:height="0.1457in" draw:z-index="15"><draw:plugin xlink:href="http://railstutorial.org/flash/clippy.swf" xlink:type="simple" xlink:show="embed" xlink:actuate="onLoad" draw:mime-type="application/x-shockwave-flash"><draw:param draw:name="bgcolor" draw:value="#ffffff"/><draw:param draw:name="flashvars" draw:value="text=%3Ch1%3EPages%23about%3C/h1%3E%0A%3Cp%3EFind%20me%20in%20app/views/pages/about.html.erb%3C/p%3E%0A"/><draw:param draw:name="pluginspage" draw:value="http://www.macromedia.com/go/getflashplayer"/><draw:param draw:name="allowscriptaccess" draw:value="always"/><draw:param draw:name="quality" draw:value="high"/></draw:plugin></draw:frame> </text:p>
        <text:p text:style-name="Preformatted_20_Text">&lt;h1&gt;Pages#about&lt;/h1&gt;</text:p>
        <text:p text:style-name="P11">&lt;p&gt;Find me in app/views/pages/about.html.erb&lt;/p&gt;</text:p>
        <text:p text:style-name="Text_20_body">Running the specs or watching the update from Autotest (<text:a xlink:type="simple" xlink:href="http://railstutorial.org/chapters/static-pages?version=2.3#fig:autotest_back_to_green">Figure 3.8</text:a>) should get us back to Green:</text:p>
        <text:p text:style-name="P11">$ spec spec/</text:p>
        <text:section text:style-name="Sect1" text:name="fig:autotest_back_to_green">
          <text:p text:style-name="Text_20_body"/>
        </text:section>
        <text:p text:style-name="P6"><draw:frame draw:style-name="fr1" draw:name="graphics8" text:anchor-type="as-char" svg:width="0.7862in" svg:height="0.3929in" draw:z-index="16"><draw:image xlink:href="http://railstutorial.org/images/figures/autotest_back_to_green.png" xlink:type="simple" xlink:show="embed" xlink:actuate="onLoad"/><svg:title>autotest_back_to_green</svg:title></draw:frame></text:p>
        <text:p text:style-name="Text_20_body">Figure 3.8: Autotest back to Green: all tests passing. <text:a xlink:type="simple" xlink:href="http://www.railstutorial.org/images/figures/autotest_back_to_green-full.png">(full size)</text:a></text:p>
        <text:p text:style-name="Text_20_body">Of course, it’s never a bad idea to take a look at the page in a browser to make sure our tests aren’t completely crazy (<text:a xlink:type="simple" xlink:href="http://railstutorial.org/chapters/static-pages?version=2.3#fig:raw_about_page">Figure 3.9</text:a>).</text:p>
        <text:section text:style-name="Sect1" text:name="fig:raw_about_page">
          <text:p text:style-name="Text_20_body"/>
        </text:section>
        <text:p text:style-name="P6"><draw:frame draw:style-name="fr1" draw:name="graphics9" text:anchor-type="as-char" svg:width="0.7862in" svg:height="0.3929in" draw:z-index="17"><draw:image xlink:href="http://railstutorial.org/images/figures/raw_about_page.png" xlink:type="simple" xlink:show="embed" xlink:actuate="onLoad"/><svg:title>raw_about_page</svg:title></draw:frame></text:p>
        <text:p text:style-name="P6">Figure 3.9: The new (and rather raw) About page (<text:a xlink:type="simple" xlink:href="http://localhost:3000/pages/about"><text:span text:style-name="Teletype">/pages/about</text:span></text:a>). <text:a xlink:type="simple" xlink:href="http://www.railstutorial.org/images/figures/raw_about_page-full.png">(full size)</text:a></text:p>
        <text:section text:style-name="Sect1" text:name="sec:refactor">
          <text:p text:style-name="P6"/>
        </text:section>
        <text:h text:style-name="Heading_20_4" text:outline-level="4"><text:bookmark text:name="sec:3.2.2.3"/><text:a xlink:type="simple" xlink:href="http://railstutorial.org/chapters/static-pages?version=2.3#sec:refactor">Refactor</text:a></text:h>
        <text:p text:style-name="Text_20_body">Now that we’re at Green, we are free to <text:span text:style-name="Emphasis">refactor</text:span> our code by changing its form without changing its <text:soft-page-break/>function. Oftentimes code will start to “smell”, meaning that it gets ugly, bloated, or filled with repetition. The computer doesn’t care, of course, but humans do, so it is important to keep the code base clean by refactoring frequently. Having a good (passing!) test suite is an invaluable tool in this regard, as it dramatically lowers the probability of introducing bugs while refactoring.</text:p>
        <text:p text:style-name="Text_20_body">Our sample app is a little too small to refactor right now, but code smell seeps in at every crack, so we won’t have to wait long: we’ll already get busy refactoring in <text:a xlink:type="simple" xlink:href="http://railstutorial.org/chapters/static-pages?version=2.3#sec:instance_variables_embedded_ruby">Section 3.3.3</text:a> of this chapter.</text:p>
        <text:section text:style-name="Sect1" text:name="sec:slightly_dynamic_pages">
          <text:p text:style-name="Text_20_body"/>
        </text:section>
        <text:h text:style-name="Heading_20_2" text:outline-level="2"><text:bookmark text:name="sec:3.3"/><text:a xlink:type="simple" xlink:href="http://railstutorial.org/chapters/static-pages?version=2.3#sec:slightly_dynamic_pages">3.3 Slightly dynamic pages</text:a></text:h>
        <text:p text:style-name="Text_20_body">Now that we’ve created the actions and views for some static pages, we’ll make them <text:span text:style-name="Emphasis">very slightly</text:span> dynamic by adding some content that changes on a per-page basis: we’ll have the title of each page change to reflect its content. Whether this represents <text:span text:style-name="Emphasis">truly</text:span> dynamic content is debatable, but in any case it lays the necessary foundation for unambiguously dynamic content in <text:a xlink:type="simple" xlink:href="http://railstutorial.org/chapters/sign-up?version=2.3#top">Chapter 8</text:a>.</text:p>
        <text:p text:style-name="Text_20_body">(If you skipped the TDD material in <text:a xlink:type="simple" xlink:href="http://railstutorial.org/chapters/static-pages?version=2.3#sec:first_tests">Section 3.2</text:a>, be sure to create an About page at this point using the code from <text:a xlink:type="simple" xlink:href="http://railstutorial.org/chapters/static-pages?version=2.3#code:adding_the_about_page">Listing 3.9</text:a> and <text:a xlink:type="simple" xlink:href="http://railstutorial.org/chapters/static-pages?version=2.3#code:raw_about_view">Listing 3.10</text:a>.)</text:p>
        <text:section text:style-name="Sect1" text:name="sec:testing_a_title_change">
          <text:p text:style-name="Text_20_body"/>
        </text:section>
        <text:h text:style-name="Heading_20_3" text:outline-level="3"><text:bookmark text:name="sec:3.3.1"/><text:a xlink:type="simple" xlink:href="http://railstutorial.org/chapters/static-pages?version=2.3#sec:testing_a_title_change">3.3.1 Testing a title change</text:a></text:h>
        <text:p text:style-name="Text_20_body">Our plan is to edit the Home, Contact, and About pages to add the kind of HTML structure we saw in <text:a xlink:type="simple" xlink:href="http://railstutorial.org/chapters/static-pages?version=2.3#code:hello_world">Listing 3.1</text:a>, including titles that change on each page. It’s a delicate matter to decide just which of these changes to test, and in general testing HTML can be quite fragile since content tends to change frequently. We’ll keep our tests simple by just testing for the page titles.</text:p>
        <text:section text:style-name="Sect1" text:name="table:static_pages">
          <text:p text:style-name="Text_20_body"/>
        </text:section>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text:span text:style-name="Strong_20_Emphasis">Page</text:span></text:p>
            </table:table-cell>
            <table:table-cell table:style-name="Table1.A1" office:value-type="string">
              <text:p text:style-name="Table_20_Heading"><text:span text:style-name="Strong_20_Emphasis">URL</text:span></text:p>
            </table:table-cell>
            <table:table-cell table:style-name="Table1.A1" office:value-type="string">
              <text:p text:style-name="Table_20_Heading"><text:span text:style-name="Strong_20_Emphasis">Base title</text:span></text:p>
            </table:table-cell>
            <table:table-cell table:style-name="Table1.A1" office:value-type="string">
              <text:p text:style-name="Table_20_Heading"><text:span text:style-name="Strong_20_Emphasis">Variable title</text:span></text:p>
            </table:table-cell>
          </table:table-row>
          <table:table-row>
            <table:table-cell table:style-name="Table1.A1" office:value-type="string">
              <text:p text:style-name="Table_20_Contents">Home</text:p>
            </table:table-cell>
            <table:table-cell table:style-name="Table1.A1" office:value-type="string">
              <text:p text:style-name="Table_20_Contents"><text:span text:style-name="Teletype">/pages/home</text:span></text:p>
            </table:table-cell>
            <table:table-cell table:style-name="Table1.A1" office:value-type="string">
              <text:p text:style-name="Table_20_Contents"><text:span text:style-name="Source_20_Text">"Ruby on Rails Tutorial Sample App"</text:span></text:p>
            </table:table-cell>
            <table:table-cell table:style-name="Table1.A1" office:value-type="string">
              <text:p text:style-name="Table_20_Contents"><text:span text:style-name="Source_20_Text">" | Home"</text:span></text:p>
            </table:table-cell>
          </table:table-row>
          <table:table-row>
            <table:table-cell table:style-name="Table1.A1" office:value-type="string">
              <text:p text:style-name="Table_20_Contents">Contact</text:p>
            </table:table-cell>
            <table:table-cell table:style-name="Table1.A1" office:value-type="string">
              <text:p text:style-name="Table_20_Contents"><text:span text:style-name="Teletype">/pages/contact</text:span></text:p>
            </table:table-cell>
            <table:table-cell table:style-name="Table1.A1" office:value-type="string">
              <text:p text:style-name="Table_20_Contents"><text:span text:style-name="Source_20_Text">"Ruby on Rails Tutorial Sample App"</text:span></text:p>
            </table:table-cell>
            <table:table-cell table:style-name="Table1.A1" office:value-type="string">
              <text:p text:style-name="Table_20_Contents"><text:span text:style-name="Source_20_Text">" | Contact"</text:span></text:p>
            </table:table-cell>
          </table:table-row>
          <table:table-row>
            <table:table-cell table:style-name="Table1.A1" office:value-type="string">
              <text:p text:style-name="Table_20_Contents">About</text:p>
            </table:table-cell>
            <table:table-cell table:style-name="Table1.A1" office:value-type="string">
              <text:p text:style-name="Table_20_Contents"><text:span text:style-name="Teletype">/pages/about</text:span></text:p>
            </table:table-cell>
            <table:table-cell table:style-name="Table1.A1" office:value-type="string">
              <text:p text:style-name="Table_20_Contents"><text:span text:style-name="Source_20_Text">"Ruby on Rails Tutorial Sample App"</text:span></text:p>
            </table:table-cell>
            <table:table-cell table:style-name="Table1.A1" office:value-type="string">
              <text:p text:style-name="Table_20_Contents"><text:span text:style-name="Source_20_Text">" | About"</text:span></text:p>
            </table:table-cell>
          </table:table-row>
        </table:table>
        <text:p text:style-name="Text_20_body">Table 3.1: The (mostly) static pages for the sample app.</text:p>
        <text:p text:style-name="Text_20_body">By the end of this section, all three of our static pages will have titles of the form “Ruby on Rails Tutorial Sample App | Home”, where the last part of the title will vary depending on the page (<text:a xlink:type="simple" xlink:href="http://railstutorial.org/chapters/static-pages?version=2.3#table:static_pages">Table 3.1</text:a>). We’ll build on the tests in <text:a xlink:type="simple" xlink:href="http://railstutorial.org/chapters/static-pages?version=2.3#code:failing_about_page">Listing 3.8</text:a>, adding title tests following the model in <text:a xlink:type="simple" xlink:href="http://railstutorial.org/chapters/static-pages?version=2.3#code:title_test">Listing 3.11</text:a>.</text:p>
        <text:section text:style-name="Sect1" text:name="code:title_test">
          <text:p text:style-name="Text_20_body"/>
        </text:section>
        <text:p text:style-name="Text_20_body">Listing 3.11. A title test. <draw:frame draw:name="clippy" text:anchor-type="as-char" svg:width="1.1457in" svg:height="0.1457in" draw:z-index="18"><draw:plugin xlink:href="http://railstutorial.org/flash/clippy.swf" xlink:type="simple" xlink:show="embed" xlink:actuate="onLoad" draw:mime-type="application/x-shockwave-flash"><draw:param draw:name="bgcolor" draw:value="#ffffff"/><draw:param draw:name="flashvars" draw:value="text=it%20%22should%20have%20the%20right%20title%22%20do%0A%20%20get%20'home'%0A%20%20response.should%20have_tag(%22title%22,%0A%20%20%20%20%20%20%20%20%20%20%20%20%20%20%20%20%20%20%20%20%20%20%20%20%20%20%20%22Ruby%20on%20Rails%20Tutorial%20Sample%20App%20%7C%20Home%22)%0Aend%0A"/><draw:param draw:name="pluginspage" draw:value="http://www.macromedia.com/go/getflashplayer"/><draw:param draw:name="allowscriptaccess" draw:value="always"/><draw:param draw:name="quality" draw:value="high"/></draw:plugin></draw:frame> </text:p>
        <text:p text:style-name="Preformatted_20_Text">it "should have the right title" do</text:p>
        <text:p text:style-name="Preformatted_20_Text"><text:s text:c="2"/>get 'home'</text:p>
        <text:p text:style-name="Preformatted_20_Text"><text:s text:c="2"/>response.should have_tag("title",</text:p>
        <text:p text:style-name="Preformatted_20_Text"><text:s text:c="27"/>"Ruby on Rails Tutorial Sample App | Home")</text:p>
        <text:p text:style-name="P11">end</text:p>
        <text:p text:style-name="Text_20_body"><text:soft-page-break/>This uses the <text:span text:style-name="Source_20_Text">have_tag</text:span> method inside RSpec; the documentation for <text:span text:style-name="Source_20_Text">have_tag</text:span> is surprisingly sparse, but what it does is not surprising at all: the code</text:p>
        <text:p text:style-name="Preformatted_20_Text">response.should have_tag("title",</text:p>
        <text:p text:style-name="P11"><text:s text:c="25"/>"Ruby on Rails Tutorial Sample App | Home")</text:p>
        <text:p text:style-name="Text_20_body">checks to see that the material inside the <text:span text:style-name="Teletype">&lt;title&gt;&lt;/title&gt;</text:span> tags is <text:span text:style-name="Source_20_Text">"Ruby on Rails Tutorial Sample App | Home"</text:span>. Note that I’ve broken the material inside <text:span text:style-name="Source_20_Text">have_tag</text:span> into two lines; this tells you something important about Ruby syntax: Ruby doesn’t care about newlines.<text:bookmark text:name="fnref:3.14"/><text:a xlink:type="simple" xlink:href="http://railstutorial.org/chapters/static-pages?version=2.3#fn:3.14">14</text:a> The <text:span text:style-name="Emphasis">reason</text:span> I chose to break the code into pieces is that I prefer to keep lines of source code under 80 characters for legibility.<text:bookmark text:name="fnref:3.15"/><text:a xlink:type="simple" xlink:href="http://railstutorial.org/chapters/static-pages?version=2.3#fn:3.15">15</text:a></text:p>
        <text:p text:style-name="Text_20_body">Adding new tests for each of our three static pages following the model of <text:a xlink:type="simple" xlink:href="http://railstutorial.org/chapters/static-pages?version=2.3#code:title_test">Listing 3.11</text:a> gives us our new Pages controller spec (<text:a xlink:type="simple" xlink:href="http://railstutorial.org/chapters/static-pages?version=2.3#code:pages_controller_spec_title">Listing 3.12</text:a>).</text:p>
        <text:section text:style-name="Sect1" text:name="code:pages_controller_spec_title">
          <text:p text:style-name="Text_20_body"/>
        </text:section>
        <text:p text:style-name="Text_20_body">Listing 3.12. The Pages controller spec with title tests. <text:line-break/><text:span text:style-name="Source_20_Text">spec/controllers/pages_controller_spec.rb</text:span> <draw:frame draw:name="clippy" text:anchor-type="as-char" svg:width="1.1457in" svg:height="0.1457in" draw:z-index="19"><draw:plugin xlink:href="http://railstutorial.org/flash/clippy.swf" xlink:type="simple" xlink:show="embed" xlink:actuate="onLoad" draw:mime-type="application/x-shockwave-flash"><draw:param draw:name="bgcolor" draw:value="#ffffff"/><draw:param draw:name="flashvars" draw:value="text=require%20'spec_helper'%0A%0Adescribe%20PagesController%20do%0A%20%20integrate_views%0A%0A%20%20describe%20%22GET%20'home'%22%20do%0A%20%20%20%20it%20%22should%20be%20successful%22%20do%0A%20%20%20%20%20%20get%20'home'%0A%20%20%20%20%20%20response.should%20be_success%0A%20%20%20%20end%0A%20%20%20%20%0A%20%20%20%20it%20%22should%20have%20the%20right%20title%22%20do%0A%20%20%20%20%20%20get%20'home'%0A%20%20%20%20%20%20response.should%20have_tag(%22title%22,%0A%20%20%20%20%20%20%20%20%20%20%20%20%20%20%20%20%20%20%20%20%20%20%20%20%20%20%20%20%20%20%20%22Ruby%20on%20Rails%20Tutorial%20Sample%20App%20%7C%20Home%22)%0A%20%20%20%20end%0A%20%20end%0A%0A%20%20describe%20%22GET%20'contact'%22%20do%0A%20%20%20%20it%20%22should%20be%20successful%22%20do%0A%20%20%20%20%20%20get%20'contact'%0A%20%20%20%20%20%20response.should%20be_success%0A%20%20%20%20end%0A%0A%20%20%20%20it%20%22should%20have%20the%20right%20title%22%20do%0A%20%20%20%20%20%20get%20'contact'%0A%20%20%20%20%20%20response.should%20have_tag(%22title%22,%0A%20%20%20%20%20%20%20%20%20%20%20%20%20%20%20%20%20%20%20%20%20%20%20%20%20%20%20%20%20%20%20%22Ruby%20on%20Rails%20Tutorial%20Sample%20App%20%7C%20Contact%22)%0A%20%20%20%20end%0A%20%20end%0A%0A%20%20describe%20%22GET%20'about'%22%20do%0A%20%20%20%20it%20%22should%20be%20successful%22%20do%0A%20%20%20%20%20%20get%20'about'%0A%20%20%20%20%20%20response.should%20be_success%0A%20%20%20%20end%0A%0A%20%20%20%20it%20%22should%20have%20the%20right%20title%22%20do%0A%20%20%20%20%20%20get%20'about'%0A%20%20%20%20%20%20response.should%20have_tag(%22title%22,%0A%20%20%20%20%20%20%20%20%20%20%20%20%20%20%20%20%20%20%20%20%20%20%20%20%20%20%20%20%20%20%20%22Ruby%20on%20Rails%20Tutorial%20Sample%20App%20%7C%20About%22)%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PagesController do</text:p>
        <text:p text:style-name="Preformatted_20_Text"><text:s text:c="2"/>integrate_views</text:p>
        <text:p text:style-name="Preformatted_20_Text"/>
        <text:p text:style-name="Preformatted_20_Text"><text:s text:c="2"/>describe "GET 'home'" do</text:p>
        <text:p text:style-name="Preformatted_20_Text"><text:s text:c="4"/>it "should be successful" do</text:p>
        <text:p text:style-name="Preformatted_20_Text"><text:s text:c="6"/>get 'home'</text:p>
        <text:p text:style-name="Preformatted_20_Text"><text:s text:c="6"/>response.should be_success</text:p>
        <text:p text:style-name="Preformatted_20_Text"><text:s text:c="4"/>end</text:p>
        <text:p text:style-name="Preformatted_20_Text"/>
        <text:p text:style-name="Preformatted_20_Text"><text:s text:c="4"/>it "should have the right title" do</text:p>
        <text:p text:style-name="Preformatted_20_Text"><text:s text:c="6"/>get 'home'</text:p>
        <text:p text:style-name="Preformatted_20_Text"><text:s text:c="6"/>response.should have_tag("title",</text:p>
        <text:p text:style-name="Preformatted_20_Text"><text:s text:c="31"/>"Ruby on Rails Tutorial Sample App | Home")</text:p>
        <text:p text:style-name="Preformatted_20_Text"><text:s text:c="4"/>end</text:p>
        <text:p text:style-name="Preformatted_20_Text"><text:s text:c="2"/>end</text:p>
        <text:p text:style-name="Preformatted_20_Text"/>
        <text:p text:style-name="Preformatted_20_Text"><text:s text:c="2"/>describe "GET 'contact'" do</text:p>
        <text:p text:style-name="Preformatted_20_Text"><text:s text:c="4"/>it "should be successful" do</text:p>
        <text:p text:style-name="Preformatted_20_Text"><text:s text:c="6"/>get 'contact'</text:p>
        <text:p text:style-name="Preformatted_20_Text"><text:s text:c="6"/>response.should be_success</text:p>
        <text:p text:style-name="Preformatted_20_Text"><text:s text:c="4"/>end</text:p>
        <text:p text:style-name="Preformatted_20_Text"/>
        <text:p text:style-name="Preformatted_20_Text"><text:s text:c="4"/>it "should have the right title" do</text:p>
        <text:p text:style-name="Preformatted_20_Text"><text:s text:c="6"/>get 'contact'</text:p>
        <text:p text:style-name="Preformatted_20_Text"><text:s text:c="6"/>response.should have_tag("title",</text:p>
        <text:p text:style-name="Preformatted_20_Text"><text:s text:c="31"/>"Ruby on Rails Tutorial Sample App | Contact")</text:p>
        <text:p text:style-name="Preformatted_20_Text"><text:s text:c="4"/>end</text:p>
        <text:p text:style-name="Preformatted_20_Text"><text:s text:c="2"/>end</text:p>
        <text:p text:style-name="Preformatted_20_Text"/>
        <text:p text:style-name="Preformatted_20_Text"><text:s text:c="2"/>describe "GET 'about'" do</text:p>
        <text:p text:style-name="Preformatted_20_Text"><text:s text:c="4"/>it "should be successful" do</text:p>
        <text:p text:style-name="Preformatted_20_Text"><text:s text:c="6"/>get 'about'</text:p>
        <text:p text:style-name="Preformatted_20_Text"><text:s text:c="6"/>response.should be_success</text:p>
        <text:p text:style-name="Preformatted_20_Text"><text:s text:c="4"/>end</text:p>
        <text:p text:style-name="Preformatted_20_Text"/>
        <text:p text:style-name="Preformatted_20_Text"><text:s text:c="4"/>it "should have the right title" do</text:p>
        <text:p text:style-name="Preformatted_20_Text"><text:soft-page-break/><text:s text:c="6"/>get 'about'</text:p>
        <text:p text:style-name="Preformatted_20_Text"><text:s text:c="6"/>response.should have_tag("title",</text:p>
        <text:p text:style-name="Preformatted_20_Text"><text:s text:c="31"/>"Ruby on Rails Tutorial Sample App | About")</text:p>
        <text:p text:style-name="Preformatted_20_Text"><text:s text:c="4"/>end</text:p>
        <text:p text:style-name="Preformatted_20_Text"><text:s text:c="2"/>end</text:p>
        <text:p text:style-name="P11">end</text:p>
        <text:p text:style-name="Text_20_body">Note that the <text:span text:style-name="Source_20_Text">integrate_views</text:span> line introduced in <text:a xlink:type="simple" xlink:href="http://railstutorial.org/chapters/static-pages?version=2.3#code:failing_about_page">Listing 3.8</text:a> is necessary for the title tests to work.</text:p>
        <text:p text:style-name="Text_20_body">With these tests in place, you should run</text:p>
        <text:p text:style-name="P11">$ spec spec/</text:p>
        <text:p text:style-name="Text_20_body">or use Autotest to verify that our code is now Red (failing tests).</text:p>
        <text:section text:style-name="Sect1" text:name="sec:passing_title_tests">
          <text:p text:style-name="Text_20_body"/>
        </text:section>
        <text:h text:style-name="Heading_20_3" text:outline-level="3"><text:bookmark text:name="sec:3.3.2"/><text:a xlink:type="simple" xlink:href="http://railstutorial.org/chapters/static-pages?version=2.3#sec:passing_title_tests">3.3.2 Passing title tests</text:a></text:h>
        <text:p text:style-name="Text_20_body">Now we’ll get our title tests to pass, and at the same time add the full HTML structure needed to make valid web pages. (If you were very observant, you might have noticed the red X in the bottom corner of default Home page shown in <text:a xlink:type="simple" xlink:href="http://railstutorial.org/chapters/static-pages?version=2.3#fig:raw_about_page">Figure 3.9</text:a>; this is the HTML Validator telling us we have a problem, which we’ll fix in this section.) Let’s start with the Home page (<text:a xlink:type="simple" xlink:href="http://railstutorial.org/chapters/static-pages?version=2.3#code:home_view_full_html">Listing 3.13</text:a>), using the same basic HTML skeleton as in the “hello” page from <text:a xlink:type="simple" xlink:href="http://railstutorial.org/chapters/static-pages?version=2.3#code:hello_world">Listing 3.1</text:a>; we’ve just added one more element, a series of arguments inside the <text:span text:style-name="Source_20_Text">html</text:span> tag giving more information about the language on the page (<text:span text:style-name="Source_20_Text">en</text:span> for “English”) and the <text:a xlink:type="simple" xlink:href="http://en.wikipedia.org/wiki/XML_namespace">XML namespace (</text:a><text:a xlink:type="simple" xlink:href="http://en.wikipedia.org/wiki/XML_namespace"><text:span text:style-name="Source_20_Text">xmlns</text:span></text:a><text:a xlink:type="simple" xlink:href="http://en.wikipedia.org/wiki/XML_namespace">)</text:a>.<text:bookmark text:name="fnref:3.16"/><text:a xlink:type="simple" xlink:href="http://railstutorial.org/chapters/static-pages?version=2.3#fn:3.16">16</text:a></text:p>
        <text:section text:style-name="Sect1" text:name="code:home_view_full_html">
          <text:p text:style-name="Text_20_body"/>
        </text:section>
        <text:p text:style-name="Text_20_body">Listing 3.13. The view for the Home page with full HTML structure. <text:line-break/><text:span text:style-name="Source_20_Text">app/views/pages/home.html.erb</text:span> <draw:frame draw:name="clippy" text:anchor-type="as-char" svg:width="1.1457in" svg:height="0.1457in" draw:z-index="20"><draw:plugin xlink:href="http://railstutorial.org/flash/clippy.swf" xlink:type="simple" xlink:show="embed" xlink:actuate="onLoad" draw:mime-type="application/x-shockwave-flash"><draw:param draw:name="bgcolor" draw:value="#ffffff"/><draw:param draw:name="flashvars" draw:value="text=%3C!DOCTYPE%20html%20PUBLIC%20%22%2D//W3C//DTD%20XHTML%201.0%20Strict//EN%22%0A%20%20%22http://www.w3.org/TR/xhtml1/DTD/xhtml1%2Dstrict.dtd%22%3E%0A%3Chtml%20lang=%22en%22%20xml:lang=%22en%22%20xmlns=%22http://www.w3.org/1999/xhtml%22%3E%0A%20%20%3Chead%3E%0A%20%20%20%20%3Ctitle%3ERuby%20on%20Rails%20Tutorial%20Sample%20App%20%7C%20Home%3C/title%3E%0A%20%20%3C/head%3E%0A%20%20%3Cbody%3E%0A%20%20%20%20%3Ch1%3ESample%20App%3C/h1%3E%0A%20%20%20%20%3Cp%3E%0A%20%20%20%20%20%20This%20is%20the%20home%20page%20for%20the%0A%20%20%20%20%20%20%3Ca%20href=%22http://www.railstutorial.org/%22%3ERuby%20on%20Rails%20Tutorial%3C/a%3E%0A%20%20%20%20%20%20sample%20application.%0A%20%20%20%20%3C/p%3E%0A%20%20%3C/body%3E%0A%3C/html%3E%0A"/><draw:param draw:name="pluginspage" draw:value="http://www.macromedia.com/go/getflashplayer"/><draw:param draw:name="allowscriptaccess" draw:value="always"/><draw:param draw:name="quality" draw:value="high"/></draw:plugin></draw:frame> </text:p>
        <text:p text:style-name="Preformatted_20_Text">&lt;!DOCTYPE html PUBLIC "-//W3C//DTD XHTML 1.0 Strict//EN"</text:p>
        <text:p text:style-name="Preformatted_20_Text"><text:s text:c="2"/>"http://www.w3.org/TR/xhtml1/DTD/xhtml1-strict.dtd"&gt;</text:p>
        <text:p text:style-name="Preformatted_20_Text">&lt;html lang="en" xml:lang="en" xmlns="http://www.w3.org/1999/xhtml"&gt;</text:p>
        <text:p text:style-name="Preformatted_20_Text"><text:s text:c="2"/>&lt;head&gt;</text:p>
        <text:p text:style-name="Preformatted_20_Text"><text:s text:c="4"/>&lt;title&gt;Ruby on Rails Tutorial Sample App | Home&lt;/title&gt;</text:p>
        <text:p text:style-name="Preformatted_20_Text"><text:s text:c="2"/>&lt;/head&gt;</text:p>
        <text:p text:style-name="Preformatted_20_Text"><text:s text:c="2"/>&lt;body&gt;</text:p>
        <text:p text:style-name="Preformatted_20_Text"><text:s text:c="4"/>&lt;h1&gt;Sample App&lt;/h1&gt;</text:p>
        <text:p text:style-name="Preformatted_20_Text"><text:s text:c="4"/>&lt;p&gt;</text:p>
        <text:p text:style-name="Preformatted_20_Text"><text:s text:c="6"/>This is the home page for the</text:p>
        <text:p text:style-name="Preformatted_20_Text"><text:s text:c="6"/>&lt;a href="http://www.railstutorial.org/"&gt;Ruby on Rails Tutorial&lt;/a&gt;</text:p>
        <text:p text:style-name="Preformatted_20_Text"><text:s text:c="6"/>sample application.</text:p>
        <text:p text:style-name="Preformatted_20_Text"><text:s text:c="4"/>&lt;/p&gt;</text:p>
        <text:p text:style-name="Preformatted_20_Text"><text:s text:c="2"/>&lt;/body&gt;</text:p>
        <text:p text:style-name="P11">&lt;/html&gt;</text:p>
        <text:p text:style-name="Text_20_body"><text:a xlink:type="simple" xlink:href="http://railstutorial.org/chapters/static-pages?version=2.3#code:home_view_full_html">Listing 3.13</text:a> uses the title tested for in <text:a xlink:type="simple" xlink:href="http://railstutorial.org/chapters/static-pages?version=2.3#code:pages_controller_spec_title">Listing 3.12</text:a>:</text:p>
        <text:p text:style-name="P11">&lt;title&gt;Ruby on Rails Tutorial Sample App | Home&lt;/title&gt;</text:p>
        <text:p text:style-name="Text_20_body">As a result, the tests for the Home page should now pass. We’re still Red because of the failing Contact and About tests, and we can get to Green with the code in <text:a xlink:type="simple" xlink:href="http://railstutorial.org/chapters/static-pages?version=2.3#code:contact_view_full_html">Listing 3.14</text:a> and <text:a xlink:type="simple" xlink:href="http://railstutorial.org/chapters/static-pages?version=2.3#code:about_view_full_html">Listing 3.15</text:a>.</text:p>
        <text:section text:style-name="Sect1" text:name="code:contact_view_full_html">
          <text:p text:style-name="Text_20_body"/>
        </text:section>
        <text:p text:style-name="Text_20_body"><text:soft-page-break/>Listing 3.14. The view for the Contact page with full HTML structure. <text:line-break/><text:span text:style-name="Source_20_Text">app/views/pages/contact.html.erb</text:span> <draw:frame draw:name="clippy" text:anchor-type="as-char" svg:width="1.1457in" svg:height="0.1457in" draw:z-index="21"><draw:plugin xlink:href="http://railstutorial.org/flash/clippy.swf" xlink:type="simple" xlink:show="embed" xlink:actuate="onLoad" draw:mime-type="application/x-shockwave-flash"><draw:param draw:name="bgcolor" draw:value="#ffffff"/><draw:param draw:name="flashvars" draw:value="text=%3C!DOCTYPE%20html%20PUBLIC%20%22%2D//W3C//DTD%20XHTML%201.0%20Strict//EN%22%0A%20%20%22http://www.w3.org/TR/xhtml1/DTD/xhtml1%2Dstrict.dtd%22%3E%0A%3Chtml%20lang=%22en%22%20xml:lang=%22en%22%20xmlns=%22http://www.w3.org/1999/xhtml%22%3E%0A%20%20%3Chead%3E%0A%20%20%20%20%3Ctitle%3ERuby%20on%20Rails%20Tutorial%20Sample%20App%20%7C%20Contact%3C/title%3E%0A%20%20%3C/head%3E%0A%20%20%3Cbody%3E%0A%20%20%20%20%3Ch1%3EContact%3C/h1%3E%0A%20%20%20%20%3Cp%3E%0A%20%20%20%20%20%20Contact%20Ruby%20on%20Rails%20Tutorial%20about%20the%20sample%20app%20at%20the%0A%20%20%20%20%20%20%3Ca%20href=%22http://www.railstutorial.org/feedback%22%3Efeedback%20page%3C/a%3E.%0A%20%20%20%20%3C/p%3E%0A%20%20%3C/body%3E%0A%3C/html%3E%0A"/><draw:param draw:name="pluginspage" draw:value="http://www.macromedia.com/go/getflashplayer"/><draw:param draw:name="allowscriptaccess" draw:value="always"/><draw:param draw:name="quality" draw:value="high"/></draw:plugin></draw:frame> </text:p>
        <text:p text:style-name="Preformatted_20_Text">&lt;!DOCTYPE html PUBLIC "-//W3C//DTD XHTML 1.0 Strict//EN"</text:p>
        <text:p text:style-name="Preformatted_20_Text"><text:s text:c="2"/>"http://www.w3.org/TR/xhtml1/DTD/xhtml1-strict.dtd"&gt;</text:p>
        <text:p text:style-name="Preformatted_20_Text">&lt;html lang="en" xml:lang="en" xmlns="http://www.w3.org/1999/xhtml"&gt;</text:p>
        <text:p text:style-name="Preformatted_20_Text"><text:s text:c="2"/>&lt;head&gt;</text:p>
        <text:p text:style-name="Preformatted_20_Text"><text:s text:c="4"/>&lt;title&gt;Ruby on Rails Tutorial Sample App | Contact&lt;/title&gt;</text:p>
        <text:p text:style-name="Preformatted_20_Text"><text:s text:c="2"/>&lt;/head&gt;</text:p>
        <text:p text:style-name="Preformatted_20_Text"><text:s text:c="2"/>&lt;body&gt;</text:p>
        <text:p text:style-name="Preformatted_20_Text"><text:s text:c="4"/>&lt;h1&gt;Contact&lt;/h1&gt;</text:p>
        <text:p text:style-name="Preformatted_20_Text"><text:s text:c="4"/>&lt;p&gt;</text:p>
        <text:p text:style-name="Preformatted_20_Text"><text:s text:c="6"/>Contact Ruby on Rails Tutorial about the sample app at the</text:p>
        <text:p text:style-name="Preformatted_20_Text"><text:s text:c="6"/>&lt;a href="http://www.railstutorial.org/feedback"&gt;feedback page&lt;/a&gt;.</text:p>
        <text:p text:style-name="Preformatted_20_Text"><text:s text:c="4"/>&lt;/p&gt;</text:p>
        <text:p text:style-name="Preformatted_20_Text"><text:s text:c="2"/>&lt;/body&gt;</text:p>
        <text:p text:style-name="P11">&lt;/html&gt;</text:p>
        <text:section text:style-name="Sect1" text:name="code:about_view_full_html">
          <text:p text:style-name="Text_20_body"/>
        </text:section>
        <text:p text:style-name="Text_20_body">Listing 3.15. The view for the About page with full HTML structure. <text:line-break/><text:span text:style-name="Source_20_Text">app/views/pages/about.html.erb</text:span> <draw:frame draw:name="clippy" text:anchor-type="as-char" svg:width="1.1457in" svg:height="0.1457in" draw:z-index="22"><draw:plugin xlink:href="http://railstutorial.org/flash/clippy.swf" xlink:type="simple" xlink:show="embed" xlink:actuate="onLoad" draw:mime-type="application/x-shockwave-flash"><draw:param draw:name="bgcolor" draw:value="#ffffff"/><draw:param draw:name="flashvars" draw:value="text=%3C!DOCTYPE%20html%20PUBLIC%20%22%2D//W3C//DTD%20XHTML%201.0%20Strict//EN%22%0A%20%20%22http://www.w3.org/TR/xhtml1/DTD/xhtml1%2Dstrict.dtd%22%3E%0A%3Chtml%20lang=%22en%22%20xml:lang=%22en%22%20xmlns=%22http://www.w3.org/1999/xhtml%22%3E%0A%20%20%3Chead%3E%0A%20%20%20%20%3Ctitle%3ERuby%20on%20Rails%20Tutorial%20Sample%20App%20%7C%20About%3C/title%3E%0A%20%20%3C/head%3E%0A%20%20%3Cbody%3E%0A%20%20%20%20%3Ch1%3EAbout%20Us%3C/h1%3E%0A%20%20%20%20%3Cp%3E%0A%20%20%20%20%20%20%3Ca%20href=%22http://www.railstutorial.org/%22%3ERuby%20on%20Rails%20Tutorial%3C/a%3E%0A%20%20%20%20%20%20is%20a%20project%20to%20make%20a%20book%20and%20screencasts%20to%20teach%20web%20development%0A%20%20%20%20%20%20with%20%3Ca%20href=%22http://rubyonrails.org/%22%3ERuby%20on%20Rails%3C/a%3E.%20This%0A%20%20%20%20%20%20is%20the%20sample%20application%20for%20the%20tutorial.%0A%20%20%20%20%3C/p%3E%0A%20%20%3C/body%3E%0A%3C/html%3E%0A"/><draw:param draw:name="pluginspage" draw:value="http://www.macromedia.com/go/getflashplayer"/><draw:param draw:name="allowscriptaccess" draw:value="always"/><draw:param draw:name="quality" draw:value="high"/></draw:plugin></draw:frame> </text:p>
        <text:p text:style-name="Preformatted_20_Text">&lt;!DOCTYPE html PUBLIC "-//W3C//DTD XHTML 1.0 Strict//EN"</text:p>
        <text:p text:style-name="Preformatted_20_Text"><text:s text:c="2"/>"http://www.w3.org/TR/xhtml1/DTD/xhtml1-strict.dtd"&gt;</text:p>
        <text:p text:style-name="Preformatted_20_Text">&lt;html lang="en" xml:lang="en" xmlns="http://www.w3.org/1999/xhtml"&gt;</text:p>
        <text:p text:style-name="Preformatted_20_Text"><text:s text:c="2"/>&lt;head&gt;</text:p>
        <text:p text:style-name="Preformatted_20_Text"><text:s text:c="4"/>&lt;title&gt;Ruby on Rails Tutorial Sample App | About&lt;/title&gt;</text:p>
        <text:p text:style-name="Preformatted_20_Text"><text:s text:c="2"/>&lt;/head&gt;</text:p>
        <text:p text:style-name="Preformatted_20_Text"><text:s text:c="2"/>&lt;body&gt;</text:p>
        <text:p text:style-name="Preformatted_20_Text"><text:s text:c="4"/>&lt;h1&gt;About Us&lt;/h1&gt;</text:p>
        <text:p text:style-name="Preformatted_20_Text"><text:s text:c="4"/>&lt;p&gt;</text:p>
        <text:p text:style-name="Preformatted_20_Text"><text:s text:c="6"/>&lt;a href="http://www.railstutorial.org/"&gt;Ruby on Rails Tutorial&lt;/a&gt;</text:p>
        <text:p text:style-name="Preformatted_20_Text"><text:s text:c="6"/>is a project to make a book and screencasts to teach web development</text:p>
        <text:p text:style-name="Preformatted_20_Text"><text:s text:c="6"/>with &lt;a href="http://rubyonrails.org/"&gt;Ruby on Rails&lt;/a&gt;. This</text:p>
        <text:p text:style-name="Preformatted_20_Text"><text:s text:c="6"/>is the sample application for the tutorial.</text:p>
        <text:p text:style-name="Preformatted_20_Text"><text:s text:c="4"/>&lt;/p&gt;</text:p>
        <text:p text:style-name="Preformatted_20_Text"><text:s text:c="2"/>&lt;/body&gt;</text:p>
        <text:p text:style-name="P11">&lt;/html&gt;</text:p>
        <text:p text:style-name="Text_20_body">These example pages introduce the <text:span text:style-name="Emphasis">anchor</text:span> tag <text:span text:style-name="Source_20_Text">a</text:span>, which creates links to the given URL (called an “href”, or “hypertext reference”, in the context of an anchor tag):</text:p>
        <text:p text:style-name="P11">&lt;a href="http://www.railstutorial.org/"&gt;Ruby on Rails Tutorial&lt;/a&gt;</text:p>
        <text:p text:style-name="Text_20_body">You can see the results in <text:a xlink:type="simple" xlink:href="http://railstutorial.org/chapters/static-pages?version=2.3#fig:new_home_page">Figure 3.10</text:a>. Note the green checkmark at the lower right of the figure, indicating that the pages are now valid HTML.</text:p>
        <text:section text:style-name="Sect1" text:name="fig:new_home_page">
          <text:p text:style-name="Text_20_body"/>
        </text:section>
        <text:p text:style-name="P6"><draw:frame draw:style-name="fr1" draw:name="graphics10" text:anchor-type="as-char" svg:width="0.7862in" svg:height="0.3929in" draw:z-index="23"><draw:image xlink:href="http://railstutorial.org/images/figures/new_home_page.png" xlink:type="simple" xlink:show="embed" xlink:actuate="onLoad"/><svg:title>new_home_page</svg:title></draw:frame></text:p>
        <text:p text:style-name="P6">Figure 3.10: A minimal Home page for the sample app (<text:a xlink:type="simple" xlink:href="http://localhost:3000/pages/home"><text:span text:style-name="Teletype">/pages/home</text:span></text:a>). <text:a xlink:type="simple" xlink:href="http://www.railstutorial.org/images/figures/new_home_page-full.png">(full size)</text:a></text:p>
        <text:section text:style-name="Sect1" text:name="sec:instance_variables_embedded_ruby">
          <text:p text:style-name="P6"/>
        </text:section>
        <text:h text:style-name="Heading_20_3" text:outline-level="3"><text:bookmark text:name="sec:3.3.3"/><text:soft-page-break/><text:a xlink:type="simple" xlink:href="http://railstutorial.org/chapters/static-pages?version=2.3#sec:instance_variables_embedded_ruby">3.3.3 Instance variables and Embedded Ruby</text:a></text:h>
        <text:p text:style-name="Text_20_body">We’ve achieved a lot already in this section, generating three valid pages using Rails controllers and actions, but they are purely static HTML and hence don’t show off the power of Rails. Moreover, they suffer from terrible duplication:</text:p>
        <text:list xml:id="list760756081" text:style-name="L2">
          <text:list-item>
            <text:p text:style-name="P8">The page titles are almost (but not quite) exactly the same. </text:p>
          </text:list-item>
          <text:list-item>
            <text:p text:style-name="P8">“Ruby on Rails Tutorial Sample App” is common to all three titles. </text:p>
          </text:list-item>
          <text:list-item>
            <text:p text:style-name="P3">The entire HTML skeleton structure is repeated on each page. </text:p>
          </text:list-item>
        </text:list>
        <text:p text:style-name="Text_20_body">Paradoxically, we’ll take the first step toward eliminating duplication by first adding some more: we’ll make the titles of the pages, which are currently quite similar, match <text:span text:style-name="Emphasis">exactly</text:span>. This will make it much simpler to remove all the repetition at a stroke.</text:p>
        <text:p text:style-name="Text_20_body">The technique involves creating <text:span text:style-name="Emphasis">instance variables</text:span> inside our actions. Since the Home, Contact, and About page titles have a variable component, we’ll set the variable <text:span text:style-name="Source_20_Text">@title</text:span> (pronounced “at title”) to the appropriate title for each action (<text:a xlink:type="simple" xlink:href="http://railstutorial.org/chapters/static-pages?version=2.3#code:pages_controller_with_title">Listing 3.16</text:a>).</text:p>
        <text:section text:style-name="Sect1" text:name="code:pages_controller_with_title">
          <text:p text:style-name="Text_20_body"/>
        </text:section>
        <text:p text:style-name="Text_20_body">Listing 3.16. The Pages controller with per-page titles. <text:line-break/><text:span text:style-name="Source_20_Text">app/controllers/pages_controller.rb</text:span> <draw:frame draw:name="clippy" text:anchor-type="as-char" svg:width="1.1457in" svg:height="0.1457in" draw:z-index="24"><draw:plugin xlink:href="http://railstutorial.org/flash/clippy.swf" xlink:type="simple" xlink:show="embed" xlink:actuate="onLoad" draw:mime-type="application/x-shockwave-flash"><draw:param draw:name="bgcolor" draw:value="#ffffff"/><draw:param draw:name="flashvars" draw:value="text=class%20PagesController%20%3C%20ApplicationController%0A%0A%20%20def%20home%0A%20%20%20%20@title%20=%20%22Home%22%0A%20%20end%0A%0A%20%20def%20contact%0A%20%20%20%20@title%20=%20%22Contact%22%0A%20%20end%0A%0A%20%20def%20about%0A%20%20%20%20@title%20=%20%22About%22%0A%20%20end%0Aend%0A"/><draw:param draw:name="pluginspage" draw:value="http://www.macromedia.com/go/getflashplayer"/><draw:param draw:name="allowscriptaccess" draw:value="always"/><draw:param draw:name="quality" draw:value="high"/></draw:plugin></draw:frame> </text:p>
        <text:p text:style-name="Preformatted_20_Text">class PagesController &lt; ApplicationController</text:p>
        <text:p text:style-name="Preformatted_20_Text"/>
        <text:p text:style-name="Preformatted_20_Text"><text:s text:c="2"/>def home</text:p>
        <text:p text:style-name="Preformatted_20_Text"><text:s text:c="4"/>@title = "Home"</text:p>
        <text:p text:style-name="Preformatted_20_Text"><text:s text:c="2"/>end</text:p>
        <text:p text:style-name="Preformatted_20_Text"/>
        <text:p text:style-name="Preformatted_20_Text"><text:s text:c="2"/>def contact</text:p>
        <text:p text:style-name="Preformatted_20_Text"><text:s text:c="4"/>@title = "Contact"</text:p>
        <text:p text:style-name="Preformatted_20_Text"><text:s text:c="2"/>end</text:p>
        <text:p text:style-name="Preformatted_20_Text"/>
        <text:p text:style-name="Preformatted_20_Text"><text:s text:c="2"/>def about</text:p>
        <text:p text:style-name="Preformatted_20_Text"><text:s text:c="4"/>@title = "About"</text:p>
        <text:p text:style-name="Preformatted_20_Text"><text:s text:c="2"/>end</text:p>
        <text:p text:style-name="P11">end</text:p>
        <text:p text:style-name="Text_20_body">A statement such as</text:p>
        <text:p text:style-name="P11">@title = "Home"</text:p>
        <text:p text:style-name="Text_20_body">is an <text:span text:style-name="Emphasis">assignment</text:span>, in this case creating a new variable <text:span text:style-name="Source_20_Text">@title</text:span> with value <text:span text:style-name="Source_20_Text">"Home"</text:span>. The at sign <text:span text:style-name="Source_20_Text">@</text:span> in <text:span text:style-name="Source_20_Text">@title</text:span> indicates that it is an instance variable. Instance variables have a more general meaning in Ruby (see <text:a xlink:type="simple" xlink:href="http://railstutorial.org/chapters/rails-flavored-ruby?version=2.3#sec:objects_and_message_passing">Section 4.2.3</text:a>), but in Rails their role is primarily to link actions and views: any instance variable defined in the <text:span text:style-name="Source_20_Text">home</text:span> action is automatically available in the <text:span text:style-name="Source_20_Text">home.html.erb</text:span> view, and so on for other action/view pairs.<text:bookmark text:name="fnref:3.17"/><text:a xlink:type="simple" xlink:href="http://railstutorial.org/chapters/static-pages?version=2.3#fn:3.17">17</text:a></text:p>
        <text:p text:style-name="Text_20_body">We can see how this works by replacing the literal title “Home” with the contents of the <text:span text:style-name="Source_20_Text">@title</text:span> variable in the <text:span text:style-name="Source_20_Text">home.html.erb</text:span> view (<text:a xlink:type="simple" xlink:href="http://railstutorial.org/chapters/static-pages?version=2.3#code:home_view_erb_title">Listing 3.17</text:a>).</text:p>
        <text:section text:style-name="Sect1" text:name="code:home_view_erb_title">
          <text:p text:style-name="Text_20_body"/>
        </text:section>
        <text:p text:style-name="Text_20_body">Listing 3.17. The view for the Home page with an Embedded Ruby title. <text:line-break/><text:span text:style-name="Source_20_Text">app/views/pages/home.html.erb</text:span> <draw:frame draw:name="clippy" text:anchor-type="as-char" svg:width="1.1457in" svg:height="0.1457in" draw:z-index="25"><draw:plugin xlink:href="http://railstutorial.org/flash/clippy.swf" xlink:type="simple" xlink:show="embed" xlink:actuate="onLoad" draw:mime-type="application/x-shockwave-flash"><draw:param draw:name="bgcolor" draw:value="#ffffff"/><draw:param draw:name="flashvars" draw:value="text=%3C!DOCTYPE%20html%20PUBLIC%20%22%2D//W3C//DTD%20XHTML%201.0%20Strict//EN%22%0A%20%20%22http://www.w3.org/TR/xhtml1/DTD/xhtml1%2Dstrict.dtd%22%3E%0A%3Chtml%20lang=%22en%22%20xml:lang=%22en%22%20xmlns=%22http://www.w3.org/1999/xhtml%22%3E%0A%20%20%3Chead%3E%0A%20%20%20%20%3Ctitle%3ERuby%20on%20Rails%20Tutorial%20Sample%20App%20%7C%20%3C%25=%20@title%20%25%3E%3C/title%3E%0A%20%20%3C/head%3E%0A%20%20%3Cbody%3E%0A%20%20%20%20%3Ch1%3ESample%20App%3C/h1%3E%0A%20%20%20%20%3Cp%3E%0A%20%20%20%20%20%20This%20is%20the%20home%20page%20for%20the%0A%20%20%20%20%20%20%3Ca%20href=%22http://www.railstutorial.org/%22%3ERuby%20on%20Rails%20Tutorial%3C/a%3E%0A%20%20%20%20%20%20sample%20application.%0A%20%20%20%20%3C/p%3E%0A%20%20%3C/body%3E%0A%3C/html%3E%0A"/><draw:param draw:name="pluginspage" draw:value="http://www.macromedia.com/go/getflashplayer"/><draw:param draw:name="allowscriptaccess" draw:value="always"/><draw:param draw:name="quality" draw:value="high"/></draw:plugin></draw:frame> </text:p>
        <text:p text:style-name="Preformatted_20_Text">&lt;!DOCTYPE html PUBLIC "-//W3C//DTD XHTML 1.0 Strict//EN"</text:p>
        <text:p text:style-name="Preformatted_20_Text"><text:soft-page-break/><text:s text:c="2"/>"http://www.w3.org/TR/xhtml1/DTD/xhtml1-strict.dtd"&gt;</text:p>
        <text:p text:style-name="Preformatted_20_Text">&lt;html lang="en" xml:lang="en" xmlns="http://www.w3.org/1999/xhtml"&gt;</text:p>
        <text:p text:style-name="Preformatted_20_Text"><text:s text:c="2"/>&lt;head&gt;</text:p>
        <text:p text:style-name="Preformatted_20_Text"><text:s text:c="4"/>&lt;title&gt;Ruby on Rails Tutorial Sample App | &lt;%= @title %&gt;&lt;/title&gt;</text:p>
        <text:p text:style-name="Preformatted_20_Text"><text:s text:c="2"/>&lt;/head&gt;</text:p>
        <text:p text:style-name="Preformatted_20_Text"><text:s text:c="2"/>&lt;body&gt;</text:p>
        <text:p text:style-name="Preformatted_20_Text"><text:s text:c="4"/>&lt;h1&gt;Sample App&lt;/h1&gt;</text:p>
        <text:p text:style-name="Preformatted_20_Text"><text:s text:c="4"/>&lt;p&gt;</text:p>
        <text:p text:style-name="Preformatted_20_Text"><text:s text:c="6"/>This is the home page for the</text:p>
        <text:p text:style-name="Preformatted_20_Text"><text:s text:c="6"/>&lt;a href="http://www.railstutorial.org/"&gt;Ruby on Rails Tutorial&lt;/a&gt;</text:p>
        <text:p text:style-name="Preformatted_20_Text"><text:s text:c="6"/>sample application.</text:p>
        <text:p text:style-name="Preformatted_20_Text"><text:s text:c="4"/>&lt;/p&gt;</text:p>
        <text:p text:style-name="Preformatted_20_Text"><text:s text:c="2"/>&lt;/body&gt;</text:p>
        <text:p text:style-name="P11">&lt;/html&gt;</text:p>
        <text:p text:style-name="Text_20_body"><text:a xlink:type="simple" xlink:href="http://railstutorial.org/chapters/static-pages?version=2.3#code:home_view_erb_title">Listing 3.17</text:a> is our first example of <text:span text:style-name="Emphasis">Embedded Ruby</text:span>, also called <text:span text:style-name="Emphasis">ERb</text:span>. (Now you know why HTML views have the file extension <text:span text:style-name="Source_20_Text">.html.erb</text:span>.) ERb is the primary mechanism in Rails for including dynamic content in web pages.<text:bookmark text:name="fnref:3.18"/><text:a xlink:type="simple" xlink:href="http://railstutorial.org/chapters/static-pages?version=2.3#fn:3.18">18</text:a> The code</text:p>
        <text:p text:style-name="P11">&lt;%= @title %&gt;</text:p>
        <text:p text:style-name="Text_20_body">indicates using <text:span text:style-name="Teletype">&lt;%= ... %&gt;</text:span> that Rails should insert the contents of the <text:span text:style-name="Source_20_Text">@title</text:span> variable, whatever it may be. When we visit <text:span text:style-name="Teletype">/pages/home</text:span>, Rails executes the body of the <text:span text:style-name="Source_20_Text">home</text:span> action, which makes the assignment <text:span text:style-name="Source_20_Text">@title = "Home"</text:span>, so in the present case</text:p>
        <text:p text:style-name="P11">&lt;%= @title %&gt;</text:p>
        <text:p text:style-name="Text_20_body">gets replaced with “Home”. Rails then renders the view, using ERb to insert the value of <text:span text:style-name="Source_20_Text">@title</text:span> into the template, which the web server then sends to your browser as HTML. The result is exactly the same as before, only now the variable part of the title is generated dynamically by ERb.</text:p>
        <text:p text:style-name="Text_20_body">We can verify that all this works by running the tests from <text:a xlink:type="simple" xlink:href="http://railstutorial.org/chapters/static-pages?version=2.3#sec:testing_a_title_change">Section 3.3.1</text:a> and see that they still pass. Then we can make the corresponding replacements for the Contact and About pages (<text:a xlink:type="simple" xlink:href="http://railstutorial.org/chapters/static-pages?version=2.3#code:contact_view_erb_title">Listing 3.18</text:a> and <text:a xlink:type="simple" xlink:href="http://railstutorial.org/chapters/static-pages?version=2.3#code:about_view_erb_title">Listing 3.19</text:a>).</text:p>
        <text:section text:style-name="Sect1" text:name="code:contact_view_erb_title">
          <text:p text:style-name="Text_20_body"/>
        </text:section>
        <text:p text:style-name="Text_20_body">Listing 3.18. The view for the Contact page with an Embedded Ruby title. <text:line-break/><text:span text:style-name="Source_20_Text">app/views/pages/contact.html.erb</text:span> <draw:frame draw:name="clippy" text:anchor-type="as-char" svg:width="1.1457in" svg:height="0.1457in" draw:z-index="26"><draw:plugin xlink:href="http://railstutorial.org/flash/clippy.swf" xlink:type="simple" xlink:show="embed" xlink:actuate="onLoad" draw:mime-type="application/x-shockwave-flash"><draw:param draw:name="bgcolor" draw:value="#ffffff"/><draw:param draw:name="flashvars" draw:value="text=%3C!DOCTYPE%20html%20PUBLIC%20%22%2D//W3C//DTD%20XHTML%201.0%20Strict//EN%22%0A%20%20%22http://www.w3.org/TR/xhtml1/DTD/xhtml1%2Dstrict.dtd%22%3E%0A%3Chtml%20lang=%22en%22%20xml:lang=%22en%22%20xmlns=%22http://www.w3.org/1999/xhtml%22%3E%0A%20%20%3Chead%3E%0A%20%20%20%20%3Ctitle%3ERuby%20on%20Rails%20Tutorial%20Sample%20App%20%7C%20%3C%25=%20@title%20%25%3E%3C/title%3E%0A%20%20%3C/head%3E%0A%20%20%3Cbody%3E%0A%20%20%20%20%3Ch1%3EContact%3C/h1%3E%0A%20%20%20%20%3Cp%3E%0A%20%20%20%20%20%20Contact%20Ruby%20on%20Rails%20Tutorial%20about%20the%20sample%20app%20at%20the%0A%20%20%20%20%20%20%3Ca%20href=%22http://www.railstutorial.org/feedback%22%3Efeedback%20page%3C/a%3E.%0A%20%20%20%20%3C/p%3E%0A%20%20%3C/body%3E%0A%3C/html%3E%0A"/><draw:param draw:name="pluginspage" draw:value="http://www.macromedia.com/go/getflashplayer"/><draw:param draw:name="allowscriptaccess" draw:value="always"/><draw:param draw:name="quality" draw:value="high"/></draw:plugin></draw:frame> </text:p>
        <text:p text:style-name="Preformatted_20_Text">&lt;!DOCTYPE html PUBLIC "-//W3C//DTD XHTML 1.0 Strict//EN"</text:p>
        <text:p text:style-name="Preformatted_20_Text"><text:s text:c="2"/>"http://www.w3.org/TR/xhtml1/DTD/xhtml1-strict.dtd"&gt;</text:p>
        <text:p text:style-name="Preformatted_20_Text">&lt;html lang="en" xml:lang="en" xmlns="http://www.w3.org/1999/xhtml"&gt;</text:p>
        <text:p text:style-name="Preformatted_20_Text"><text:s text:c="2"/>&lt;head&gt;</text:p>
        <text:p text:style-name="Preformatted_20_Text"><text:s text:c="4"/>&lt;title&gt;Ruby on Rails Tutorial Sample App | &lt;%= @title %&gt;&lt;/title&gt;</text:p>
        <text:p text:style-name="Preformatted_20_Text"><text:s text:c="2"/>&lt;/head&gt;</text:p>
        <text:p text:style-name="Preformatted_20_Text"><text:s text:c="2"/>&lt;body&gt;</text:p>
        <text:p text:style-name="Preformatted_20_Text"><text:s text:c="4"/>&lt;h1&gt;Contact&lt;/h1&gt;</text:p>
        <text:p text:style-name="Preformatted_20_Text"><text:s text:c="4"/>&lt;p&gt;</text:p>
        <text:p text:style-name="Preformatted_20_Text"><text:s text:c="6"/>Contact Ruby on Rails Tutorial about the sample app at the</text:p>
        <text:p text:style-name="Preformatted_20_Text"><text:s text:c="6"/>&lt;a href="http://www.railstutorial.org/feedback"&gt;feedback page&lt;/a&gt;.</text:p>
        <text:p text:style-name="Preformatted_20_Text"><text:s text:c="4"/>&lt;/p&gt;</text:p>
        <text:p text:style-name="Preformatted_20_Text"><text:s text:c="2"/>&lt;/body&gt;</text:p>
        <text:p text:style-name="P11">&lt;/html&gt;</text:p>
        <text:section text:style-name="Sect1" text:name="code:about_view_erb_title">
          <text:p text:style-name="Text_20_body"/>
        </text:section>
        <text:p text:style-name="Text_20_body"><text:soft-page-break/>Listing 3.19. The view for the About page with an Embedded Ruby title. <text:line-break/><text:span text:style-name="Source_20_Text">app/views/pages/about.html.erb</text:span> <draw:frame draw:name="clippy" text:anchor-type="as-char" svg:width="1.1457in" svg:height="0.1457in" draw:z-index="27"><draw:plugin xlink:href="http://railstutorial.org/flash/clippy.swf" xlink:type="simple" xlink:show="embed" xlink:actuate="onLoad" draw:mime-type="application/x-shockwave-flash"><draw:param draw:name="bgcolor" draw:value="#ffffff"/><draw:param draw:name="flashvars" draw:value="text=%3C!DOCTYPE%20html%20PUBLIC%20%22%2D//W3C//DTD%20XHTML%201.0%20Strict//EN%22%0A%20%20%22http://www.w3.org/TR/xhtml1/DTD/xhtml1%2Dstrict.dtd%22%3E%0A%3Chtml%20lang=%22en%22%20xml:lang=%22en%22%20xmlns=%22http://www.w3.org/1999/xhtml%22%3E%0A%20%20%3Chead%3E%0A%20%20%20%20%3Ctitle%3ERuby%20on%20Rails%20Tutorial%20Sample%20App%20%7C%20%3C%25=%20@title%20%25%3E%3C/title%3E%0A%20%20%3C/head%3E%0A%20%20%3Cbody%3E%0A%20%20%20%20%3Ch1%3EAbout%20Us%3C/h1%3E%0A%20%20%20%20%3Cp%3E%0A%20%20%20%20%20%20%3Ca%20href=%22http://www.railstutorial.org/%22%3ERuby%20on%20Rails%20Tutorial%3C/a%3E%0A%20%20%20%20%20%20is%20a%20project%20to%20make%20a%20book%20and%20screencasts%20to%20teach%20web%20development%0A%20%20%20%20%20%20with%20%3Ca%20href=%22http://rubyonrails.org/%22%3ERuby%20on%20Rails%3C/a%3E.%20This%0A%20%20%20%20%20%20is%20the%20sample%20application%20for%20the%20tutorial.%0A%20%20%20%20%3C/p%3E%0A%20%20%3C/body%3E%0A%3C/html%3E%0A"/><draw:param draw:name="pluginspage" draw:value="http://www.macromedia.com/go/getflashplayer"/><draw:param draw:name="allowscriptaccess" draw:value="always"/><draw:param draw:name="quality" draw:value="high"/></draw:plugin></draw:frame> </text:p>
        <text:p text:style-name="Preformatted_20_Text">&lt;!DOCTYPE html PUBLIC "-//W3C//DTD XHTML 1.0 Strict//EN"</text:p>
        <text:p text:style-name="Preformatted_20_Text"><text:s text:c="2"/>"http://www.w3.org/TR/xhtml1/DTD/xhtml1-strict.dtd"&gt;</text:p>
        <text:p text:style-name="Preformatted_20_Text">&lt;html lang="en" xml:lang="en" xmlns="http://www.w3.org/1999/xhtml"&gt;</text:p>
        <text:p text:style-name="Preformatted_20_Text"><text:s text:c="2"/>&lt;head&gt;</text:p>
        <text:p text:style-name="Preformatted_20_Text"><text:s text:c="4"/>&lt;title&gt;Ruby on Rails Tutorial Sample App | &lt;%= @title %&gt;&lt;/title&gt;</text:p>
        <text:p text:style-name="Preformatted_20_Text"><text:s text:c="2"/>&lt;/head&gt;</text:p>
        <text:p text:style-name="Preformatted_20_Text"><text:s text:c="2"/>&lt;body&gt;</text:p>
        <text:p text:style-name="Preformatted_20_Text"><text:s text:c="4"/>&lt;h1&gt;About Us&lt;/h1&gt;</text:p>
        <text:p text:style-name="Preformatted_20_Text"><text:s text:c="4"/>&lt;p&gt;</text:p>
        <text:p text:style-name="Preformatted_20_Text"><text:s text:c="6"/>&lt;a href="http://www.railstutorial.org/"&gt;Ruby on Rails Tutorial&lt;/a&gt;</text:p>
        <text:p text:style-name="Preformatted_20_Text"><text:s text:c="6"/>is a project to make a book and screencasts to teach web development</text:p>
        <text:p text:style-name="Preformatted_20_Text"><text:s text:c="6"/>with &lt;a href="http://rubyonrails.org/"&gt;Ruby on Rails&lt;/a&gt;. This</text:p>
        <text:p text:style-name="Preformatted_20_Text"><text:s text:c="6"/>is the sample application for the tutorial.</text:p>
        <text:p text:style-name="Preformatted_20_Text"><text:s text:c="4"/>&lt;/p&gt;</text:p>
        <text:p text:style-name="Preformatted_20_Text"><text:s text:c="2"/>&lt;/body&gt;</text:p>
        <text:p text:style-name="P11">&lt;/html&gt;</text:p>
        <text:p text:style-name="Text_20_body">As before, the tests still pass.</text:p>
        <text:section text:style-name="Sect1" text:name="sec:layouts">
          <text:p text:style-name="Text_20_body"/>
        </text:section>
        <text:h text:style-name="Heading_20_3" text:outline-level="3"><text:bookmark text:name="sec:3.3.4"/><text:a xlink:type="simple" xlink:href="http://railstutorial.org/chapters/static-pages?version=2.3#sec:layouts">3.3.4 Eliminating duplication with layouts</text:a></text:h>
        <text:p text:style-name="Text_20_body">Now that we’ve replaced the variable part of the page titles with instance variables and ERb, each of our pages looks something like this:</text:p>
        <text:p text:style-name="Preformatted_20_Text">&lt;!DOCTYPE html PUBLIC "-//W3C//DTD XHTML 1.0 Strict//EN"</text:p>
        <text:p text:style-name="Preformatted_20_Text"><text:s text:c="2"/>"http://www.w3.org/TR/xhtml1/DTD/xhtml1-strict.dtd"&gt;</text:p>
        <text:p text:style-name="Preformatted_20_Text">&lt;html lang="en" xml:lang="en" xmlns="http://www.w3.org/1999/xhtml"&gt;</text:p>
        <text:p text:style-name="Preformatted_20_Text"><text:s text:c="2"/>&lt;head&gt;</text:p>
        <text:p text:style-name="Preformatted_20_Text"><text:s text:c="4"/>&lt;title&gt;Ruby on Rails Tutorial Sample App | &lt;%= @title %&gt;&lt;/title&gt;</text:p>
        <text:p text:style-name="Preformatted_20_Text"><text:s text:c="2"/>&lt;/head&gt;</text:p>
        <text:p text:style-name="Preformatted_20_Text"><text:s text:c="2"/>&lt;body&gt;</text:p>
        <text:p text:style-name="Preformatted_20_Text"><text:s text:c="6"/>Contents</text:p>
        <text:p text:style-name="Preformatted_20_Text"><text:s text:c="2"/>&lt;/body&gt;</text:p>
        <text:p text:style-name="P11">&lt;/html&gt;</text:p>
        <text:p text:style-name="Text_20_body">In other words, <text:span text:style-name="Emphasis">all</text:span> our pages are identical in structure, including even the title (because of Embedded Ruby), with the sole exception of the contents of each page.</text:p>
        <text:p text:style-name="Text_20_body">Wouldn’t it be nice if there were a way to factor out the common elements into some sort of global layout, with the body contents inserted on a per-page basis? Indeed, it would be nice, and Rails happily obliges using a special file called <text:span text:style-name="Source_20_Text">application.html.erb</text:span>, which lives in the <text:span text:style-name="Source_20_Text">layouts</text:span> directory. To capture the structural skeleton, create <text:span text:style-name="Source_20_Text">application.html.erb</text:span> and fill it with the contents of <text:a xlink:type="simple" xlink:href="http://railstutorial.org/chapters/static-pages?version=2.3#code:application_layout">Listing 3.20</text:a>.</text:p>
        <text:section text:style-name="Sect1" text:name="code:application_layout">
          <text:p text:style-name="Text_20_body"/>
        </text:section>
        <text:p text:style-name="Text_20_body">Listing 3.20. The sample application site layout. <text:line-break/><text:span text:style-name="Source_20_Text">app/views/layouts/application.html.erb</text:span> <draw:frame draw:name="clippy" text:anchor-type="as-char" svg:width="1.1457in" svg:height="0.1457in" draw:z-index="28"><draw:plugin xlink:href="http://railstutorial.org/flash/clippy.swf" xlink:type="simple" xlink:show="embed" xlink:actuate="onLoad" draw:mime-type="application/x-shockwave-flash"><draw:param draw:name="bgcolor" draw:value="#ffffff"/><draw:param draw:name="flashvars" draw:value="text=%3C!DOCTYPE%20html%20PUBLIC%20%22%2D//W3C//DTD%20XHTML%201.0%20Strict//EN%22%0A%20%20%22http://www.w3.org/TR/xhtml1/DTD/xhtml1%2Dstrict.dtd%22%3E%0A%3Chtml%20lang=%22en%22%20xml:lang=%22en%22%20xmlns=%22http://www.w3.org/1999/xhtml%22%3E%0A%20%20%3Chead%3E%0A%20%20%20%20%3Ctitle%3ERuby%20on%20Rails%20Tutorial%20Sample%20App%20%7C%20%3C%25=%20@title%20%25%3E%3C/title%3E%0A%20%20%3C/head%3E%0A%20%20%3Cbody%3E%0A%20%20%20%20%3C%25=%20yield%20%25%3E%0A%20%20%3C/body%3E%0A%3C/html%3E%0A"/><draw:param draw:name="pluginspage" draw:value="http://www.macromedia.com/go/getflashplayer"/><draw:param draw:name="allowscriptaccess" draw:value="always"/><draw:param draw:name="quality" draw:value="high"/></draw:plugin></draw:frame> </text:p>
        <text:p text:style-name="Preformatted_20_Text">&lt;!DOCTYPE html PUBLIC "-//W3C//DTD XHTML 1.0 Strict//EN"</text:p>
        <text:p text:style-name="Preformatted_20_Text"><text:s text:c="2"/>"http://www.w3.org/TR/xhtml1/DTD/xhtml1-strict.dtd"&gt;</text:p>
        <text:p text:style-name="Preformatted_20_Text">&lt;html lang="en" xml:lang="en" xmlns="http://www.w3.org/1999/xhtml"&gt;</text:p>
        <text:p text:style-name="Preformatted_20_Text"><text:soft-page-break/><text:s text:c="2"/>&lt;head&gt;</text:p>
        <text:p text:style-name="Preformatted_20_Text"><text:s text:c="4"/>&lt;title&gt;Ruby on Rails Tutorial Sample App | &lt;%= @title %&gt;&lt;/title&gt;</text:p>
        <text:p text:style-name="Preformatted_20_Text"><text:s text:c="2"/>&lt;/head&gt;</text:p>
        <text:p text:style-name="Preformatted_20_Text"><text:s text:c="2"/>&lt;body&gt;</text:p>
        <text:p text:style-name="Preformatted_20_Text"><text:s text:c="4"/>&lt;%= yield %&gt;</text:p>
        <text:p text:style-name="Preformatted_20_Text"><text:s text:c="2"/>&lt;/body&gt;</text:p>
        <text:p text:style-name="P11">&lt;/html&gt;</text:p>
        <text:p text:style-name="Text_20_body">Note here the special line</text:p>
        <text:p text:style-name="P11">&lt;%= yield %&gt;</text:p>
        <text:p text:style-name="Text_20_body">This code is responsible for inserting the contents of each page into the layout. As with <text:span text:style-name="Teletype">&lt;%= @title %&gt;</text:span>, the <text:span text:style-name="Teletype">&lt;% ... %&gt;</text:span> tags indicate Embedded Ruby, and the equals sign in <text:span text:style-name="Teletype">&lt;%= ... %&gt;</text:span> ensures that the results of evaluating the expression are inserted at that exact point in the template. (Don’t worry about the meaning of the word “yield” in this context;<text:bookmark text:name="fnref:3.19"/><text:a xlink:type="simple" xlink:href="http://railstutorial.org/chapters/static-pages?version=2.3#fn:3.19">19</text:a> what matters is that using this layout ensures that visiting the page <text:span text:style-name="Teletype">/pages/home</text:span> converts the contents of <text:span text:style-name="Source_20_Text">home.html.erb</text:span> to HTML and then inserts it in place of <text:span text:style-name="Teletype">&lt;%= yield %&gt;</text:span>.</text:p>
        <text:p text:style-name="Text_20_body">Of course, our views are still filled with all the HTML structure we just hoisted into the layout, so we have to rip it out, leaving only the interior contents (<text:a xlink:type="simple" xlink:href="http://railstutorial.org/chapters/static-pages?version=2.3#code:home_view_interior">Listing 3.21</text:a>, <text:a xlink:type="simple" xlink:href="http://railstutorial.org/chapters/static-pages?version=2.3#code:contact_view_interior">Listing 3.22</text:a>, and <text:a xlink:type="simple" xlink:href="http://railstutorial.org/chapters/static-pages?version=2.3#code:about_view_interior">Listing 3.23</text:a>).</text:p>
        <text:section text:style-name="Sect1" text:name="code:home_view_interior">
          <text:p text:style-name="Text_20_body"/>
        </text:section>
        <text:p text:style-name="Text_20_body">Listing 3.21. The Home view with HTML structure removed. <text:line-break/><text:span text:style-name="Source_20_Text">app/views/pages/home.html.erb</text:span> <draw:frame draw:name="clippy" text:anchor-type="as-char" svg:width="1.1457in" svg:height="0.1457in" draw:z-index="29"><draw:plugin xlink:href="http://railstutorial.org/flash/clippy.swf" xlink:type="simple" xlink:show="embed" xlink:actuate="onLoad" draw:mime-type="application/x-shockwave-flash"><draw:param draw:name="bgcolor" draw:value="#ffffff"/><draw:param draw:name="flashvars" draw:value="text=%3Ch1%3ESample%20App%3C/h1%3E%0A%3Cp%3E%0A%20%20This%20is%20the%20home%20page%20for%20the%0A%20%20%3Ca%20href=%22http://www.railstutorial.org/%22%3ERuby%20on%20Rails%20Tutorial%3C/a%3E%0A%20%20sample%20application.%0A%3C/p%3E%0A"/><draw:param draw:name="pluginspage" draw:value="http://www.macromedia.com/go/getflashplayer"/><draw:param draw:name="allowscriptaccess" draw:value="always"/><draw:param draw:name="quality" draw:value="high"/></draw:plugin></draw:frame> </text:p>
        <text:p text:style-name="Preformatted_20_Text">&lt;h1&gt;Sample App&lt;/h1&gt;</text:p>
        <text:p text:style-name="Preformatted_20_Text">&lt;p&gt;</text:p>
        <text:p text:style-name="Preformatted_20_Text"><text:s text:c="2"/>This is the home page for the</text:p>
        <text:p text:style-name="Preformatted_20_Text"><text:s text:c="2"/>&lt;a href="http://www.railstutorial.org/"&gt;Ruby on Rails Tutorial&lt;/a&gt;</text:p>
        <text:p text:style-name="Preformatted_20_Text"><text:s text:c="2"/>sample application.</text:p>
        <text:p text:style-name="P11">&lt;/p&gt;</text:p>
        <text:section text:style-name="Sect1" text:name="code:contact_view_interior">
          <text:p text:style-name="Text_20_body"/>
        </text:section>
        <text:p text:style-name="Text_20_body">Listing 3.22. The Contact view with HTML structure removed. <text:line-break/><text:span text:style-name="Source_20_Text">app/views/pages/contact.html.erb</text:span> <draw:frame draw:name="clippy" text:anchor-type="as-char" svg:width="1.1457in" svg:height="0.1457in" draw:z-index="30"><draw:plugin xlink:href="http://railstutorial.org/flash/clippy.swf" xlink:type="simple" xlink:show="embed" xlink:actuate="onLoad" draw:mime-type="application/x-shockwave-flash"><draw:param draw:name="bgcolor" draw:value="#ffffff"/><draw:param draw:name="flashvars" draw:value="text=%3Ch1%3EContact%3C/h1%3E%0A%3Cp%3E%0A%20%20Contact%20Ruby%20on%20Rails%20Tutorial%20about%20the%20sample%20app%20at%20the%0A%20%20%3Ca%20href=%22http://www.railstutorial.org/feedback%22%3Efeedback%20page%3C/a%3E.%0A%3C/p%3E%0A"/><draw:param draw:name="pluginspage" draw:value="http://www.macromedia.com/go/getflashplayer"/><draw:param draw:name="allowscriptaccess" draw:value="always"/><draw:param draw:name="quality" draw:value="high"/></draw:plugin></draw:frame> </text:p>
        <text:p text:style-name="Preformatted_20_Text">&lt;h1&gt;Contact&lt;/h1&gt;</text:p>
        <text:p text:style-name="Preformatted_20_Text">&lt;p&gt;</text:p>
        <text:p text:style-name="Preformatted_20_Text"><text:s text:c="2"/>Contact Ruby on Rails Tutorial about the sample app at the</text:p>
        <text:p text:style-name="Preformatted_20_Text"><text:s text:c="2"/>&lt;a href="http://www.railstutorial.org/feedback"&gt;feedback page&lt;/a&gt;.</text:p>
        <text:p text:style-name="P11">&lt;/p&gt;</text:p>
        <text:section text:style-name="Sect1" text:name="code:about_view_interior">
          <text:p text:style-name="Text_20_body"/>
        </text:section>
        <text:p text:style-name="Text_20_body">Listing 3.23. The About view with HTML structure removed. <text:line-break/><text:span text:style-name="Source_20_Text">app/views/pages/about.html.erb</text:span> <draw:frame draw:name="clippy" text:anchor-type="as-char" svg:width="1.1457in" svg:height="0.1457in" draw:z-index="31"><draw:plugin xlink:href="http://railstutorial.org/flash/clippy.swf" xlink:type="simple" xlink:show="embed" xlink:actuate="onLoad" draw:mime-type="application/x-shockwave-flash"><draw:param draw:name="bgcolor" draw:value="#ffffff"/><draw:param draw:name="flashvars" draw:value="text=%3Ch1%3EAbout%20Us%3C/h1%3E%0A%3Cp%3E%0A%20%20%3Ca%20href=%22http://www.railstutorial.org/%22%3ERuby%20on%20Rails%20Tutorial%3C/a%3E%0A%20%20is%20a%20project%20to%20make%20a%20book%20and%20screencasts%20to%20teach%20web%20development%0A%20%20with%20%3Ca%20href=%22http://rubyonrails.org/%22%3ERuby%20on%20Rails%3C/a%3E.%20This%0A%20%20is%20the%20sample%20application%20for%20the%20tutorial.%0A%3C/p%3E%0A"/><draw:param draw:name="pluginspage" draw:value="http://www.macromedia.com/go/getflashplayer"/><draw:param draw:name="allowscriptaccess" draw:value="always"/><draw:param draw:name="quality" draw:value="high"/></draw:plugin></draw:frame> </text:p>
        <text:p text:style-name="Preformatted_20_Text">&lt;h1&gt;About Us&lt;/h1&gt;</text:p>
        <text:p text:style-name="Preformatted_20_Text">&lt;p&gt;</text:p>
        <text:p text:style-name="Preformatted_20_Text"><text:s text:c="2"/>&lt;a href="http://www.railstutorial.org/"&gt;Ruby on Rails Tutorial&lt;/a&gt;</text:p>
        <text:p text:style-name="Preformatted_20_Text"><text:s text:c="2"/>is a project to make a book and screencasts to teach web development</text:p>
        <text:p text:style-name="Preformatted_20_Text"><text:s text:c="2"/>with &lt;a href="http://rubyonrails.org/"&gt;Ruby on Rails&lt;/a&gt;. This</text:p>
        <text:p text:style-name="Preformatted_20_Text"><text:s text:c="2"/>is the sample application for the tutorial.</text:p>
        <text:p text:style-name="P11">&lt;/p&gt;</text:p>
        <text:p text:style-name="Text_20_body"><text:soft-page-break/>With these views defined, the Home, Contact, and About pages are exactly the same as before—i.e., we have successfully refactored them—but have much less duplication. And, as required, the tests still pass.</text:p>
        <text:section text:style-name="Sect1" text:name="sec:static_pages_conclusion">
          <text:p text:style-name="Text_20_body"/>
        </text:section>
        <text:h text:style-name="Heading_20_2" text:outline-level="2"><text:bookmark text:name="sec:3.4"/><text:a xlink:type="simple" xlink:href="http://railstutorial.org/chapters/static-pages?version=2.3#sec:static_pages_conclusion">3.4 Conclusion</text:a></text:h>
        <text:p text:style-name="Text_20_body">Seen from the outside, this chapter hardly accomplished anything: we started with static pages, and ended with… mostly static pages. But appearances are deceiving: by developing in terms of Rails controllers, actions, and views, we are now in a position to add arbitrary amounts of dynamic content to our site. Seeing exactly how this plays out is the task for the rest of this tutorial.</text:p>
        <text:p text:style-name="Text_20_body">Before moving on, let’s take a minute to commit our changes and merge them into the master branch. Back in <text:a xlink:type="simple" xlink:href="http://railstutorial.org/chapters/static-pages?version=2.3#sec:static_pages_with_rails">Section 3.1.2</text:a> we created a Git branch for the development of static pages. If you haven’t been making commits as we’ve been moving along, first make a commit indicating that we’ve reached a stopping point:</text:p>
        <text:p text:style-name="Preformatted_20_Text">$ git add .</text:p>
        <text:p text:style-name="P11">$ git commit -am "Done with static pages"</text:p>
        <text:p text:style-name="Text_20_body">Then merge the changes back into the master branch using the same technique as in <text:a xlink:type="simple" xlink:href="http://railstutorial.org/chapters/beginning?version=2.3#sec:git_commands">Section 1.3.5</text:a>:</text:p>
        <text:p text:style-name="Preformatted_20_Text">$ git checkout master</text:p>
        <text:p text:style-name="P11">$ git merge static-pages</text:p>
        <text:p text:style-name="Text_20_body">Once you reach a stopping point like this, it’s usually a good idea to push your code up to a remote repository (which, if you followed the steps in <text:a xlink:type="simple" xlink:href="http://railstutorial.org/chapters/beginning?version=2.3#sec:github">Section 1.3.4</text:a>, will be GitHub):</text:p>
        <text:p text:style-name="Preformatted_20_Text">$ spec spec/</text:p>
        <text:p text:style-name="P11">$ git push</text:p>
        <text:p text:style-name="Text_20_body">If you like, at this point you can even deploy the updated application to Heroku:</text:p>
        <text:p text:style-name="Preformatted_20_Text">$ spec spec/</text:p>
        <text:p text:style-name="P11">$ git push heroku</text:p>
        <text:p text:style-name="Text_20_body">Note that in both cases I’ve run <text:span text:style-name="Source_20_Text">spec spec/</text:span>, just to be sure that all the tests still pass. Running your tests before pushing or deploying is a good habit to cultivate.</text:p>
        <text:section text:style-name="Sect1" text:name="sec:static_pages_exercises">
          <text:p text:style-name="Text_20_body"/>
        </text:section>
        <text:h text:style-name="Heading_20_2" text:outline-level="2"><text:bookmark text:name="sec:3.5"/><text:a xlink:type="simple" xlink:href="http://railstutorial.org/chapters/static-pages?version=2.3#sec:static_pages_exercises">3.5 Exercises</text:a></text:h>
        <text:list xml:id="list1749197183" text:style-name="L3">
          <text:list-item>
            <text:p text:style-name="P9">Make a Help page for the sample app. First write a test for the existence of a page at the URL <text:span text:style-name="Teletype">/pages/help</text:span>. Then write a second test for the title “Ruby on Rails Tutorial Sample App | Help”. Get your tests to pass, and then fill in the Help page with the content from <text:a xlink:type="simple" xlink:href="http://railstutorial.org/chapters/static-pages?version=2.3#code:help_page">Listing 3.24</text:a>. </text:p>
          </text:list-item>
          <text:list-item>
            <text:p text:style-name="P4">You may have noticed some repetition in the Pages controller spec (<text:a xlink:type="simple" xlink:href="http://railstutorial.org/chapters/static-pages?version=2.3#code:pages_controller_spec_title">Listing 3.12</text:a>). In particular, the base title, “Ruby on Rails Tutorial Sample App”, is the same for every title test. Using the RSpec <text:span text:style-name="Source_20_Text">before(:each)</text:span> facility, which executes a block of code before each test case, fill in <text:a xlink:type="simple" xlink:href="http://railstutorial.org/chapters/static-pages?version=2.3#code:pages_controller_spec_exercise">Listing 3.25</text:a> to define a <text:span text:style-name="Source_20_Text">@base_title</text:span> instance variable that eliminates this duplication. (This code uses two new elements: a <text:span text:style-name="Emphasis">symbol</text:span>, <text:span text:style-name="Source_20_Text">:each</text:span>, and the string concatenation operator <text:span text:style-name="Source_20_Text">+</text:span>. We’ll learn more about both in <text:a xlink:type="simple" xlink:href="http://railstutorial.org/chapters/rails-flavored-ruby?version=2.3#top">Chapter 4</text:a>, and we’ll see <text:span text:style-name="Source_20_Text">before(:each)</text:span> again in <text:a xlink:type="simple" xlink:href="http://railstutorial.org/chapters/modeling-and-viewing-users-one?version=2.3#sec:presence_validation">Section 6.2.1</text:a>.) </text:p>
          </text:list-item>
        </text:list>
        <text:section text:style-name="Sect1" text:name="code:help_page">
          <text:p text:style-name="Text_20_body"><text:soft-page-break/></text:p>
        </text:section>
        <text:p text:style-name="Text_20_body">Listing 3.24. Code for a proposed Help page. <text:line-break/><text:span text:style-name="Source_20_Text">app/views/pages/help.html.erb</text:span> <draw:frame draw:name="clippy" text:anchor-type="as-char" svg:width="1.1457in" svg:height="0.1457in" draw:z-index="32"><draw:plugin xlink:href="http://railstutorial.org/flash/clippy.swf" xlink:type="simple" xlink:show="embed" xlink:actuate="onLoad" draw:mime-type="application/x-shockwave-flash"><draw:param draw:name="bgcolor" draw:value="#ffffff"/><draw:param draw:name="flashvars" draw:value="text=%3Ch1%3EHelp%3C/h1%3E%0A%3Cp%3E%0A%20%20Get%20help%20on%20Ruby%20on%20Rails%20Tutorial%20at%20the%0A%20%20%3Ca%20href=%22http://www.railstutorial.org/help%22%3ERails%20Tutorial%20help%20page%3C/a%3E.%0A%20%20To%20get%20help%20on%20this%20sample%20app,%20see%20the%0A%20%20%3Ca%20href=%22http://www.railstutorial.org/book%22%3ERails%20Tutorial%20book%3C/a%3E.%0A%3C/p%3E%0A"/><draw:param draw:name="pluginspage" draw:value="http://www.macromedia.com/go/getflashplayer"/><draw:param draw:name="allowscriptaccess" draw:value="always"/><draw:param draw:name="quality" draw:value="high"/></draw:plugin></draw:frame> </text:p>
        <text:p text:style-name="Preformatted_20_Text">&lt;h1&gt;Help&lt;/h1&gt;</text:p>
        <text:p text:style-name="Preformatted_20_Text">&lt;p&gt;</text:p>
        <text:p text:style-name="Preformatted_20_Text"><text:s text:c="2"/>Get help on Ruby on Rails Tutorial at the</text:p>
        <text:p text:style-name="Preformatted_20_Text"><text:s text:c="2"/>&lt;a href="http://www.railstutorial.org/help"&gt;Rails Tutorial help page&lt;/a&gt;.</text:p>
        <text:p text:style-name="Preformatted_20_Text"><text:s text:c="2"/>To get help on this sample app, see the</text:p>
        <text:p text:style-name="Preformatted_20_Text"><text:s text:c="2"/>&lt;a href="http://www.railstutorial.org/book"&gt;Rails Tutorial book&lt;/a&gt;.</text:p>
        <text:p text:style-name="P11">&lt;/p&gt;</text:p>
        <text:section text:style-name="Sect1" text:name="code:pages_controller_spec_exercise">
          <text:p text:style-name="Text_20_body"/>
        </text:section>
        <text:p text:style-name="Text_20_body">Listing 3.25. The Pages controller spec with a base title. <text:line-break/><text:span text:style-name="Source_20_Text">spec/controllers/pages_controller_spec.rb</text:span> <draw:frame draw:name="clippy" text:anchor-type="as-char" svg:width="1.1457in" svg:height="0.1457in" draw:z-index="33"><draw:plugin xlink:href="http://railstutorial.org/flash/clippy.swf" xlink:type="simple" xlink:show="embed" xlink:actuate="onLoad" draw:mime-type="application/x-shockwave-flash"><draw:param draw:name="bgcolor" draw:value="#ffffff"/><draw:param draw:name="flashvars" draw:value="text=require%20'spec_helper'%0A%0Adescribe%20PagesController%20do%0A%20%20integrate_views%0A%0A%20%20before(:each)%20do%0A%20%20%20%20%23%0A%20%20%20%20%23%20Define%20@base_title%20here.%0A%20%20%20%20%23%0A%20%20end%0A%0A%20%20describe%20%22GET%20'home'%22%20do%0A%20%20%20%20it%20%22should%20be%20successful%22%20do%0A%20%20%20%20%20%20get%20'home'%0A%20%20%20%20%20%20response.should%20be_success%0A%20%20%20%20end%0A%20%20%20%20%0A%20%20%20%20it%20%22should%20have%20the%20right%20title%22%20do%0A%20%20%20%20%20%20get%20'home'%0A%20%20%20%20%20%20response.should%20have_tag(%22title%22,%20@base_title%20%2B%20%22%20%7C%20Home%22)%0A%20%20%20%20end%0A%20%20end%0A%0A%20%20describe%20%22GET%20'contact'%22%20do%0A%20%20%20%20it%20%22should%20be%20successful%22%20do%0A%20%20%20%20%20%20get%20'contact'%0A%20%20%20%20%20%20response.should%20be_success%0A%20%20%20%20end%0A%0A%20%20%20%20it%20%22should%20have%20the%20right%20title%22%20do%0A%20%20%20%20%20%20get%20'contact'%0A%20%20%20%20%20%20response.should%20have_tag(%22title%22,%20@base_title%20%2B%20%22%20%7C%20Contact%22)%0A%20%20%20%20end%0A%20%20end%0A%0A%20%20describe%20%22GET%20'about'%22%20do%0A%20%20%20%20it%20%22should%20be%20successful%22%20do%0A%20%20%20%20%20%20get%20'about'%0A%20%20%20%20%20%20response.should%20be_success%0A%20%20%20%20end%0A%0A%20%20%20%20it%20%22should%20have%20the%20right%20title%22%20do%0A%20%20%20%20%20%20get%20'about'%0A%20%20%20%20%20%20response.should%20have_tag(%22title%22,%20@base_title%20%2B%20%22%20%7C%20About%22)%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PagesController do</text:p>
        <text:p text:style-name="Preformatted_20_Text"><text:s text:c="2"/>integrate_views</text:p>
        <text:p text:style-name="Preformatted_20_Text"/>
        <text:p text:style-name="Preformatted_20_Text"><text:s text:c="2"/>before(:each) do</text:p>
        <text:p text:style-name="Preformatted_20_Text"><text:s text:c="4"/>#</text:p>
        <text:p text:style-name="Preformatted_20_Text"><text:s text:c="4"/># Define @base_title here.</text:p>
        <text:p text:style-name="Preformatted_20_Text"><text:s text:c="4"/>#</text:p>
        <text:p text:style-name="Preformatted_20_Text"><text:s text:c="2"/>end</text:p>
        <text:p text:style-name="Preformatted_20_Text"/>
        <text:p text:style-name="Preformatted_20_Text"><text:s text:c="2"/>describe "GET 'home'" do</text:p>
        <text:p text:style-name="Preformatted_20_Text"><text:s text:c="4"/>it "should be successful" do</text:p>
        <text:p text:style-name="Preformatted_20_Text"><text:s text:c="6"/>get 'home'</text:p>
        <text:p text:style-name="Preformatted_20_Text"><text:s text:c="6"/>response.should be_success</text:p>
        <text:p text:style-name="Preformatted_20_Text"><text:s text:c="4"/>end</text:p>
        <text:p text:style-name="Preformatted_20_Text"/>
        <text:p text:style-name="Preformatted_20_Text"><text:s text:c="4"/>it "should have the right title" do</text:p>
        <text:p text:style-name="Preformatted_20_Text"><text:s text:c="6"/>get 'home'</text:p>
        <text:p text:style-name="Preformatted_20_Text"><text:s text:c="6"/>response.should have_tag("title", @base_title + " | Home")</text:p>
        <text:p text:style-name="Preformatted_20_Text"><text:s text:c="4"/>end</text:p>
        <text:p text:style-name="Preformatted_20_Text"><text:s text:c="2"/>end</text:p>
        <text:p text:style-name="Preformatted_20_Text"/>
        <text:p text:style-name="Preformatted_20_Text"><text:s text:c="2"/>describe "GET 'contact'" do</text:p>
        <text:p text:style-name="Preformatted_20_Text"><text:s text:c="4"/>it "should be successful" do</text:p>
        <text:p text:style-name="Preformatted_20_Text"><text:s text:c="6"/>get 'contact'</text:p>
        <text:p text:style-name="Preformatted_20_Text"><text:s text:c="6"/>response.should be_success</text:p>
        <text:p text:style-name="Preformatted_20_Text"><text:s text:c="4"/>end</text:p>
        <text:p text:style-name="Preformatted_20_Text"/>
        <text:p text:style-name="Preformatted_20_Text"><text:s text:c="4"/>it "should have the right title" do</text:p>
        <text:p text:style-name="Preformatted_20_Text"><text:s text:c="6"/>get 'contact'</text:p>
        <text:p text:style-name="Preformatted_20_Text"><text:s text:c="6"/>response.should have_tag("title", @base_title + " | Contact")</text:p>
        <text:p text:style-name="Preformatted_20_Text"><text:s text:c="4"/>end</text:p>
        <text:p text:style-name="Preformatted_20_Text"><text:s text:c="2"/>end</text:p>
        <text:p text:style-name="Preformatted_20_Text"/>
        <text:p text:style-name="Preformatted_20_Text"><text:s text:c="2"/>describe "GET 'about'" do</text:p>
        <text:p text:style-name="Preformatted_20_Text"><text:s text:c="4"/>it "should be successful" do</text:p>
        <text:p text:style-name="Preformatted_20_Text"><text:s text:c="6"/>get 'about'</text:p>
        <text:p text:style-name="Preformatted_20_Text"><text:s text:c="6"/>response.should be_success</text:p>
        <text:p text:style-name="Preformatted_20_Text"><text:s text:c="4"/>end</text:p>
        <text:p text:style-name="Preformatted_20_Text"><text:soft-page-break/></text:p>
        <text:p text:style-name="Preformatted_20_Text"><text:s text:c="4"/>it "should have the right title" do</text:p>
        <text:p text:style-name="Preformatted_20_Text"><text:s text:c="6"/>get 'about'</text:p>
        <text:p text:style-name="Preformatted_20_Text"><text:s text:c="6"/>response.should have_tag("title", @base_title + " | About")</text:p>
        <text:p text:style-name="Preformatted_20_Text"><text:s text:c="4"/>end</text:p>
        <text:p text:style-name="Preformatted_20_Text"><text:s text:c="2"/>end</text:p>
        <text:p text:style-name="P11">end</text:p>
        <text:p text:style-name="Text_20_body"><text:a xlink:type="simple" xlink:href="http://railstutorial.org/chapters/a-demo-app?version=2.3#top">« Chapter 2 A demo app </text:a><text:a xlink:type="simple" xlink:href="http://railstutorial.org/chapters/rails-flavored-ruby?version=2.3#top">Chapter 4 Rails-flavored Ruby » </text:a></text:p>
        <text:list xml:id="list1847478526" text:style-name="L4">
          <text:list-item>
            <text:p text:style-name="P10"><text:bookmark text:name="fn:3.1"/>In fact, Rails ensures that requests for such files never hit the main Rails stack; they are delivered directly from the filesystem. (See <text:a xlink:type="simple" xlink:href="http://www.amazon.com/gp/product/B000XPPW9G?ie=UTF8&amp;tag=httpwwwrailst-20&amp;linkCode=as2&amp;camp=1789&amp;creative=9325&amp;creativeASIN=B000XPPW9G"><text:span text:style-name="Emphasis">The Rails Way</text:span></text:a> for more details.) <text:a xlink:type="simple" xlink:href="http://railstutorial.org/chapters/static-pages?version=2.3#fnref:3.1">↑</text:a> </text:p>
          </text:list-item>
          <text:list-item>
            <text:p text:style-name="P10"><text:bookmark text:name="fn:3.2"/>As usual, replace <text:span text:style-name="Source_20_Text">mate</text:span> with the command for your text editor. <text:a xlink:type="simple" xlink:href="http://railstutorial.org/chapters/static-pages?version=2.3#fnref:3.2">↑</text:a> </text:p>
          </text:list-item>
          <text:list-item>
            <text:p text:style-name="P10"><text:bookmark text:name="fn:3.3"/>HTML changes with time; by explicitly making a doctype declaration we make it likelier that browsers will render our pages properly in the future. <text:a xlink:type="simple" xlink:href="http://railstutorial.org/chapters/static-pages?version=2.3#fnref:3.3">↑</text:a> </text:p>
          </text:list-item>
          <text:list-item>
            <text:p text:style-name="P10"><text:bookmark text:name="fn:3.4"/>Our method for making static pages is probably the simplest, but it’s not the only way. The optimal method really depends on your needs; if you expect a <text:span text:style-name="Emphasis">large</text:span> number of static pages, using a Pages controller can get quite cumbersome, but in our sample app we’ll only need a few. See this <text:a xlink:type="simple" xlink:href="http://blog.hasmanythrough.com/2008/4/2/simple-pages">blog post on simple pages at </text:a><text:a xlink:type="simple" xlink:href="http://blog.hasmanythrough.com/2008/4/2/simple-pages"><text:span text:style-name="Teletype">has_many :through</text:span></text:a> for a survey of techniques for making static pages with Rails. <text:span text:style-name="Emphasis">Warning:</text:span> the discussion is fairly advanced, so you might want to wait a while before trying to understand it. <text:a xlink:type="simple" xlink:href="http://railstutorial.org/chapters/static-pages?version=2.3#fnref:3.4">↑</text:a> </text:p>
          </text:list-item>
          <text:list-item>
            <text:p text:style-name="P10"><text:bookmark text:name="fn:3.5"/>Windows users will probably have to run <text:span text:style-name="Source_20_Text">generate</text:span> explicitly with Ruby using<text:line-break/><text:span text:style-name="Source_20_Text">ruby script/generate</text:span><text:line-break/>Throughout <text:span text:style-name="Emphasis">Rails Tutorial</text:span>, I’ll omit this explicit <text:span text:style-name="Source_20_Text">ruby</text:span> for brevity. <text:a xlink:type="simple" xlink:href="http://railstutorial.org/chapters/static-pages?version=2.3#fnref:3.5">↑</text:a> </text:p>
          </text:list-item>
          <text:list-item>
            <text:p text:style-name="P10"><text:bookmark text:name="fn:3.6"/>We’ll be using <text:a xlink:type="simple" xlink:href="http://rspec.info/">RSpec</text:a> for our tests, and in this context TDD is also known as Behavior Driven Development, or BDD. (Frankly, I’m not convinced there’s much of a difference.) <text:a xlink:type="simple" xlink:href="http://railstutorial.org/chapters/static-pages?version=2.3#fnref:3.6">↑</text:a> </text:p>
          </text:list-item>
          <text:list-item>
            <text:p text:style-name="P10"><text:bookmark text:name="fn:3.7"/>The <text:a xlink:type="simple" xlink:href="http://github.com/thoughtbot/shoulda">Shoulda</text:a> testing framework is a good alternate choice—the Other Rails Way, so to speak. <text:a xlink:type="simple" xlink:href="http://railstutorial.org/chapters/static-pages?version=2.3#fnref:3.7">↑</text:a> </text:p>
          </text:list-item>
          <text:list-item>
            <text:p text:style-name="P10"><text:bookmark text:name="fn:3.8"/>Much thanks to reader Ron Green for going well beyond the call of duty to identify and solve this thorny problem. <text:a xlink:type="simple" xlink:href="http://railstutorial.org/chapters/static-pages?version=2.3#fnref:3.8">↑</text:a> </text:p>
          </text:list-item>
          <text:list-item>
            <text:p text:style-name="P10"><text:bookmark text:name="fn:3.9"/>The most recent version of <text:span text:style-name="Source_20_Text">autotest-fsevent</text:span>, 0.1.3, outputs verbose error messages on many versions of OS X, including mine. I recommend using version 0.1.1 until the problem is fixed. <text:a xlink:type="simple" xlink:href="http://railstutorial.org/chapters/static-pages?version=2.3#fnref:3.9">↑</text:a> </text:p>
          </text:list-item>
          <text:list-item>
            <text:p text:style-name="P10"><text:bookmark text:name="fn:3.10"/>http://fredschoeneman.posterous.com/pimp-your-autotest-notification <text:a xlink:type="simple" xlink:href="http://railstutorial.org/chapters/static-pages?version=2.3#fnref:3.10">↑</text:a> </text:p>
          </text:list-item>
          <text:list-item>
            <text:p text:style-name="P10"><text:bookmark text:name="fn:3.11"/>In the context of RSpec, tests are often called <text:span text:style-name="Emphasis">specs</text:span>, but for simplicity I’ll usually stick to the term “test”—<text:span text:style-name="Emphasis">except</text:span> when referring to a file such as <text:span text:style-name="Source_20_Text">pages_controller_spec</text:span>, in which case I’ll write “Pages controller spec”. <text:a xlink:type="simple" xlink:href="http://railstutorial.org/chapters/static-pages?version=2.3#fnref:3.11">↑</text:a> </text:p>
          </text:list-item>
          <text:list-item>
            <text:p text:style-name="P10"><text:bookmark text:name="fn:3.12"/>Most IDEs also have an interface to testing, but as noted in <text:a xlink:type="simple" xlink:href="http://railstutorial.org/chapters/beginning?version=2.3#sec:development_tools">Section 1.2.1</text:a> I have limited experience with those tools. <text:a xlink:type="simple" xlink:href="http://railstutorial.org/chapters/static-pages?version=2.3#fnref:3.12">↑</text:a> </text:p>
          </text:list-item>
          <text:list-item>
            <text:p text:style-name="P10"><text:bookmark text:name="fn:3.13"/>You can also run <text:span text:style-name="Source_20_Text">rake spec</text:span>, which is basically equivalent. When something goes wrong, <text:span text:style-name="Source_20_Text">spec spec/</text:span> will show the <text:a xlink:type="simple" xlink:href="http://en.wikipedia.org/wiki/Stack_trace">stack trace</text:a>, whereas <text:span text:style-name="Source_20_Text">rake spec</text:span> doesn’t show the stack trace by default. Since the stack trace is often useful in debugging, <text:span text:style-name="Source_20_Text">spec spec/</text:span> is a prudent default. I confess, though, that out of habit I usually type <text:span text:style-name="Source_20_Text">rake spec</text:span>, and switch to <text:span text:style-name="Source_20_Text">spec spec/</text:span> if something goes wrong. <text:a xlink:type="simple" xlink:href="http://railstutorial.org/chapters/static-pages?version=2.3#fnref:3.13">↑</text:a> </text:p>
          </text:list-item>
          <text:list-item>
            <text:p text:style-name="P10"><text:bookmark text:name="fn:3.14"/>A newline is what comes at the end of a line, starting a, well, new line. In code, it is represented by the character <text:span text:style-name="Teletype">\n</text:span>. <text:a xlink:type="simple" xlink:href="http://railstutorial.org/chapters/static-pages?version=2.3#fnref:3.14">↑</text:a> </text:p>
          </text:list-item>
          <text:list-item>
            <text:p text:style-name="P10"><text:bookmark text:name="fn:3.15"/>Actually <text:span text:style-name="Emphasis">counting</text:span> columns could drive you crazy, which is why many text editors have a visual aid to help you. Consider TextMate, for example; if you take a look back at <text:a xlink:type="simple" xlink:href="http://railstutorial.org/chapters/beginning?version=2.3#fig:editor_shell">Figure 1.1</text:a>, you’ll see a small vertical line on the right to help keep code under 80 characters. (It’s actually at 78 columns, which gives you a little margin for error.) If you use TextMate, you can find this feature under <text:span text:style-name="Source_20_Text">View &gt; Wrap Column &gt; 78</text:span>. <text:a xlink:type="simple" xlink:href="http://railstutorial.org/chapters/static-pages?version=2.3#fnref:3.15">↑</text:a> </text:p>
          </text:list-item>
          <text:list-item>
            <text:p text:style-name="P10"><text:bookmark text:name="fn:3.16"/><text:soft-page-break/>Don’t worry about where these arguments come from or exactly what they mean; I don’t know either. I’m just in the habit of looking at the source of well-written web apps, and I’m not shy about borrowing their code. <text:a xlink:type="simple" xlink:href="http://railstutorial.org/chapters/static-pages?version=2.3#fnref:3.16">↑</text:a> </text:p>
          </text:list-item>
          <text:list-item>
            <text:p text:style-name="P10"><text:bookmark text:name="fn:3.17"/>In fact, the instance variable is actually visible in <text:span text:style-name="Emphasis">any</text:span> view, a fact we’ll make use of in <text:a xlink:type="simple" xlink:href="http://railstutorial.org/chapters/sign-up?version=2.3#sec:a_working_form">Section 8.2.2</text:a>. <text:a xlink:type="simple" xlink:href="http://railstutorial.org/chapters/static-pages?version=2.3#fnref:3.17">↑</text:a> </text:p>
          </text:list-item>
          <text:list-item>
            <text:p text:style-name="P10"><text:bookmark text:name="fn:3.18"/>There is a second popular template system called <text:a xlink:type="simple" xlink:href="http://haml-lang.com/">Haml</text:a>, which I personally love, but it’s not <text:span text:style-name="Emphasis">quite</text:span> standard enough yet for use in an introductory tutorial. If there is sufficient interest, I might produce a Rails Tutorial screencast series using Haml for the views. This would also allow for an introduction to <text:a xlink:type="simple" xlink:href="http://sass-lang.com/">Sass</text:a>, Haml’s sister technology, which if anything is even more awesome than Haml. <text:a xlink:type="simple" xlink:href="http://railstutorial.org/chapters/static-pages?version=2.3#fnref:3.18">↑</text:a> </text:p>
          </text:list-item>
          <text:list-item>
            <text:p text:style-name="P5"><text:bookmark text:name="fn:3.19"/>If you’ve studied Ruby before, you might suspect that Rails is <text:span text:style-name="Emphasis">yielding</text:span> the contents to a block, and your suspicion would be correct. But, as far as developing web applications with Rails, it doesn’t matter, and I’ve honestly never given the meaning of <text:span text:style-name="Teletype">&lt;%= yield %&gt;</text:span> a second thought—or even a first one. <text:a xlink:type="simple" xlink:href="http://railstutorial.org/chapters/static-pages?version=2.3#fnref:3.19">↑</text:a> </text:p>
          </text:list-item>
        </text:list>
      </text:section>
      <text:section text:style-name="Sect1" text:name="book_bottom">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aobab </meta:initial-creator>
    <meta:creation-date>2011-02-03T10:56:40</meta:creation-date>
    <meta:document-statistic meta:table-count="1" meta:image-count="10" meta:object-count="24" meta:page-count="33" meta:paragraph-count="970" meta:word-count="10561" meta:character-count="65422"/>
    <dc:date>2011-02-03T11:02:52</dc:date>
    <dc:creator>baobab </dc:creator>
    <meta:editing-duration>PT00H06M39S</meta:editing-duration>
    <meta:editing-cycles>1</meta:editing-cycles>
    <meta:generator>OpenOffice.org/3.2$Linux OpenOffice.org_project/320m12$Build-9483</meta:generator>
  </office:meta>
</office:document-meta>
</file>